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racked-changes>
        <table:cell-content-change table:id="ct1">
          <table:cell-address table:column="0" table:row="1" table:table="0"/>
          <office:change-info>
            <dc:creator>Matthew Hoctor</dc:creator>
            <dc:date>2022-04-01T22:05:15.955000000</dc:date>
          </office:change-info>
          <table:previous>
            <table:change-track-table-cell/>
          </table:previous>
        </table:cell-content-change>
        <table:cell-content-change table:id="ct2">
          <table:cell-address table:column="0" table:row="1" table:table="0"/>
          <office:change-info>
            <dc:creator>Matthew Hoctor</dc:creator>
            <dc:date>2022-04-01T22:05:49.762000000</dc:date>
          </office:change-info>
          <table:previous table:id="ct1">
            <table:change-track-table-cell office:value-type="string">
              <text:p>Collaborative Institutional Training Initiative (CITI) Program</text:p>
            </table:change-track-table-cell>
          </table:previous>
        </table:cell-content-change>
        <table:cell-content-change table:id="ct3">
          <table:cell-address table:column="4" table:row="2" table:table="0"/>
          <office:change-info>
            <dc:creator>Matthew Hoctor</dc:creator>
            <dc:date>2022-04-01T22:05:56</dc:date>
          </office:change-info>
          <table:previous>
            <table:change-track-table-cell/>
          </table:previous>
        </table:cell-content-change>
        <table:cell-content-change table:id="ct4">
          <table:cell-address table:column="1" table:row="2" table:table="0"/>
          <office:change-info>
            <dc:creator>Matthew Hoctor</dc:creator>
            <dc:date>2022-04-01T22:05:56</dc:date>
          </office:change-info>
          <table:previous>
            <table:change-track-table-cell/>
          </table:previous>
        </table:cell-content-change>
        <table:cell-content-change table:id="ct5">
          <table:cell-address table:column="0" table:row="2" table:table="0"/>
          <office:change-info>
            <dc:creator>Matthew Hoctor</dc:creator>
            <dc:date>2022-04-01T22:05:56</dc:date>
          </office:change-info>
          <table:previous>
            <table:change-track-table-cell/>
          </table:previous>
        </table:cell-content-change>
        <table:cell-content-change table:id="ct6">
          <table:cell-address table:column="4" table:row="2" table:table="0"/>
          <office:change-info>
            <dc:creator>Matthew Hoctor</dc:creator>
            <dc:date>2022-04-01T22:06:14.649000000</dc:date>
          </office:change-info>
          <table:previous table:id="ct3">
            <table:change-track-table-cell office:value-type="string">
              <text:p>Human Subjects Reserch</text:p>
            </table:change-track-table-cell>
          </table:previous>
        </table:cell-content-change>
        <table:movement table:id="ct7">
          <table:source-range-address table:start-column="0" table:start-row="1" table:start-table="0" table:end-column="0" table:end-row="2" table:end-table="0"/>
          <table:target-range-address table:start-column="4" table:start-row="1" table:start-table="0" table:end-column="4" table:end-row="2" table:end-table="0"/>
          <office:change-info>
            <dc:creator>Matthew Hoctor</dc:creator>
            <dc:date>2022-04-01T22:08:01.813000000</dc:date>
          </office:change-info>
          <table:dependencies>
            <table:dependency table:id="ct10"/>
            <table:dependency table:id="ct8"/>
          </table:dependencies>
        </table:movement>
        <table:movement table:id="ct8">
          <table:source-range-address table:start-column="4" table:start-row="1" table:start-table="0" table:end-column="4" table:end-row="2" table:end-table="0"/>
          <table:target-range-address table:start-column="0" table:start-row="1" table:start-table="0" table:end-column="0" table:end-row="2" table:end-table="0"/>
          <office:change-info>
            <dc:creator>Matthew Hoctor</dc:creator>
            <dc:date>2022-04-01T22:09:52.292000000</dc:date>
          </office:change-info>
          <table:dependencies>
            <table:dependency table:id="ct11"/>
            <table:dependency table:id="ct9"/>
          </table:dependencies>
        </table:movement>
        <table:movement table:id="ct9">
          <table:source-range-address table:start-column="0" table:start-row="1" table:start-table="0" table:end-column="0" table:end-row="2" table:end-table="0"/>
          <table:target-range-address table:start-column="4" table:start-row="1" table:start-table="0" table:end-column="4" table:end-row="2" table:end-table="0"/>
          <office:change-info>
            <dc:creator>Matthew Hoctor</dc:creator>
            <dc:date>2022-04-01T22:11:38.700000000</dc:date>
          </office:change-info>
          <table:dependencies>
            <table:dependency table:id="ct10"/>
          </table:dependencies>
        </table:movement>
        <table:movement table:id="ct10">
          <table:source-range-address table:start-column="4" table:start-row="1" table:start-table="0" table:end-column="4" table:end-row="2" table:end-table="0"/>
          <table:target-range-address table:start-column="0" table:start-row="1" table:start-table="0" table:end-column="0" table:end-row="2" table:end-table="0"/>
          <office:change-info>
            <dc:creator>Matthew Hoctor</dc:creator>
            <dc:date>2022-04-01T22:14:48.235000000</dc:date>
          </office:change-info>
          <table:dependencies>
            <table:dependency table:id="ct11"/>
          </table:dependencies>
        </table:movement>
        <table:movement table:id="ct11">
          <table:source-range-address table:start-column="0" table:start-row="1" table:start-table="0" table:end-column="0" table:end-row="2" table:end-table="0"/>
          <table:target-range-address table:start-column="4" table:start-row="1" table:start-table="0" table:end-column="4" table:end-row="2" table:end-table="0"/>
          <office:change-info>
            <dc:creator>Matthew Hoctor</dc:creator>
            <dc:date>2022-04-02T21:49:20.957000000</dc:date>
          </office:change-info>
        </table:movement>
        <table:movement table:id="ct12">
          <table:source-range-address table:start-column="1" table:start-row="1" table:start-table="0" table:end-column="1" table:end-row="2" table:end-table="0"/>
          <table:target-range-address table:start-column="3" table:start-row="1" table:start-table="0" table:end-column="3" table:end-row="2" table:end-table="0"/>
          <office:change-info>
            <dc:creator>Matthew Hoctor</dc:creator>
            <dc:date>2022-04-02T21:49:40.159000000</dc:date>
          </office:change-info>
          <table:dependencies>
            <table:dependency table:id="ct14"/>
          </table:dependencies>
        </table:movement>
        <table:movement table:id="ct13">
          <table:source-range-address table:start-column="2" table:start-row="1" table:start-table="0" table:end-column="2" table:end-row="2" table:end-table="0"/>
          <table:target-range-address table:start-column="0" table:start-row="1" table:start-table="0" table:end-column="0" table:end-row="2" table:end-table="0"/>
          <office:change-info>
            <dc:creator>Matthew Hoctor</dc:creator>
            <dc:date>2022-04-02T21:49:45.556000000</dc:date>
          </office:change-info>
        </table:movement>
        <table:movement table:id="ct14">
          <table:source-range-address table:start-column="3" table:start-row="1" table:start-table="0" table:end-column="3" table:end-row="2" table:end-table="0"/>
          <table:target-range-address table:start-column="1" table:start-row="1" table:start-table="0" table:end-column="1" table:end-row="2" table:end-table="0"/>
          <office:change-info>
            <dc:creator>Matthew Hoctor</dc:creator>
            <dc:date>2022-04-02T21:53:28.970000000</dc:date>
          </office:change-info>
        </table:movement>
        <table:cell-content-change table:id="ct15">
          <table:cell-address table:column="0" table:row="3" table:table="0"/>
          <office:change-info>
            <dc:creator>Matthew Hoctor</dc:creator>
            <dc:date>2022-04-02T21:55:51.600000000</dc:date>
          </office:change-info>
          <table:previous>
            <table:change-track-table-cell/>
          </table:previous>
        </table:cell-content-change>
        <table:cell-content-change table:id="ct16">
          <table:cell-address table:column="1" table:row="3" table:table="0"/>
          <office:change-info>
            <dc:creator>Matthew Hoctor</dc:creator>
            <dc:date>2022-04-02T21:55:54.345000000</dc:date>
          </office:change-info>
          <table:previous>
            <table:change-track-table-cell/>
          </table:previous>
        </table:cell-content-change>
        <table:cell-content-change table:id="ct17">
          <table:cell-address table:column="4" table:row="3" table:table="0"/>
          <office:change-info>
            <dc:creator>Matthew Hoctor</dc:creator>
            <dc:date>2022-04-02T21:57:31.192000000</dc:date>
          </office:change-info>
          <table:previous>
            <table:change-track-table-cell/>
          </table:previous>
        </table:cell-content-change>
        <table:cell-content-change table:id="ct18">
          <table:cell-address table:column="0" table:row="4" table:table="0"/>
          <office:change-info>
            <dc:creator>Matthew Hoctor</dc:creator>
            <dc:date>2022-04-02T21:57:47.707000000</dc:date>
          </office:change-info>
          <table:previous>
            <table:change-track-table-cell/>
          </table:previous>
        </table:cell-content-change>
        <table:cell-content-change table:id="ct19">
          <table:cell-address table:column="1" table:row="4" table:table="0"/>
          <office:change-info>
            <dc:creator>Matthew Hoctor</dc:creator>
            <dc:date>2022-04-02T21:57:47.707000000</dc:date>
          </office:change-info>
          <table:previous>
            <table:change-track-table-cell/>
          </table:previous>
        </table:cell-content-change>
        <table:cell-content-change table:id="ct20">
          <table:cell-address table:column="4" table:row="4" table:table="0"/>
          <office:change-info>
            <dc:creator>Matthew Hoctor</dc:creator>
            <dc:date>2022-04-02T21:58:55.378000000</dc:date>
          </office:change-info>
          <table:previous>
            <table:change-track-table-cell/>
          </table:previous>
        </table:cell-content-change>
        <table:cell-content-change table:id="ct21">
          <table:cell-address table:column="0" table:row="5" table:table="0"/>
          <office:change-info>
            <dc:creator>Matthew Hoctor</dc:creator>
            <dc:date>2022-04-02T22:04:42.855000000</dc:date>
          </office:change-info>
          <table:previous>
            <table:change-track-table-cell/>
          </table:previous>
        </table:cell-content-change>
        <table:cell-content-change table:id="ct22">
          <table:cell-address table:column="1" table:row="5" table:table="0"/>
          <office:change-info>
            <dc:creator>Matthew Hoctor</dc:creator>
            <dc:date>2022-04-02T22:04:45.041000000</dc:date>
          </office:change-info>
          <table:previous>
            <table:change-track-table-cell/>
          </table:previous>
        </table:cell-content-change>
        <table:cell-content-change table:id="ct23">
          <table:cell-address table:column="4" table:row="5" table:table="0"/>
          <office:change-info>
            <dc:creator>Matthew Hoctor</dc:creator>
            <dc:date>2022-04-02T22:06:08.782000000</dc:date>
          </office:change-info>
          <table:previous>
            <table:change-track-table-cell/>
          </table:previous>
        </table:cell-content-change>
        <table:cell-content-change table:id="ct24">
          <table:cell-address table:column="0" table:row="6" table:table="0"/>
          <office:change-info>
            <dc:creator>Matthew Hoctor</dc:creator>
            <dc:date>2022-04-02T22:07:25.571000000</dc:date>
          </office:change-info>
          <table:previous>
            <table:change-track-table-cell/>
          </table:previous>
        </table:cell-content-change>
        <table:cell-content-change table:id="ct25">
          <table:cell-address table:column="1" table:row="6" table:table="0"/>
          <office:change-info>
            <dc:creator>Matthew Hoctor</dc:creator>
            <dc:date>2022-04-02T22:07:31.312000000</dc:date>
          </office:change-info>
          <table:previous>
            <table:change-track-table-cell/>
          </table:previous>
        </table:cell-content-change>
        <table:cell-content-change table:id="ct26">
          <table:cell-address table:column="4" table:row="6" table:table="0"/>
          <office:change-info>
            <dc:creator>Matthew Hoctor</dc:creator>
            <dc:date>2022-04-02T22:07:41.188000000</dc:date>
          </office:change-info>
          <table:previous>
            <table:change-track-table-cell/>
          </table:previous>
        </table:cell-content-change>
        <table:cell-content-change table:id="ct27">
          <table:cell-address table:column="0" table:row="7" table:table="0"/>
          <office:change-info>
            <dc:creator>Matthew Hoctor</dc:creator>
            <dc:date>2022-04-02T22:07:49.552000000</dc:date>
          </office:change-info>
          <table:previous>
            <table:change-track-table-cell/>
          </table:previous>
        </table:cell-content-change>
        <table:cell-content-change table:id="ct28">
          <table:cell-address table:column="1" table:row="7" table:table="0"/>
          <office:change-info>
            <dc:creator>Matthew Hoctor</dc:creator>
            <dc:date>2022-04-02T22:07:53.334000000</dc:date>
          </office:change-info>
          <table:previous>
            <table:change-track-table-cell/>
          </table:previous>
        </table:cell-content-change>
        <table:cell-content-change table:id="ct29">
          <table:cell-address table:column="4" table:row="7" table:table="0"/>
          <office:change-info>
            <dc:creator>Matthew Hoctor</dc:creator>
            <dc:date>2022-04-02T22:08:02.952000000</dc:date>
          </office:change-info>
          <table:previous>
            <table:change-track-table-cell/>
          </table:previous>
        </table:cell-content-change>
        <table:cell-content-change table:id="ct30">
          <table:cell-address table:column="0" table:row="8" table:table="0"/>
          <office:change-info>
            <dc:creator>Matthew Hoctor</dc:creator>
            <dc:date>2022-04-02T22:10:20.771000000</dc:date>
          </office:change-info>
          <table:previous>
            <table:change-track-table-cell/>
          </table:previous>
        </table:cell-content-change>
        <table:cell-content-change table:id="ct31">
          <table:cell-address table:column="1" table:row="8" table:table="0"/>
          <office:change-info>
            <dc:creator>Matthew Hoctor</dc:creator>
            <dc:date>2022-04-02T22:10:48.873000000</dc:date>
          </office:change-info>
          <table:previous>
            <table:change-track-table-cell/>
          </table:previous>
        </table:cell-content-change>
        <table:cell-content-change table:id="ct32">
          <table:cell-address table:column="4" table:row="8" table:table="0"/>
          <office:change-info>
            <dc:creator>Matthew Hoctor</dc:creator>
            <dc:date>2022-04-02T22:10:51.663000000</dc:date>
          </office:change-info>
          <table:previous>
            <table:change-track-table-cell/>
          </table:previous>
        </table:cell-content-change>
        <table:cell-content-change table:id="ct33">
          <table:cell-address table:column="0" table:row="9" table:table="0"/>
          <office:change-info>
            <dc:creator>Matthew Hoctor</dc:creator>
            <dc:date>2022-04-02T22:11:01.819000000</dc:date>
          </office:change-info>
          <table:previous>
            <table:change-track-table-cell/>
          </table:previous>
        </table:cell-content-change>
        <table:cell-content-change table:id="ct34">
          <table:cell-address table:column="1" table:row="9" table:table="0"/>
          <office:change-info>
            <dc:creator>Matthew Hoctor</dc:creator>
            <dc:date>2022-04-02T22:11:04.035000000</dc:date>
          </office:change-info>
          <table:previous>
            <table:change-track-table-cell/>
          </table:previous>
        </table:cell-content-change>
        <table:cell-content-change table:id="ct35">
          <table:cell-address table:column="4" table:row="9" table:table="0"/>
          <office:change-info>
            <dc:creator>Matthew Hoctor</dc:creator>
            <dc:date>2022-04-02T22:11:16.382000000</dc:date>
          </office:change-info>
          <table:previous>
            <table:change-track-table-cell/>
          </table:previous>
        </table:cell-content-change>
        <table:insertion table:id="ct36" table:type="table" table:position="1">
          <office:change-info>
            <dc:creator>Matthew Hoctor</dc:creator>
            <dc:date>2022-04-02T22:21:32.501000000</dc:date>
          </office:change-info>
          <table:dependencies>
            <table:dependency table:id="ct386"/>
            <table:dependency table:id="ct385"/>
            <table:dependency table:id="ct384"/>
            <table:dependency table:id="ct383"/>
            <table:dependency table:id="ct382"/>
            <table:dependency table:id="ct66"/>
            <table:dependency table:id="ct65"/>
            <table:dependency table:id="ct64"/>
            <table:dependency table:id="ct63"/>
            <table:dependency table:id="ct62"/>
            <table:dependency table:id="ct61"/>
            <table:dependency table:id="ct60"/>
            <table:dependency table:id="ct59"/>
            <table:dependency table:id="ct58"/>
            <table:dependency table:id="ct57"/>
            <table:dependency table:id="ct56"/>
            <table:dependency table:id="ct55"/>
            <table:dependency table:id="ct54"/>
            <table:dependency table:id="ct53"/>
            <table:dependency table:id="ct52"/>
            <table:dependency table:id="ct51"/>
            <table:dependency table:id="ct50"/>
            <table:dependency table:id="ct49"/>
            <table:dependency table:id="ct48"/>
            <table:dependency table:id="ct47"/>
            <table:dependency table:id="ct46"/>
            <table:dependency table:id="ct45"/>
            <table:dependency table:id="ct44"/>
            <table:dependency table:id="ct43"/>
            <table:dependency table:id="ct42"/>
            <table:dependency table:id="ct41"/>
            <table:dependency table:id="ct40"/>
            <table:dependency table:id="ct39"/>
            <table:dependency table:id="ct38"/>
            <table:dependency table:id="ct37"/>
          </table:dependencies>
        </table:insertion>
        <table:cell-content-change table:id="ct37">
          <table:cell-address table:column="0" table:row="0" table:table="1"/>
          <office:change-info>
            <dc:creator>Matthew Hoctor</dc:creator>
            <dc:date>2022-04-02T22:22:28.376000000</dc:date>
          </office:change-info>
          <table:previous>
            <table:change-track-table-cell/>
          </table:previous>
        </table:cell-content-change>
        <table:cell-content-change table:id="ct38">
          <table:cell-address table:column="0" table:row="1" table:table="1"/>
          <office:change-info>
            <dc:creator>Matthew Hoctor</dc:creator>
            <dc:date>2022-04-02T22:22:28.376000000</dc:date>
          </office:change-info>
          <table:previous>
            <table:change-track-table-cell/>
          </table:previous>
        </table:cell-content-change>
        <table:cell-content-change table:id="ct39">
          <table:cell-address table:column="0" table:row="2" table:table="1"/>
          <office:change-info>
            <dc:creator>Matthew Hoctor</dc:creator>
            <dc:date>2022-04-02T22:22:28.376000000</dc:date>
          </office:change-info>
          <table:previous>
            <table:change-track-table-cell/>
          </table:previous>
        </table:cell-content-change>
        <table:cell-content-change table:id="ct40">
          <table:cell-address table:column="0" table:row="3" table:table="1"/>
          <office:change-info>
            <dc:creator>Matthew Hoctor</dc:creator>
            <dc:date>2022-04-02T22:22:28.376000000</dc:date>
          </office:change-info>
          <table:previous>
            <table:change-track-table-cell/>
          </table:previous>
        </table:cell-content-change>
        <table:cell-content-change table:id="ct41">
          <table:cell-address table:column="0" table:row="4" table:table="1"/>
          <office:change-info>
            <dc:creator>Matthew Hoctor</dc:creator>
            <dc:date>2022-04-02T22:22:28.376000000</dc:date>
          </office:change-info>
          <table:previous>
            <table:change-track-table-cell/>
          </table:previous>
        </table:cell-content-change>
        <table:cell-content-change table:id="ct42">
          <table:cell-address table:column="0" table:row="5" table:table="1"/>
          <office:change-info>
            <dc:creator>Matthew Hoctor</dc:creator>
            <dc:date>2022-04-02T22:22:28.377000000</dc:date>
          </office:change-info>
          <table:previous>
            <table:change-track-table-cell/>
          </table:previous>
        </table:cell-content-change>
        <table:cell-content-change table:id="ct43">
          <table:cell-address table:column="1" table:row="0" table:table="1"/>
          <office:change-info>
            <dc:creator>Matthew Hoctor</dc:creator>
            <dc:date>2022-04-02T22:22:28.525000000</dc:date>
          </office:change-info>
          <table:previous>
            <table:change-track-table-cell/>
          </table:previous>
        </table:cell-content-change>
        <table:cell-content-change table:id="ct44">
          <table:cell-address table:column="1" table:row="1" table:table="1"/>
          <office:change-info>
            <dc:creator>Matthew Hoctor</dc:creator>
            <dc:date>2022-04-02T22:22:28.525000000</dc:date>
          </office:change-info>
          <table:previous>
            <table:change-track-table-cell/>
          </table:previous>
        </table:cell-content-change>
        <table:cell-content-change table:id="ct45">
          <table:cell-address table:column="1" table:row="2" table:table="1"/>
          <office:change-info>
            <dc:creator>Matthew Hoctor</dc:creator>
            <dc:date>2022-04-02T22:22:28.525000000</dc:date>
          </office:change-info>
          <table:previous>
            <table:change-track-table-cell/>
          </table:previous>
        </table:cell-content-change>
        <table:cell-content-change table:id="ct46">
          <table:cell-address table:column="1" table:row="3" table:table="1"/>
          <office:change-info>
            <dc:creator>Matthew Hoctor</dc:creator>
            <dc:date>2022-04-02T22:22:28.525000000</dc:date>
          </office:change-info>
          <table:previous>
            <table:change-track-table-cell/>
          </table:previous>
        </table:cell-content-change>
        <table:cell-content-change table:id="ct47">
          <table:cell-address table:column="1" table:row="4" table:table="1"/>
          <office:change-info>
            <dc:creator>Matthew Hoctor</dc:creator>
            <dc:date>2022-04-02T22:22:28.525000000</dc:date>
          </office:change-info>
          <table:previous>
            <table:change-track-table-cell/>
          </table:previous>
        </table:cell-content-change>
        <table:cell-content-change table:id="ct48">
          <table:cell-address table:column="1" table:row="5" table:table="1"/>
          <office:change-info>
            <dc:creator>Matthew Hoctor</dc:creator>
            <dc:date>2022-04-02T22:22:28.525000000</dc:date>
          </office:change-info>
          <table:previous>
            <table:change-track-table-cell/>
          </table:previous>
        </table:cell-content-change>
        <table:cell-content-change table:id="ct49">
          <table:cell-address table:column="2" table:row="0" table:table="1"/>
          <office:change-info>
            <dc:creator>Matthew Hoctor</dc:creator>
            <dc:date>2022-04-02T22:22:28.676000000</dc:date>
          </office:change-info>
          <table:previous>
            <table:change-track-table-cell/>
          </table:previous>
        </table:cell-content-change>
        <table:cell-content-change table:id="ct50">
          <table:cell-address table:column="2" table:row="1" table:table="1"/>
          <office:change-info>
            <dc:creator>Matthew Hoctor</dc:creator>
            <dc:date>2022-04-02T22:22:28.676000000</dc:date>
          </office:change-info>
          <table:previous>
            <table:change-track-table-cell/>
          </table:previous>
        </table:cell-content-change>
        <table:cell-content-change table:id="ct51">
          <table:cell-address table:column="2" table:row="2" table:table="1"/>
          <office:change-info>
            <dc:creator>Matthew Hoctor</dc:creator>
            <dc:date>2022-04-02T22:22:28.676000000</dc:date>
          </office:change-info>
          <table:previous>
            <table:change-track-table-cell/>
          </table:previous>
        </table:cell-content-change>
        <table:cell-content-change table:id="ct52">
          <table:cell-address table:column="2" table:row="3" table:table="1"/>
          <office:change-info>
            <dc:creator>Matthew Hoctor</dc:creator>
            <dc:date>2022-04-02T22:22:28.676000000</dc:date>
          </office:change-info>
          <table:previous>
            <table:change-track-table-cell/>
          </table:previous>
        </table:cell-content-change>
        <table:cell-content-change table:id="ct53">
          <table:cell-address table:column="2" table:row="4" table:table="1"/>
          <office:change-info>
            <dc:creator>Matthew Hoctor</dc:creator>
            <dc:date>2022-04-02T22:22:28.676000000</dc:date>
          </office:change-info>
          <table:previous>
            <table:change-track-table-cell/>
          </table:previous>
        </table:cell-content-change>
        <table:cell-content-change table:id="ct54">
          <table:cell-address table:column="2" table:row="5" table:table="1"/>
          <office:change-info>
            <dc:creator>Matthew Hoctor</dc:creator>
            <dc:date>2022-04-02T22:22:28.676000000</dc:date>
          </office:change-info>
          <table:previous>
            <table:change-track-table-cell/>
          </table:previous>
        </table:cell-content-change>
        <table:cell-content-change table:id="ct55">
          <table:cell-address table:column="3" table:row="0" table:table="1"/>
          <office:change-info>
            <dc:creator>Matthew Hoctor</dc:creator>
            <dc:date>2022-04-02T22:22:28.826000000</dc:date>
          </office:change-info>
          <table:previous>
            <table:change-track-table-cell/>
          </table:previous>
        </table:cell-content-change>
        <table:cell-content-change table:id="ct56">
          <table:cell-address table:column="3" table:row="1" table:table="1"/>
          <office:change-info>
            <dc:creator>Matthew Hoctor</dc:creator>
            <dc:date>2022-04-02T22:22:28.826000000</dc:date>
          </office:change-info>
          <table:previous>
            <table:change-track-table-cell/>
          </table:previous>
        </table:cell-content-change>
        <table:cell-content-change table:id="ct57">
          <table:cell-address table:column="3" table:row="2" table:table="1"/>
          <office:change-info>
            <dc:creator>Matthew Hoctor</dc:creator>
            <dc:date>2022-04-02T22:22:28.826000000</dc:date>
          </office:change-info>
          <table:previous>
            <table:change-track-table-cell/>
          </table:previous>
        </table:cell-content-change>
        <table:cell-content-change table:id="ct58">
          <table:cell-address table:column="3" table:row="3" table:table="1"/>
          <office:change-info>
            <dc:creator>Matthew Hoctor</dc:creator>
            <dc:date>2022-04-02T22:22:28.826000000</dc:date>
          </office:change-info>
          <table:previous>
            <table:change-track-table-cell/>
          </table:previous>
        </table:cell-content-change>
        <table:cell-content-change table:id="ct59">
          <table:cell-address table:column="3" table:row="4" table:table="1"/>
          <office:change-info>
            <dc:creator>Matthew Hoctor</dc:creator>
            <dc:date>2022-04-02T22:22:28.826000000</dc:date>
          </office:change-info>
          <table:previous>
            <table:change-track-table-cell/>
          </table:previous>
        </table:cell-content-change>
        <table:cell-content-change table:id="ct60">
          <table:cell-address table:column="3" table:row="5" table:table="1"/>
          <office:change-info>
            <dc:creator>Matthew Hoctor</dc:creator>
            <dc:date>2022-04-02T22:22:28.826000000</dc:date>
          </office:change-info>
          <table:previous>
            <table:change-track-table-cell/>
          </table:previous>
        </table:cell-content-change>
        <table:cell-content-change table:id="ct61">
          <table:cell-address table:column="4" table:row="0" table:table="1"/>
          <office:change-info>
            <dc:creator>Matthew Hoctor</dc:creator>
            <dc:date>2022-04-02T22:22:28.976000000</dc:date>
          </office:change-info>
          <table:previous>
            <table:change-track-table-cell/>
          </table:previous>
        </table:cell-content-change>
        <table:cell-content-change table:id="ct62">
          <table:cell-address table:column="4" table:row="1" table:table="1"/>
          <office:change-info>
            <dc:creator>Matthew Hoctor</dc:creator>
            <dc:date>2022-04-02T22:22:28.976000000</dc:date>
          </office:change-info>
          <table:previous>
            <table:change-track-table-cell/>
          </table:previous>
        </table:cell-content-change>
        <table:cell-content-change table:id="ct63">
          <table:cell-address table:column="4" table:row="2" table:table="1"/>
          <office:change-info>
            <dc:creator>Matthew Hoctor</dc:creator>
            <dc:date>2022-04-02T22:22:28.976000000</dc:date>
          </office:change-info>
          <table:previous>
            <table:change-track-table-cell/>
          </table:previous>
        </table:cell-content-change>
        <table:cell-content-change table:id="ct64">
          <table:cell-address table:column="4" table:row="3" table:table="1"/>
          <office:change-info>
            <dc:creator>Matthew Hoctor</dc:creator>
            <dc:date>2022-04-02T22:22:28.976000000</dc:date>
          </office:change-info>
          <table:previous>
            <table:change-track-table-cell/>
          </table:previous>
        </table:cell-content-change>
        <table:cell-content-change table:id="ct65">
          <table:cell-address table:column="4" table:row="4" table:table="1"/>
          <office:change-info>
            <dc:creator>Matthew Hoctor</dc:creator>
            <dc:date>2022-04-02T22:22:28.976000000</dc:date>
          </office:change-info>
          <table:previous>
            <table:change-track-table-cell/>
          </table:previous>
        </table:cell-content-change>
        <table:cell-content-change table:id="ct66">
          <table:cell-address table:column="4" table:row="5" table:table="1"/>
          <office:change-info>
            <dc:creator>Matthew Hoctor</dc:creator>
            <dc:date>2022-04-02T22:22:28.976000000</dc:date>
          </office:change-info>
          <table:previous>
            <table:change-track-table-cell/>
          </table:previous>
        </table:cell-content-change>
        <table:insertion table:id="ct67" table:type="table" table:position="2">
          <office:change-info>
            <dc:creator>Matthew Hoctor</dc:creator>
            <dc:date>2022-04-02T22:25:03.230000000</dc:date>
          </office:change-info>
          <table:dependencies>
            <table:dependency table:id="ct327"/>
            <table:dependency table:id="ct92"/>
            <table:dependency table:id="ct91"/>
            <table:dependency table:id="ct90"/>
            <table:dependency table:id="ct89"/>
            <table:dependency table:id="ct88"/>
            <table:dependency table:id="ct87"/>
            <table:dependency table:id="ct86"/>
            <table:dependency table:id="ct85"/>
            <table:dependency table:id="ct84"/>
            <table:dependency table:id="ct83"/>
            <table:dependency table:id="ct82"/>
            <table:dependency table:id="ct81"/>
            <table:dependency table:id="ct80"/>
            <table:dependency table:id="ct79"/>
            <table:dependency table:id="ct78"/>
            <table:dependency table:id="ct77"/>
            <table:dependency table:id="ct76"/>
            <table:dependency table:id="ct75"/>
            <table:dependency table:id="ct74"/>
            <table:dependency table:id="ct73"/>
            <table:dependency table:id="ct72"/>
            <table:dependency table:id="ct71"/>
            <table:dependency table:id="ct70"/>
            <table:dependency table:id="ct69"/>
            <table:dependency table:id="ct68"/>
          </table:dependencies>
        </table:insertion>
        <table:cell-content-change table:id="ct68">
          <table:cell-address table:column="0" table:row="0" table:table="2"/>
          <office:change-info>
            <dc:creator>Matthew Hoctor</dc:creator>
            <dc:date>2022-04-02T22:25:48.559000000</dc:date>
          </office:change-info>
          <table:previous>
            <table:change-track-table-cell/>
          </table:previous>
        </table:cell-content-change>
        <table:cell-content-change table:id="ct69">
          <table:cell-address table:column="0" table:row="1" table:table="2"/>
          <office:change-info>
            <dc:creator>Matthew Hoctor</dc:creator>
            <dc:date>2022-04-02T22:25:48.559000000</dc:date>
          </office:change-info>
          <table:previous>
            <table:change-track-table-cell/>
          </table:previous>
        </table:cell-content-change>
        <table:cell-content-change table:id="ct70">
          <table:cell-address table:column="0" table:row="2" table:table="2"/>
          <office:change-info>
            <dc:creator>Matthew Hoctor</dc:creator>
            <dc:date>2022-04-02T22:25:48.559000000</dc:date>
          </office:change-info>
          <table:previous>
            <table:change-track-table-cell/>
          </table:previous>
        </table:cell-content-change>
        <table:cell-content-change table:id="ct71">
          <table:cell-address table:column="0" table:row="3" table:table="2"/>
          <office:change-info>
            <dc:creator>Matthew Hoctor</dc:creator>
            <dc:date>2022-04-02T22:25:48.559000000</dc:date>
          </office:change-info>
          <table:previous>
            <table:change-track-table-cell/>
          </table:previous>
        </table:cell-content-change>
        <table:cell-content-change table:id="ct72">
          <table:cell-address table:column="0" table:row="4" table:table="2"/>
          <office:change-info>
            <dc:creator>Matthew Hoctor</dc:creator>
            <dc:date>2022-04-02T22:25:48.559000000</dc:date>
          </office:change-info>
          <table:previous>
            <table:change-track-table-cell/>
          </table:previous>
        </table:cell-content-change>
        <table:cell-content-change table:id="ct73">
          <table:cell-address table:column="1" table:row="0" table:table="2"/>
          <office:change-info>
            <dc:creator>Matthew Hoctor</dc:creator>
            <dc:date>2022-04-02T22:25:48.559000000</dc:date>
          </office:change-info>
          <table:previous>
            <table:change-track-table-cell/>
          </table:previous>
        </table:cell-content-change>
        <table:cell-content-change table:id="ct74">
          <table:cell-address table:column="1" table:row="1" table:table="2"/>
          <office:change-info>
            <dc:creator>Matthew Hoctor</dc:creator>
            <dc:date>2022-04-02T22:25:48.559000000</dc:date>
          </office:change-info>
          <table:previous>
            <table:change-track-table-cell/>
          </table:previous>
        </table:cell-content-change>
        <table:cell-content-change table:id="ct75">
          <table:cell-address table:column="1" table:row="2" table:table="2"/>
          <office:change-info>
            <dc:creator>Matthew Hoctor</dc:creator>
            <dc:date>2022-04-02T22:25:48.559000000</dc:date>
          </office:change-info>
          <table:previous>
            <table:change-track-table-cell/>
          </table:previous>
        </table:cell-content-change>
        <table:cell-content-change table:id="ct76">
          <table:cell-address table:column="1" table:row="3" table:table="2"/>
          <office:change-info>
            <dc:creator>Matthew Hoctor</dc:creator>
            <dc:date>2022-04-02T22:25:48.559000000</dc:date>
          </office:change-info>
          <table:previous>
            <table:change-track-table-cell/>
          </table:previous>
        </table:cell-content-change>
        <table:cell-content-change table:id="ct77">
          <table:cell-address table:column="1" table:row="4" table:table="2"/>
          <office:change-info>
            <dc:creator>Matthew Hoctor</dc:creator>
            <dc:date>2022-04-02T22:25:48.559000000</dc:date>
          </office:change-info>
          <table:previous>
            <table:change-track-table-cell/>
          </table:previous>
        </table:cell-content-change>
        <table:cell-content-change table:id="ct78">
          <table:cell-address table:column="2" table:row="0" table:table="2"/>
          <office:change-info>
            <dc:creator>Matthew Hoctor</dc:creator>
            <dc:date>2022-04-02T22:25:48.559000000</dc:date>
          </office:change-info>
          <table:previous>
            <table:change-track-table-cell/>
          </table:previous>
        </table:cell-content-change>
        <table:cell-content-change table:id="ct79">
          <table:cell-address table:column="2" table:row="1" table:table="2"/>
          <office:change-info>
            <dc:creator>Matthew Hoctor</dc:creator>
            <dc:date>2022-04-02T22:25:48.559000000</dc:date>
          </office:change-info>
          <table:previous>
            <table:change-track-table-cell/>
          </table:previous>
        </table:cell-content-change>
        <table:cell-content-change table:id="ct80">
          <table:cell-address table:column="2" table:row="2" table:table="2"/>
          <office:change-info>
            <dc:creator>Matthew Hoctor</dc:creator>
            <dc:date>2022-04-02T22:25:48.559000000</dc:date>
          </office:change-info>
          <table:previous>
            <table:change-track-table-cell/>
          </table:previous>
        </table:cell-content-change>
        <table:cell-content-change table:id="ct81">
          <table:cell-address table:column="2" table:row="3" table:table="2"/>
          <office:change-info>
            <dc:creator>Matthew Hoctor</dc:creator>
            <dc:date>2022-04-02T22:25:48.559000000</dc:date>
          </office:change-info>
          <table:previous>
            <table:change-track-table-cell/>
          </table:previous>
        </table:cell-content-change>
        <table:cell-content-change table:id="ct82">
          <table:cell-address table:column="2" table:row="4" table:table="2"/>
          <office:change-info>
            <dc:creator>Matthew Hoctor</dc:creator>
            <dc:date>2022-04-02T22:25:48.559000000</dc:date>
          </office:change-info>
          <table:previous>
            <table:change-track-table-cell/>
          </table:previous>
        </table:cell-content-change>
        <table:cell-content-change table:id="ct83">
          <table:cell-address table:column="3" table:row="0" table:table="2"/>
          <office:change-info>
            <dc:creator>Matthew Hoctor</dc:creator>
            <dc:date>2022-04-02T22:25:48.559000000</dc:date>
          </office:change-info>
          <table:previous>
            <table:change-track-table-cell/>
          </table:previous>
        </table:cell-content-change>
        <table:cell-content-change table:id="ct84">
          <table:cell-address table:column="3" table:row="1" table:table="2"/>
          <office:change-info>
            <dc:creator>Matthew Hoctor</dc:creator>
            <dc:date>2022-04-02T22:25:48.559000000</dc:date>
          </office:change-info>
          <table:previous>
            <table:change-track-table-cell/>
          </table:previous>
        </table:cell-content-change>
        <table:cell-content-change table:id="ct85">
          <table:cell-address table:column="3" table:row="2" table:table="2"/>
          <office:change-info>
            <dc:creator>Matthew Hoctor</dc:creator>
            <dc:date>2022-04-02T22:25:48.559000000</dc:date>
          </office:change-info>
          <table:previous>
            <table:change-track-table-cell/>
          </table:previous>
        </table:cell-content-change>
        <table:cell-content-change table:id="ct86">
          <table:cell-address table:column="3" table:row="3" table:table="2"/>
          <office:change-info>
            <dc:creator>Matthew Hoctor</dc:creator>
            <dc:date>2022-04-02T22:25:48.559000000</dc:date>
          </office:change-info>
          <table:previous>
            <table:change-track-table-cell/>
          </table:previous>
        </table:cell-content-change>
        <table:cell-content-change table:id="ct87">
          <table:cell-address table:column="3" table:row="4" table:table="2"/>
          <office:change-info>
            <dc:creator>Matthew Hoctor</dc:creator>
            <dc:date>2022-04-02T22:25:48.559000000</dc:date>
          </office:change-info>
          <table:previous>
            <table:change-track-table-cell/>
          </table:previous>
        </table:cell-content-change>
        <table:cell-content-change table:id="ct88">
          <table:cell-address table:column="4" table:row="0" table:table="2"/>
          <office:change-info>
            <dc:creator>Matthew Hoctor</dc:creator>
            <dc:date>2022-04-02T22:25:48.559000000</dc:date>
          </office:change-info>
          <table:previous>
            <table:change-track-table-cell/>
          </table:previous>
        </table:cell-content-change>
        <table:cell-content-change table:id="ct89">
          <table:cell-address table:column="4" table:row="1" table:table="2"/>
          <office:change-info>
            <dc:creator>Matthew Hoctor</dc:creator>
            <dc:date>2022-04-02T22:25:48.559000000</dc:date>
          </office:change-info>
          <table:previous>
            <table:change-track-table-cell/>
          </table:previous>
        </table:cell-content-change>
        <table:cell-content-change table:id="ct90">
          <table:cell-address table:column="4" table:row="2" table:table="2"/>
          <office:change-info>
            <dc:creator>Matthew Hoctor</dc:creator>
            <dc:date>2022-04-02T22:25:48.559000000</dc:date>
          </office:change-info>
          <table:previous>
            <table:change-track-table-cell/>
          </table:previous>
        </table:cell-content-change>
        <table:cell-content-change table:id="ct91">
          <table:cell-address table:column="4" table:row="3" table:table="2"/>
          <office:change-info>
            <dc:creator>Matthew Hoctor</dc:creator>
            <dc:date>2022-04-02T22:25:48.559000000</dc:date>
          </office:change-info>
          <table:previous>
            <table:change-track-table-cell/>
          </table:previous>
        </table:cell-content-change>
        <table:cell-content-change table:id="ct92">
          <table:cell-address table:column="4" table:row="4" table:table="2"/>
          <office:change-info>
            <dc:creator>Matthew Hoctor</dc:creator>
            <dc:date>2022-04-02T22:25:48.559000000</dc:date>
          </office:change-info>
          <table:previous>
            <table:change-track-table-cell/>
          </table:previous>
        </table:cell-content-change>
        <table:insertion table:id="ct93" table:type="table" table:position="3">
          <office:change-info>
            <dc:creator>Matthew Hoctor</dc:creator>
            <dc:date>2022-04-02T22:28:38.940000000</dc:date>
          </office:change-info>
          <table:dependencies>
            <table:dependency table:id="ct605"/>
            <table:dependency table:id="ct604"/>
            <table:dependency table:id="ct603"/>
            <table:dependency table:id="ct602"/>
            <table:dependency table:id="ct601"/>
            <table:dependency table:id="ct600"/>
            <table:dependency table:id="ct599"/>
            <table:dependency table:id="ct598"/>
            <table:dependency table:id="ct597"/>
            <table:dependency table:id="ct596"/>
            <table:dependency table:id="ct595"/>
            <table:dependency table:id="ct594"/>
            <table:dependency table:id="ct593"/>
            <table:dependency table:id="ct592"/>
            <table:dependency table:id="ct591"/>
            <table:dependency table:id="ct590"/>
            <table:dependency table:id="ct586"/>
            <table:dependency table:id="ct585"/>
            <table:dependency table:id="ct584"/>
            <table:dependency table:id="ct381"/>
            <table:dependency table:id="ct380"/>
            <table:dependency table:id="ct379"/>
            <table:dependency table:id="ct378"/>
            <table:dependency table:id="ct377"/>
            <table:dependency table:id="ct376"/>
            <table:dependency table:id="ct375"/>
            <table:dependency table:id="ct374"/>
            <table:dependency table:id="ct373"/>
            <table:dependency table:id="ct372"/>
            <table:dependency table:id="ct371"/>
            <table:dependency table:id="ct370"/>
            <table:dependency table:id="ct369"/>
            <table:dependency table:id="ct368"/>
            <table:dependency table:id="ct367"/>
            <table:dependency table:id="ct366"/>
            <table:dependency table:id="ct365"/>
            <table:dependency table:id="ct364"/>
            <table:dependency table:id="ct363"/>
            <table:dependency table:id="ct362"/>
            <table:dependency table:id="ct361"/>
            <table:dependency table:id="ct360"/>
            <table:dependency table:id="ct359"/>
            <table:dependency table:id="ct358"/>
            <table:dependency table:id="ct357"/>
            <table:dependency table:id="ct356"/>
            <table:dependency table:id="ct355"/>
            <table:dependency table:id="ct354"/>
            <table:dependency table:id="ct353"/>
            <table:dependency table:id="ct352"/>
            <table:dependency table:id="ct351"/>
            <table:dependency table:id="ct350"/>
            <table:dependency table:id="ct349"/>
            <table:dependency table:id="ct348"/>
            <table:dependency table:id="ct347"/>
            <table:dependency table:id="ct346"/>
            <table:dependency table:id="ct345"/>
            <table:dependency table:id="ct344"/>
            <table:dependency table:id="ct343"/>
            <table:dependency table:id="ct342"/>
            <table:dependency table:id="ct341"/>
            <table:dependency table:id="ct340"/>
            <table:dependency table:id="ct339"/>
            <table:dependency table:id="ct338"/>
            <table:dependency table:id="ct337"/>
            <table:dependency table:id="ct336"/>
            <table:dependency table:id="ct335"/>
            <table:dependency table:id="ct334"/>
            <table:dependency table:id="ct333"/>
            <table:dependency table:id="ct332"/>
            <table:dependency table:id="ct331"/>
            <table:dependency table:id="ct330"/>
            <table:dependency table:id="ct329"/>
            <table:dependency table:id="ct328"/>
            <table:dependency table:id="ct210"/>
            <table:dependency table:id="ct209"/>
            <table:dependency table:id="ct208"/>
            <table:dependency table:id="ct207"/>
            <table:dependency table:id="ct193"/>
            <table:dependency table:id="ct192"/>
            <table:dependency table:id="ct191"/>
            <table:dependency table:id="ct190"/>
            <table:dependency table:id="ct189"/>
            <table:dependency table:id="ct188"/>
            <table:dependency table:id="ct187"/>
            <table:dependency table:id="ct185"/>
            <table:dependency table:id="ct184"/>
            <table:dependency table:id="ct183"/>
            <table:dependency table:id="ct182"/>
            <table:dependency table:id="ct181"/>
            <table:dependency table:id="ct180"/>
            <table:dependency table:id="ct179"/>
            <table:dependency table:id="ct178"/>
            <table:dependency table:id="ct177"/>
            <table:dependency table:id="ct176"/>
            <table:dependency table:id="ct175"/>
            <table:dependency table:id="ct174"/>
            <table:dependency table:id="ct173"/>
            <table:dependency table:id="ct172"/>
            <table:dependency table:id="ct171"/>
            <table:dependency table:id="ct170"/>
            <table:dependency table:id="ct169"/>
            <table:dependency table:id="ct168"/>
            <table:dependency table:id="ct167"/>
            <table:dependency table:id="ct166"/>
            <table:dependency table:id="ct165"/>
            <table:dependency table:id="ct164"/>
            <table:dependency table:id="ct163"/>
            <table:dependency table:id="ct162"/>
            <table:dependency table:id="ct161"/>
            <table:dependency table:id="ct160"/>
            <table:dependency table:id="ct159"/>
            <table:dependency table:id="ct158"/>
            <table:dependency table:id="ct157"/>
            <table:dependency table:id="ct156"/>
            <table:dependency table:id="ct155"/>
            <table:dependency table:id="ct154"/>
            <table:dependency table:id="ct153"/>
            <table:dependency table:id="ct152"/>
            <table:dependency table:id="ct151"/>
            <table:dependency table:id="ct150"/>
            <table:dependency table:id="ct149"/>
            <table:dependency table:id="ct148"/>
            <table:dependency table:id="ct147"/>
            <table:dependency table:id="ct146"/>
            <table:dependency table:id="ct145"/>
            <table:dependency table:id="ct144"/>
            <table:dependency table:id="ct143"/>
            <table:dependency table:id="ct142"/>
            <table:dependency table:id="ct141"/>
            <table:dependency table:id="ct140"/>
            <table:dependency table:id="ct139"/>
            <table:dependency table:id="ct138"/>
            <table:dependency table:id="ct137"/>
            <table:dependency table:id="ct136"/>
            <table:dependency table:id="ct135"/>
            <table:dependency table:id="ct134"/>
            <table:dependency table:id="ct133"/>
            <table:dependency table:id="ct132"/>
            <table:dependency table:id="ct131"/>
            <table:dependency table:id="ct130"/>
            <table:dependency table:id="ct129"/>
            <table:dependency table:id="ct128"/>
            <table:dependency table:id="ct127"/>
            <table:dependency table:id="ct126"/>
            <table:dependency table:id="ct125"/>
            <table:dependency table:id="ct124"/>
            <table:dependency table:id="ct123"/>
            <table:dependency table:id="ct122"/>
            <table:dependency table:id="ct121"/>
            <table:dependency table:id="ct120"/>
            <table:dependency table:id="ct119"/>
            <table:dependency table:id="ct118"/>
            <table:dependency table:id="ct117"/>
            <table:dependency table:id="ct116"/>
            <table:dependency table:id="ct115"/>
            <table:dependency table:id="ct114"/>
            <table:dependency table:id="ct113"/>
            <table:dependency table:id="ct112"/>
            <table:dependency table:id="ct111"/>
            <table:dependency table:id="ct110"/>
            <table:dependency table:id="ct109"/>
            <table:dependency table:id="ct108"/>
            <table:dependency table:id="ct107"/>
            <table:dependency table:id="ct106"/>
            <table:dependency table:id="ct105"/>
            <table:dependency table:id="ct104"/>
            <table:dependency table:id="ct103"/>
            <table:dependency table:id="ct102"/>
            <table:dependency table:id="ct101"/>
            <table:dependency table:id="ct100"/>
            <table:dependency table:id="ct99"/>
            <table:dependency table:id="ct98"/>
            <table:dependency table:id="ct97"/>
            <table:dependency table:id="ct96"/>
            <table:dependency table:id="ct95"/>
            <table:dependency table:id="ct94"/>
          </table:dependencies>
        </table:insertion>
        <table:cell-content-change table:id="ct94">
          <table:cell-address table:column="0" table:row="0" table:table="3"/>
          <office:change-info>
            <dc:creator>Matthew Hoctor</dc:creator>
            <dc:date>2022-04-02T22:28:49.996000000</dc:date>
          </office:change-info>
          <table:previous>
            <table:change-track-table-cell/>
          </table:previous>
        </table:cell-content-change>
        <table:cell-content-change table:id="ct95">
          <table:cell-address table:column="0" table:row="2" table:table="3"/>
          <office:change-info>
            <dc:creator>Matthew Hoctor</dc:creator>
            <dc:date>2022-04-02T22:28:49.996000000</dc:date>
          </office:change-info>
          <table:previous>
            <table:change-track-table-cell/>
          </table:previous>
        </table:cell-content-change>
        <table:cell-content-change table:id="ct96">
          <table:cell-address table:column="0" table:row="3" table:table="3"/>
          <office:change-info>
            <dc:creator>Matthew Hoctor</dc:creator>
            <dc:date>2022-04-02T22:28:49.996000000</dc:date>
          </office:change-info>
          <table:previous>
            <table:change-track-table-cell/>
          </table:previous>
        </table:cell-content-change>
        <table:cell-content-change table:id="ct97">
          <table:cell-address table:column="0" table:row="4" table:table="3"/>
          <office:change-info>
            <dc:creator>Matthew Hoctor</dc:creator>
            <dc:date>2022-04-02T22:28:49.996000000</dc:date>
          </office:change-info>
          <table:previous>
            <table:change-track-table-cell/>
          </table:previous>
        </table:cell-content-change>
        <table:cell-content-change table:id="ct98">
          <table:cell-address table:column="0" table:row="5" table:table="3"/>
          <office:change-info>
            <dc:creator>Matthew Hoctor</dc:creator>
            <dc:date>2022-04-02T22:28:49.996000000</dc:date>
          </office:change-info>
          <table:previous>
            <table:change-track-table-cell/>
          </table:previous>
        </table:cell-content-change>
        <table:cell-content-change table:id="ct99">
          <table:cell-address table:column="0" table:row="6" table:table="3"/>
          <office:change-info>
            <dc:creator>Matthew Hoctor</dc:creator>
            <dc:date>2022-04-02T22:28:49.996000000</dc:date>
          </office:change-info>
          <table:previous>
            <table:change-track-table-cell/>
          </table:previous>
        </table:cell-content-change>
        <table:cell-content-change table:id="ct100">
          <table:cell-address table:column="2" table:row="7" table:table="3"/>
          <office:change-info>
            <dc:creator>Matthew Hoctor</dc:creator>
            <dc:date>2022-04-02T22:28:49.996000000</dc:date>
          </office:change-info>
          <table:previous>
            <table:change-track-table-cell/>
          </table:previous>
        </table:cell-content-change>
        <table:cell-content-change table:id="ct101">
          <table:cell-address table:column="2" table:row="8" table:table="3"/>
          <office:change-info>
            <dc:creator>Matthew Hoctor</dc:creator>
            <dc:date>2022-04-02T22:28:49.996000000</dc:date>
          </office:change-info>
          <table:previous>
            <table:change-track-table-cell/>
          </table:previous>
        </table:cell-content-change>
        <table:cell-content-change table:id="ct102">
          <table:cell-address table:column="2" table:row="9" table:table="3"/>
          <office:change-info>
            <dc:creator>Matthew Hoctor</dc:creator>
            <dc:date>2022-04-02T22:28:49.996000000</dc:date>
          </office:change-info>
          <table:previous>
            <table:change-track-table-cell/>
          </table:previous>
        </table:cell-content-change>
        <table:cell-content-change table:id="ct103">
          <table:cell-address table:column="2" table:row="10" table:table="3"/>
          <office:change-info>
            <dc:creator>Matthew Hoctor</dc:creator>
            <dc:date>2022-04-02T22:28:49.996000000</dc:date>
          </office:change-info>
          <table:previous>
            <table:change-track-table-cell/>
          </table:previous>
        </table:cell-content-change>
        <table:cell-content-change table:id="ct104">
          <table:cell-address table:column="1" table:row="0" table:table="3"/>
          <office:change-info>
            <dc:creator>Matthew Hoctor</dc:creator>
            <dc:date>2022-04-02T22:28:49.996000000</dc:date>
          </office:change-info>
          <table:previous>
            <table:change-track-table-cell/>
          </table:previous>
        </table:cell-content-change>
        <table:cell-content-change table:id="ct105">
          <table:cell-address table:column="1" table:row="2" table:table="3"/>
          <office:change-info>
            <dc:creator>Matthew Hoctor</dc:creator>
            <dc:date>2022-04-02T22:28:49.996000000</dc:date>
          </office:change-info>
          <table:previous>
            <table:change-track-table-cell/>
          </table:previous>
        </table:cell-content-change>
        <table:cell-content-change table:id="ct106">
          <table:cell-address table:column="1" table:row="3" table:table="3"/>
          <office:change-info>
            <dc:creator>Matthew Hoctor</dc:creator>
            <dc:date>2022-04-02T22:28:49.996000000</dc:date>
          </office:change-info>
          <table:previous>
            <table:change-track-table-cell/>
          </table:previous>
        </table:cell-content-change>
        <table:cell-content-change table:id="ct107">
          <table:cell-address table:column="1" table:row="4" table:table="3"/>
          <office:change-info>
            <dc:creator>Matthew Hoctor</dc:creator>
            <dc:date>2022-04-02T22:28:49.996000000</dc:date>
          </office:change-info>
          <table:previous>
            <table:change-track-table-cell/>
          </table:previous>
        </table:cell-content-change>
        <table:cell-content-change table:id="ct108">
          <table:cell-address table:column="1" table:row="5" table:table="3"/>
          <office:change-info>
            <dc:creator>Matthew Hoctor</dc:creator>
            <dc:date>2022-04-02T22:28:49.996000000</dc:date>
          </office:change-info>
          <table:previous>
            <table:change-track-table-cell/>
          </table:previous>
        </table:cell-content-change>
        <table:cell-content-change table:id="ct109">
          <table:cell-address table:column="1" table:row="6" table:table="3"/>
          <office:change-info>
            <dc:creator>Matthew Hoctor</dc:creator>
            <dc:date>2022-04-02T22:28:49.996000000</dc:date>
          </office:change-info>
          <table:previous>
            <table:change-track-table-cell/>
          </table:previous>
        </table:cell-content-change>
        <table:cell-content-change table:id="ct110">
          <table:cell-address table:column="1" table:row="7" table:table="3"/>
          <office:change-info>
            <dc:creator>Matthew Hoctor</dc:creator>
            <dc:date>2022-04-02T22:28:49.996000000</dc:date>
          </office:change-info>
          <table:previous>
            <table:change-track-table-cell/>
          </table:previous>
        </table:cell-content-change>
        <table:cell-content-change table:id="ct111">
          <table:cell-address table:column="1" table:row="8" table:table="3"/>
          <office:change-info>
            <dc:creator>Matthew Hoctor</dc:creator>
            <dc:date>2022-04-02T22:28:49.996000000</dc:date>
          </office:change-info>
          <table:previous>
            <table:change-track-table-cell/>
          </table:previous>
        </table:cell-content-change>
        <table:cell-content-change table:id="ct112">
          <table:cell-address table:column="1" table:row="9" table:table="3"/>
          <office:change-info>
            <dc:creator>Matthew Hoctor</dc:creator>
            <dc:date>2022-04-02T22:28:49.996000000</dc:date>
          </office:change-info>
          <table:previous>
            <table:change-track-table-cell/>
          </table:previous>
        </table:cell-content-change>
        <table:cell-content-change table:id="ct113">
          <table:cell-address table:column="1" table:row="10" table:table="3"/>
          <office:change-info>
            <dc:creator>Matthew Hoctor</dc:creator>
            <dc:date>2022-04-02T22:28:49.996000000</dc:date>
          </office:change-info>
          <table:previous>
            <table:change-track-table-cell/>
          </table:previous>
        </table:cell-content-change>
        <table:cell-content-change table:id="ct114">
          <table:cell-address table:column="2" table:row="0" table:table="3"/>
          <office:change-info>
            <dc:creator>Matthew Hoctor</dc:creator>
            <dc:date>2022-04-02T22:28:49.996000000</dc:date>
          </office:change-info>
          <table:previous>
            <table:change-track-table-cell/>
          </table:previous>
        </table:cell-content-change>
        <table:cell-content-change table:id="ct115">
          <table:cell-address table:column="3" table:row="0" table:table="3"/>
          <office:change-info>
            <dc:creator>Matthew Hoctor</dc:creator>
            <dc:date>2022-04-02T22:28:49.996000000</dc:date>
          </office:change-info>
          <table:previous>
            <table:change-track-table-cell/>
          </table:previous>
        </table:cell-content-change>
        <table:cell-content-change table:id="ct116">
          <table:cell-address table:column="4" table:row="0" table:table="3"/>
          <office:change-info>
            <dc:creator>Matthew Hoctor</dc:creator>
            <dc:date>2022-04-02T22:28:49.996000000</dc:date>
          </office:change-info>
          <table:previous>
            <table:change-track-table-cell/>
          </table:previous>
        </table:cell-content-change>
        <table:cell-content-change table:id="ct117">
          <table:cell-address table:column="4" table:row="2" table:table="3"/>
          <office:change-info>
            <dc:creator>Matthew Hoctor</dc:creator>
            <dc:date>2022-04-02T22:28:49.996000000</dc:date>
          </office:change-info>
          <table:previous>
            <table:change-track-table-cell/>
          </table:previous>
        </table:cell-content-change>
        <table:cell-content-change table:id="ct118">
          <table:cell-address table:column="4" table:row="3" table:table="3"/>
          <office:change-info>
            <dc:creator>Matthew Hoctor</dc:creator>
            <dc:date>2022-04-02T22:28:49.996000000</dc:date>
          </office:change-info>
          <table:previous>
            <table:change-track-table-cell/>
          </table:previous>
        </table:cell-content-change>
        <table:cell-content-change table:id="ct119">
          <table:cell-address table:column="4" table:row="4" table:table="3"/>
          <office:change-info>
            <dc:creator>Matthew Hoctor</dc:creator>
            <dc:date>2022-04-02T22:28:49.996000000</dc:date>
          </office:change-info>
          <table:previous>
            <table:change-track-table-cell/>
          </table:previous>
        </table:cell-content-change>
        <table:cell-content-change table:id="ct120">
          <table:cell-address table:column="4" table:row="5" table:table="3"/>
          <office:change-info>
            <dc:creator>Matthew Hoctor</dc:creator>
            <dc:date>2022-04-02T22:28:49.996000000</dc:date>
          </office:change-info>
          <table:previous>
            <table:change-track-table-cell/>
          </table:previous>
        </table:cell-content-change>
        <table:cell-content-change table:id="ct121">
          <table:cell-address table:column="4" table:row="6" table:table="3"/>
          <office:change-info>
            <dc:creator>Matthew Hoctor</dc:creator>
            <dc:date>2022-04-02T22:28:49.996000000</dc:date>
          </office:change-info>
          <table:previous>
            <table:change-track-table-cell/>
          </table:previous>
        </table:cell-content-change>
        <table:cell-content-change table:id="ct122">
          <table:cell-address table:column="4" table:row="7" table:table="3"/>
          <office:change-info>
            <dc:creator>Matthew Hoctor</dc:creator>
            <dc:date>2022-04-02T22:28:49.996000000</dc:date>
          </office:change-info>
          <table:previous>
            <table:change-track-table-cell/>
          </table:previous>
        </table:cell-content-change>
        <table:cell-content-change table:id="ct123">
          <table:cell-address table:column="4" table:row="8" table:table="3"/>
          <office:change-info>
            <dc:creator>Matthew Hoctor</dc:creator>
            <dc:date>2022-04-02T22:28:49.996000000</dc:date>
          </office:change-info>
          <table:previous>
            <table:change-track-table-cell/>
          </table:previous>
        </table:cell-content-change>
        <table:cell-content-change table:id="ct124">
          <table:cell-address table:column="4" table:row="9" table:table="3"/>
          <office:change-info>
            <dc:creator>Matthew Hoctor</dc:creator>
            <dc:date>2022-04-02T22:28:49.996000000</dc:date>
          </office:change-info>
          <table:previous>
            <table:change-track-table-cell/>
          </table:previous>
        </table:cell-content-change>
        <table:cell-content-change table:id="ct125">
          <table:cell-address table:column="4" table:row="10" table:table="3"/>
          <office:change-info>
            <dc:creator>Matthew Hoctor</dc:creator>
            <dc:date>2022-04-02T22:28:49.997000000</dc:date>
          </office:change-info>
          <table:previous>
            <table:change-track-table-cell/>
          </table:previous>
        </table:cell-content-change>
        <table:cell-content-change table:id="ct126">
          <table:cell-address table:column="0" table:row="0" table:table="3"/>
          <office:change-info>
            <dc:creator>Matthew Hoctor</dc:creator>
            <dc:date>2022-04-02T22:29:15.619000000</dc:date>
          </office:change-info>
          <table:previous table:id="ct94">
            <table:change-track-table-cell office:value-type="string">
              <text:p>cert</text:p>
            </table:change-track-table-cell>
          </table:previous>
        </table:cell-content-change>
        <table:cell-content-change table:id="ct127">
          <table:cell-address table:column="0" table:row="2" table:table="3"/>
          <office:change-info>
            <dc:creator>Matthew Hoctor</dc:creator>
            <dc:date>2022-04-02T22:29:24.010000000</dc:date>
          </office:change-info>
          <table:previous table:id="ct95">
            <table:change-track-table-cell office:value-type="string">
              <text:p>Collaborative Institutional Training Initiative (CITI Program)</text:p>
            </table:change-track-table-cell>
          </table:previous>
        </table:cell-content-change>
        <table:cell-content-change table:id="ct128">
          <table:cell-address table:column="0" table:row="3" table:table="3"/>
          <office:change-info>
            <dc:creator>Matthew Hoctor</dc:creator>
            <dc:date>2022-04-02T22:29:24.010000000</dc:date>
          </office:change-info>
          <table:previous table:id="ct96">
            <table:change-track-table-cell office:value-type="string">
              <text:p>Collaborative Institutional Training Initiative (CITI Program)</text:p>
            </table:change-track-table-cell>
          </table:previous>
        </table:cell-content-change>
        <table:cell-content-change table:id="ct129">
          <table:cell-address table:column="0" table:row="4" table:table="3"/>
          <office:change-info>
            <dc:creator>Matthew Hoctor</dc:creator>
            <dc:date>2022-04-02T22:29:24.010000000</dc:date>
          </office:change-info>
          <table:previous table:id="ct97">
            <table:change-track-table-cell office:value-type="string">
              <text:p>Oregon State University</text:p>
            </table:change-track-table-cell>
          </table:previous>
        </table:cell-content-change>
        <table:cell-content-change table:id="ct130">
          <table:cell-address table:column="0" table:row="5" table:table="3"/>
          <office:change-info>
            <dc:creator>Matthew Hoctor</dc:creator>
            <dc:date>2022-04-02T22:29:24.010000000</dc:date>
          </office:change-info>
          <table:previous table:id="ct98">
            <table:change-track-table-cell office:value-type="string">
              <text:p>Oregon State University</text:p>
            </table:change-track-table-cell>
          </table:previous>
        </table:cell-content-change>
        <table:cell-content-change table:id="ct131">
          <table:cell-address table:column="0" table:row="6" table:table="3"/>
          <office:change-info>
            <dc:creator>Matthew Hoctor</dc:creator>
            <dc:date>2022-04-02T22:29:24.010000000</dc:date>
          </office:change-info>
          <table:previous table:id="ct99">
            <table:change-track-table-cell office:value-type="string">
              <text:p>American Red Cross</text:p>
            </table:change-track-table-cell>
          </table:previous>
        </table:cell-content-change>
        <table:cell-content-change table:id="ct132">
          <table:cell-address table:column="2" table:row="7" table:table="3"/>
          <office:change-info>
            <dc:creator>Matthew Hoctor</dc:creator>
            <dc:date>2022-04-02T22:29:24.010000000</dc:date>
          </office:change-info>
          <table:previous table:id="ct100">
            <table:change-track-table-cell office:value-type="string">
              <text:p>University of Arizona Healthcare Partnership</text:p>
            </table:change-track-table-cell>
          </table:previous>
        </table:cell-content-change>
        <table:cell-content-change table:id="ct133">
          <table:cell-address table:column="2" table:row="8" table:table="3"/>
          <office:change-info>
            <dc:creator>Matthew Hoctor</dc:creator>
            <dc:date>2022-04-02T22:29:24.010000000</dc:date>
          </office:change-info>
          <table:previous table:id="ct101">
            <table:change-track-table-cell office:value-type="string">
              <text:p>Cornell Univesity</text:p>
            </table:change-track-table-cell>
          </table:previous>
        </table:cell-content-change>
        <table:cell-content-change table:id="ct134">
          <table:cell-address table:column="2" table:row="9" table:table="3"/>
          <office:change-info>
            <dc:creator>Matthew Hoctor</dc:creator>
            <dc:date>2022-04-02T22:29:24.010000000</dc:date>
          </office:change-info>
          <table:previous table:id="ct102">
            <table:change-track-table-cell office:value-type="string">
              <text:p>USP Education</text:p>
            </table:change-track-table-cell>
          </table:previous>
        </table:cell-content-change>
        <table:cell-content-change table:id="ct135">
          <table:cell-address table:column="2" table:row="10" table:table="3"/>
          <office:change-info>
            <dc:creator>Matthew Hoctor</dc:creator>
            <dc:date>2022-04-02T22:29:24.010000000</dc:date>
          </office:change-info>
          <table:previous table:id="ct103">
            <table:change-track-table-cell office:value-type="string">
              <text:p>American Pharmacist’s Association</text:p>
            </table:change-track-table-cell>
          </table:previous>
        </table:cell-content-change>
        <table:cell-content-change table:id="ct136">
          <table:cell-address table:column="1" table:row="2" table:table="3"/>
          <office:change-info>
            <dc:creator>Matthew Hoctor</dc:creator>
            <dc:date>2022-04-02T22:29:24.010000000</dc:date>
          </office:change-info>
          <table:previous table:id="ct105">
            <table:change-track-table-cell office:value-type="float" office:value="2022"/>
          </table:previous>
        </table:cell-content-change>
        <table:cell-content-change table:id="ct137">
          <table:cell-address table:column="1" table:row="3" table:table="3"/>
          <office:change-info>
            <dc:creator>Matthew Hoctor</dc:creator>
            <dc:date>2022-04-02T22:29:24.010000000</dc:date>
          </office:change-info>
          <table:previous table:id="ct106">
            <table:change-track-table-cell office:value-type="float" office:value="2022"/>
          </table:previous>
        </table:cell-content-change>
        <table:cell-content-change table:id="ct138">
          <table:cell-address table:column="1" table:row="4" table:table="3"/>
          <office:change-info>
            <dc:creator>Matthew Hoctor</dc:creator>
            <dc:date>2022-04-02T22:29:24.010000000</dc:date>
          </office:change-info>
          <table:previous table:id="ct107">
            <table:change-track-table-cell office:value-type="float" office:value="2022"/>
          </table:previous>
        </table:cell-content-change>
        <table:cell-content-change table:id="ct139">
          <table:cell-address table:column="1" table:row="5" table:table="3"/>
          <office:change-info>
            <dc:creator>Matthew Hoctor</dc:creator>
            <dc:date>2022-04-02T22:29:24.010000000</dc:date>
          </office:change-info>
          <table:previous table:id="ct108">
            <table:change-track-table-cell office:value-type="float" office:value="2022"/>
          </table:previous>
        </table:cell-content-change>
        <table:cell-content-change table:id="ct140">
          <table:cell-address table:column="1" table:row="6" table:table="3"/>
          <office:change-info>
            <dc:creator>Matthew Hoctor</dc:creator>
            <dc:date>2022-04-02T22:29:24.010000000</dc:date>
          </office:change-info>
          <table:previous table:id="ct109">
            <table:change-track-table-cell office:value-type="float" office:value="2021"/>
          </table:previous>
        </table:cell-content-change>
        <table:cell-content-change table:id="ct141">
          <table:cell-address table:column="1" table:row="7" table:table="3"/>
          <office:change-info>
            <dc:creator>Matthew Hoctor</dc:creator>
            <dc:date>2022-04-02T22:29:24.010000000</dc:date>
          </office:change-info>
          <table:previous table:id="ct110">
            <table:change-track-table-cell office:value-type="float" office:value="2019"/>
          </table:previous>
        </table:cell-content-change>
        <table:cell-content-change table:id="ct142">
          <table:cell-address table:column="1" table:row="8" table:table="3"/>
          <office:change-info>
            <dc:creator>Matthew Hoctor</dc:creator>
            <dc:date>2022-04-02T22:29:24.010000000</dc:date>
          </office:change-info>
          <table:previous table:id="ct111">
            <table:change-track-table-cell office:value-type="float" office:value="2018"/>
          </table:previous>
        </table:cell-content-change>
        <table:cell-content-change table:id="ct143">
          <table:cell-address table:column="1" table:row="9" table:table="3"/>
          <office:change-info>
            <dc:creator>Matthew Hoctor</dc:creator>
            <dc:date>2022-04-02T22:29:24.010000000</dc:date>
          </office:change-info>
          <table:previous table:id="ct112">
            <table:change-track-table-cell office:value-type="float" office:value="2018"/>
          </table:previous>
        </table:cell-content-change>
        <table:cell-content-change table:id="ct144">
          <table:cell-address table:column="1" table:row="10" table:table="3"/>
          <office:change-info>
            <dc:creator>Matthew Hoctor</dc:creator>
            <dc:date>2022-04-02T22:29:24.010000000</dc:date>
          </office:change-info>
          <table:previous table:id="ct113">
            <table:change-track-table-cell office:value-type="float" office:value="2015"/>
          </table:previous>
        </table:cell-content-change>
        <table:cell-content-change table:id="ct145">
          <table:cell-address table:column="4" table:row="2" table:table="3"/>
          <office:change-info>
            <dc:creator>Matthew Hoctor</dc:creator>
            <dc:date>2022-04-02T22:29:24.010000000</dc:date>
          </office:change-info>
          <table:previous table:id="ct117">
            <table:change-track-table-cell office:value-type="string">
              <text:p>Human Subjects Reserch</text:p>
            </table:change-track-table-cell>
          </table:previous>
        </table:cell-content-change>
        <table:cell-content-change table:id="ct146">
          <table:cell-address table:column="4" table:row="3" table:table="3"/>
          <office:change-info>
            <dc:creator>Matthew Hoctor</dc:creator>
            <dc:date>2022-04-02T22:29:24.010000000</dc:date>
          </office:change-info>
          <table:previous table:id="ct118">
            <table:change-track-table-cell office:value-type="string">
              <text:p>Responsible Conduct of Research</text:p>
            </table:change-track-table-cell>
          </table:previous>
        </table:cell-content-change>
        <table:cell-content-change table:id="ct147">
          <table:cell-address table:column="4" table:row="4" table:table="3"/>
          <office:change-info>
            <dc:creator>Matthew Hoctor</dc:creator>
            <dc:date>2022-04-02T22:29:24.010000000</dc:date>
          </office:change-info>
          <table:previous table:id="ct119">
            <table:change-track-table-cell office:value-type="string">
              <text:p>Comprehensive Pharmacist Patient Assessment, Prescribing, and Billing for Oregon's Tobacco Cessation Implementation</text:p>
            </table:change-track-table-cell>
          </table:previous>
        </table:cell-content-change>
        <table:cell-content-change table:id="ct148">
          <table:cell-address table:column="4" table:row="5" table:table="3"/>
          <office:change-info>
            <dc:creator>Matthew Hoctor</dc:creator>
            <dc:date>2022-04-02T22:29:24.010000000</dc:date>
          </office:change-info>
          <table:previous table:id="ct120">
            <table:change-track-table-cell office:value-type="string">
              <text:p>Oregon Comprehensive Contraceptive Education and Certification for the Prescribing Pharmacist</text:p>
            </table:change-track-table-cell>
          </table:previous>
        </table:cell-content-change>
        <table:cell-content-change table:id="ct149">
          <table:cell-address table:column="4" table:row="6" table:table="3"/>
          <office:change-info>
            <dc:creator>Matthew Hoctor</dc:creator>
            <dc:date>2022-04-02T22:29:24.010000000</dc:date>
          </office:change-info>
          <table:previous table:id="ct121">
            <table:change-track-table-cell office:value-type="string">
              <text:p>Basic Life Support</text:p>
            </table:change-track-table-cell>
          </table:previous>
        </table:cell-content-change>
        <table:cell-content-change table:id="ct150">
          <table:cell-address table:column="4" table:row="7" table:table="3"/>
          <office:change-info>
            <dc:creator>Matthew Hoctor</dc:creator>
            <dc:date>2022-04-02T22:29:24.010000000</dc:date>
          </office:change-info>
          <table:previous table:id="ct122">
            <table:change-track-table-cell office:value-type="string">
              <text:p>Treatment Specialist Certification for Nicotine Dependence</text:p>
            </table:change-track-table-cell>
          </table:previous>
        </table:cell-content-change>
        <table:cell-content-change table:id="ct151">
          <table:cell-address table:column="4" table:row="8" table:table="3"/>
          <office:change-info>
            <dc:creator>Matthew Hoctor</dc:creator>
            <dc:date>2022-04-02T22:29:24.010000000</dc:date>
          </office:change-info>
          <table:previous table:id="ct123">
            <table:change-track-table-cell office:value-type="string">
              <text:p>Plant-Based Nutrition Certificate</text:p>
            </table:change-track-table-cell>
          </table:previous>
        </table:cell-content-change>
        <table:cell-content-change table:id="ct152">
          <table:cell-address table:column="4" table:row="9" table:table="3"/>
          <office:change-info>
            <dc:creator>Matthew Hoctor</dc:creator>
            <dc:date>2022-04-02T22:29:24.010000000</dc:date>
          </office:change-info>
          <table:previous table:id="ct124">
            <table:change-track-table-cell office:value-type="string">
              <text:p>USP General Chapter 800 Hazardous Drugs—Handling in Healthcare Settings</text:p>
            </table:change-track-table-cell>
          </table:previous>
        </table:cell-content-change>
        <table:cell-content-change table:id="ct153">
          <table:cell-address table:column="4" table:row="10" table:table="3"/>
          <office:change-info>
            <dc:creator>Matthew Hoctor</dc:creator>
            <dc:date>2022-04-02T22:29:24.010000000</dc:date>
          </office:change-info>
          <table:previous table:id="ct125">
            <table:change-track-table-cell office:value-type="string">
              <text:p>Pharmacy-Based Immunization Delivery</text:p>
            </table:change-track-table-cell>
          </table:previous>
        </table:cell-content-change>
        <table:cell-content-change table:id="ct154">
          <table:cell-address table:column="0" table:row="2" table:table="3"/>
          <office:change-info>
            <dc:creator>Matthew Hoctor</dc:creator>
            <dc:date>2022-04-02T22:29:29.796000000</dc:date>
          </office:change-info>
          <table:previous table:id="ct127">
            <table:change-track-table-cell/>
          </table:previous>
        </table:cell-content-change>
        <table:cell-content-change table:id="ct155">
          <table:cell-address table:column="1" table:row="2" table:table="3"/>
          <office:change-info>
            <dc:creator>Matthew Hoctor</dc:creator>
            <dc:date>2022-04-02T22:29:37.214000000</dc:date>
          </office:change-info>
          <table:previous table:id="ct136">
            <table:change-track-table-cell/>
          </table:previous>
        </table:cell-content-change>
        <table:cell-content-change table:id="ct156">
          <table:cell-address table:column="1" table:row="2" table:table="3"/>
          <office:change-info>
            <dc:creator>Matthew Hoctor</dc:creator>
            <dc:date>2022-04-02T22:29:55.983000000</dc:date>
          </office:change-info>
          <table:previous table:id="ct155">
            <table:change-track-table-cell office:value-type="string">
              <text:p>Sept 2018-Jul 2019</text:p>
            </table:change-track-table-cell>
          </table:previous>
        </table:cell-content-change>
        <table:cell-content-change table:id="ct157">
          <table:cell-address table:column="2" table:row="2" table:table="3"/>
          <office:change-info>
            <dc:creator>Matthew Hoctor</dc:creator>
            <dc:date>2022-04-02T22:29:58.763000000</dc:date>
          </office:change-info>
          <table:previous>
            <table:change-track-table-cell/>
          </table:previous>
        </table:cell-content-change>
        <table:cell-content-change table:id="ct158">
          <table:cell-address table:column="4" table:row="2" table:table="3"/>
          <office:change-info>
            <dc:creator>Matthew Hoctor</dc:creator>
            <dc:date>2022-04-02T22:30:42.897000000</dc:date>
          </office:change-info>
          <table:previous table:id="ct145">
            <table:change-track-table-cell/>
          </table:previous>
        </table:cell-content-change>
        <table:cell-content-change table:id="ct159">
          <table:cell-address table:column="3" table:row="2" table:table="3"/>
          <office:change-info>
            <dc:creator>Matthew Hoctor</dc:creator>
            <dc:date>2022-04-02T22:30:59.801000000</dc:date>
          </office:change-info>
          <table:previous>
            <table:change-track-table-cell/>
          </table:previous>
        </table:cell-content-change>
        <table:cell-content-change table:id="ct160">
          <table:cell-address table:column="0" table:row="3" table:table="3"/>
          <office:change-info>
            <dc:creator>Matthew Hoctor</dc:creator>
            <dc:date>2022-04-02T22:31:08.130000000</dc:date>
          </office:change-info>
          <table:previous table:id="ct128">
            <table:change-track-table-cell/>
          </table:previous>
        </table:cell-content-change>
        <table:cell-content-change table:id="ct161">
          <table:cell-address table:column="1" table:row="3" table:table="3"/>
          <office:change-info>
            <dc:creator>Matthew Hoctor</dc:creator>
            <dc:date>2022-04-02T22:31:08.130000000</dc:date>
          </office:change-info>
          <table:previous table:id="ct137">
            <table:change-track-table-cell/>
          </table:previous>
        </table:cell-content-change>
        <table:cell-content-change table:id="ct162">
          <table:cell-address table:column="2" table:row="3" table:table="3"/>
          <office:change-info>
            <dc:creator>Matthew Hoctor</dc:creator>
            <dc:date>2022-04-02T22:31:08.130000000</dc:date>
          </office:change-info>
          <table:previous>
            <table:change-track-table-cell/>
          </table:previous>
        </table:cell-content-change>
        <table:cell-content-change table:id="ct163">
          <table:cell-address table:column="3" table:row="3" table:table="3"/>
          <office:change-info>
            <dc:creator>Matthew Hoctor</dc:creator>
            <dc:date>2022-04-02T22:31:08.130000000</dc:date>
          </office:change-info>
          <table:previous>
            <table:change-track-table-cell/>
          </table:previous>
        </table:cell-content-change>
        <table:cell-content-change table:id="ct164">
          <table:cell-address table:column="0" table:row="4" table:table="3"/>
          <office:change-info>
            <dc:creator>Matthew Hoctor</dc:creator>
            <dc:date>2022-04-02T22:31:08.960000000</dc:date>
          </office:change-info>
          <table:previous table:id="ct129">
            <table:change-track-table-cell/>
          </table:previous>
        </table:cell-content-change>
        <table:cell-content-change table:id="ct165">
          <table:cell-address table:column="1" table:row="4" table:table="3"/>
          <office:change-info>
            <dc:creator>Matthew Hoctor</dc:creator>
            <dc:date>2022-04-02T22:31:08.960000000</dc:date>
          </office:change-info>
          <table:previous table:id="ct138">
            <table:change-track-table-cell/>
          </table:previous>
        </table:cell-content-change>
        <table:cell-content-change table:id="ct166">
          <table:cell-address table:column="2" table:row="4" table:table="3"/>
          <office:change-info>
            <dc:creator>Matthew Hoctor</dc:creator>
            <dc:date>2022-04-02T22:31:08.960000000</dc:date>
          </office:change-info>
          <table:previous>
            <table:change-track-table-cell/>
          </table:previous>
        </table:cell-content-change>
        <table:cell-content-change table:id="ct167">
          <table:cell-address table:column="3" table:row="4" table:table="3"/>
          <office:change-info>
            <dc:creator>Matthew Hoctor</dc:creator>
            <dc:date>2022-04-02T22:31:08.960000000</dc:date>
          </office:change-info>
          <table:previous>
            <table:change-track-table-cell/>
          </table:previous>
        </table:cell-content-change>
        <table:cell-content-change table:id="ct168">
          <table:cell-address table:column="0" table:row="5" table:table="3"/>
          <office:change-info>
            <dc:creator>Matthew Hoctor</dc:creator>
            <dc:date>2022-04-02T22:31:09.849000000</dc:date>
          </office:change-info>
          <table:previous table:id="ct130">
            <table:change-track-table-cell/>
          </table:previous>
        </table:cell-content-change>
        <table:cell-content-change table:id="ct169">
          <table:cell-address table:column="1" table:row="5" table:table="3"/>
          <office:change-info>
            <dc:creator>Matthew Hoctor</dc:creator>
            <dc:date>2022-04-02T22:31:09.849000000</dc:date>
          </office:change-info>
          <table:previous table:id="ct139">
            <table:change-track-table-cell/>
          </table:previous>
        </table:cell-content-change>
        <table:cell-content-change table:id="ct170">
          <table:cell-address table:column="2" table:row="5" table:table="3"/>
          <office:change-info>
            <dc:creator>Matthew Hoctor</dc:creator>
            <dc:date>2022-04-02T22:31:09.849000000</dc:date>
          </office:change-info>
          <table:previous>
            <table:change-track-table-cell/>
          </table:previous>
        </table:cell-content-change>
        <table:cell-content-change table:id="ct171">
          <table:cell-address table:column="3" table:row="5" table:table="3"/>
          <office:change-info>
            <dc:creator>Matthew Hoctor</dc:creator>
            <dc:date>2022-04-02T22:31:09.849000000</dc:date>
          </office:change-info>
          <table:previous>
            <table:change-track-table-cell/>
          </table:previous>
        </table:cell-content-change>
        <table:cell-content-change table:id="ct172">
          <table:cell-address table:column="0" table:row="6" table:table="3"/>
          <office:change-info>
            <dc:creator>Matthew Hoctor</dc:creator>
            <dc:date>2022-04-02T22:31:10.719000000</dc:date>
          </office:change-info>
          <table:previous table:id="ct131">
            <table:change-track-table-cell/>
          </table:previous>
        </table:cell-content-change>
        <table:cell-content-change table:id="ct173">
          <table:cell-address table:column="1" table:row="6" table:table="3"/>
          <office:change-info>
            <dc:creator>Matthew Hoctor</dc:creator>
            <dc:date>2022-04-02T22:31:10.719000000</dc:date>
          </office:change-info>
          <table:previous table:id="ct140">
            <table:change-track-table-cell/>
          </table:previous>
        </table:cell-content-change>
        <table:cell-content-change table:id="ct174">
          <table:cell-address table:column="2" table:row="6" table:table="3"/>
          <office:change-info>
            <dc:creator>Matthew Hoctor</dc:creator>
            <dc:date>2022-04-02T22:31:10.719000000</dc:date>
          </office:change-info>
          <table:previous>
            <table:change-track-table-cell/>
          </table:previous>
        </table:cell-content-change>
        <table:cell-content-change table:id="ct175">
          <table:cell-address table:column="3" table:row="6" table:table="3"/>
          <office:change-info>
            <dc:creator>Matthew Hoctor</dc:creator>
            <dc:date>2022-04-02T22:31:10.719000000</dc:date>
          </office:change-info>
          <table:previous>
            <table:change-track-table-cell/>
          </table:previous>
        </table:cell-content-change>
        <table:cell-content-change table:id="ct176">
          <table:cell-address table:column="4" table:row="3" table:table="3"/>
          <office:change-info>
            <dc:creator>Matthew Hoctor</dc:creator>
            <dc:date>2022-04-02T22:31:28.840000000</dc:date>
          </office:change-info>
          <table:previous table:id="ct146">
            <table:change-track-table-cell/>
          </table:previous>
        </table:cell-content-change>
        <table:cell-content-change table:id="ct177">
          <table:cell-address table:column="4" table:row="4" table:table="3"/>
          <office:change-info>
            <dc:creator>Matthew Hoctor</dc:creator>
            <dc:date>2022-04-02T22:31:37.791000000</dc:date>
          </office:change-info>
          <table:previous table:id="ct147">
            <table:change-track-table-cell/>
          </table:previous>
        </table:cell-content-change>
        <table:cell-content-change table:id="ct178">
          <table:cell-address table:column="4" table:row="5" table:table="3"/>
          <office:change-info>
            <dc:creator>Matthew Hoctor</dc:creator>
            <dc:date>2022-04-02T22:32:33.026000000</dc:date>
          </office:change-info>
          <table:previous table:id="ct148">
            <table:change-track-table-cell/>
          </table:previous>
        </table:cell-content-change>
        <table:cell-content-change table:id="ct179">
          <table:cell-address table:column="4" table:row="6" table:table="3"/>
          <office:change-info>
            <dc:creator>Matthew Hoctor</dc:creator>
            <dc:date>2022-04-02T22:32:33.026000000</dc:date>
          </office:change-info>
          <table:previous table:id="ct149">
            <table:change-track-table-cell/>
          </table:previous>
        </table:cell-content-change>
        <table:cell-content-change table:id="ct180">
          <table:cell-address table:column="4" table:row="6" table:table="3"/>
          <office:change-info>
            <dc:creator>Matthew Hoctor</dc:creator>
            <dc:date>2022-04-02T22:32:43.715000000</dc:date>
          </office:change-info>
          <table:previous table:id="ct179">
            <table:change-track-table-cell office:value-type="string">
              <text:p>Management System (RPMS) and recommended solutions to the patient and/or provider</text:p>
            </table:change-track-table-cell>
          </table:previous>
        </table:cell-content-change>
        <table:cell-content-change table:id="ct181">
          <table:cell-address table:column="4" table:row="5" table:table="3"/>
          <office:change-info>
            <dc:creator>Matthew Hoctor</dc:creator>
            <dc:date>2022-04-02T22:32:52.132000000</dc:date>
          </office:change-info>
          <table:previous table:id="ct178">
            <table:change-track-table-cell office:value-type="string">
              <text:p>Identified drug-related problems using information from the patient and/or Resource and Patient</text:p>
            </table:change-track-table-cell>
          </table:previous>
        </table:cell-content-change>
        <table:cell-content-change table:id="ct182">
          <table:cell-address table:column="4" table:row="6" table:table="3"/>
          <office:change-info>
            <dc:creator>Matthew Hoctor</dc:creator>
            <dc:date>2022-04-02T22:33:07.808000000</dc:date>
          </office:change-info>
          <table:previous table:id="ct180">
            <table:change-track-table-cell/>
          </table:previous>
        </table:cell-content-change>
        <table:cell-content-change table:id="ct183">
          <table:cell-address table:column="4" table:row="7" table:table="3"/>
          <office:change-info>
            <dc:creator>Matthew Hoctor</dc:creator>
            <dc:date>2022-04-02T22:33:07.808000000</dc:date>
          </office:change-info>
          <table:previous table:id="ct150">
            <table:change-track-table-cell/>
          </table:previous>
        </table:cell-content-change>
        <table:cell-content-change table:id="ct184">
          <table:cell-address table:column="4" table:row="7" table:table="3"/>
          <office:change-info>
            <dc:creator>Matthew Hoctor</dc:creator>
            <dc:date>2022-04-02T22:33:14.783000000</dc:date>
          </office:change-info>
          <table:previous table:id="ct183">
            <table:change-track-table-cell office:value-type="string">
              <text:p>counseling, and medication reconciliation at admissions and discharge</text:p>
            </table:change-track-table-cell>
          </table:previous>
        </table:cell-content-change>
        <table:cell-content-change table:id="ct185">
          <table:cell-address table:column="4" table:row="6" table:table="3"/>
          <office:change-info>
            <dc:creator>Matthew Hoctor</dc:creator>
            <dc:date>2022-04-02T22:33:24.997000000</dc:date>
          </office:change-info>
          <table:previous table:id="ct182">
            <table:change-track-table-cell office:value-type="string">
              <text:p>Provided pharmacy services to the inpatient department including daily rounding, medication discharge</text:p>
            </table:change-track-table-cell>
          </table:previous>
        </table:cell-content-change>
        <table:insertion table:id="ct186" table:type="row" table:position="1" table:table="3">
          <office:change-info>
            <dc:creator>Matthew Hoctor</dc:creator>
            <dc:date>2022-04-02T22:33:37.191000000</dc:date>
          </office:change-info>
          <table:dependencies>
            <table:dependency table:id="ct591"/>
            <table:dependency table:id="ct586"/>
            <table:dependency table:id="ct585"/>
            <table:dependency table:id="ct210"/>
            <table:dependency table:id="ct209"/>
            <table:dependency table:id="ct192"/>
            <table:dependency table:id="ct191"/>
            <table:dependency table:id="ct190"/>
            <table:dependency table:id="ct189"/>
            <table:dependency table:id="ct188"/>
            <table:dependency table:id="ct187"/>
          </table:dependencies>
        </table:insertion>
        <table:cell-content-change table:id="ct187">
          <table:cell-address table:column="0" table:row="1" table:table="3"/>
          <office:change-info>
            <dc:creator>Matthew Hoctor</dc:creator>
            <dc:date>2022-04-02T22:33:41.364000000</dc:date>
          </office:change-info>
          <table:previous>
            <table:change-track-table-cell/>
          </table:previous>
        </table:cell-content-change>
        <table:cell-content-change table:id="ct188">
          <table:cell-address table:column="1" table:row="1" table:table="3"/>
          <office:change-info>
            <dc:creator>Matthew Hoctor</dc:creator>
            <dc:date>2022-04-02T22:33:52.666000000</dc:date>
          </office:change-info>
          <table:previous>
            <table:change-track-table-cell/>
          </table:previous>
        </table:cell-content-change>
        <table:cell-content-change table:id="ct189">
          <table:cell-address table:column="1" table:row="1" table:table="3"/>
          <office:change-info>
            <dc:creator>Matthew Hoctor</dc:creator>
            <dc:date>2022-04-02T22:33:52.666000000</dc:date>
          </office:change-info>
          <table:previous table:id="ct188">
            <table:change-track-table-cell office:value-type="string">
              <text:p>Mar 2022 - Present</text:p>
            </table:change-track-table-cell>
          </table:previous>
        </table:cell-content-change>
        <table:cell-content-change table:id="ct190">
          <table:cell-address table:column="2" table:row="1" table:table="3"/>
          <office:change-info>
            <dc:creator>Matthew Hoctor</dc:creator>
            <dc:date>2022-04-02T22:34:44.039000000</dc:date>
          </office:change-info>
          <table:previous>
            <table:change-track-table-cell/>
          </table:previous>
        </table:cell-content-change>
        <table:cell-content-change table:id="ct191">
          <table:cell-address table:column="3" table:row="1" table:table="3"/>
          <office:change-info>
            <dc:creator>Matthew Hoctor</dc:creator>
            <dc:date>2022-04-02T22:35:00.328000000</dc:date>
          </office:change-info>
          <table:previous>
            <table:change-track-table-cell/>
          </table:previous>
        </table:cell-content-change>
        <table:cell-content-change table:id="ct192">
          <table:cell-address table:column="4" table:row="1" table:table="3"/>
          <office:change-info>
            <dc:creator>Matthew Hoctor</dc:creator>
            <dc:date>2022-04-02T22:35:36.249000000</dc:date>
          </office:change-info>
          <table:previous>
            <table:change-track-table-cell/>
          </table:previous>
        </table:cell-content-change>
        <table:movement table:id="ct193">
          <table:source-range-address table:start-column="4" table:start-row="5" table:start-table="3" table:end-column="4" table:end-row="6" table:end-table="3"/>
          <table:target-range-address table:start-column="4" table:start-row="5" table:start-table="3" table:end-column="4" table:end-row="6" table:end-table="3"/>
          <office:change-info>
            <dc:creator>Matthew Hoctor</dc:creator>
            <dc:date>2022-04-02T22:36:39.398000000</dc:date>
          </office:change-info>
          <table:deletions>
            <table:cell-content-deletion table:id="ct185">
              <table:change-track-table-cell office:value-type="string">
                <text:p>Provided pharmacy services to the inpatient department including daily rounding, medication discharge counseling, and medication reconciliation at admissions and discharge</text:p>
              </table:change-track-table-cell>
            </table:cell-content-deletion>
            <table:cell-content-deletion table:id="ct181">
              <table:change-track-table-cell office:value-type="string">
                <text:p>Identified drug-related problems using information from the patient and/or Resource and Patient Management System (RPMS) and recommended solutions to the patient and/or provider</text:p>
              </table:change-track-table-cell>
            </table:cell-content-deletion>
          </table:deletions>
        </table:movement>
        <table:insertion table:id="ct194" table:type="table" table:position="4">
          <office:change-info>
            <dc:creator>Matthew Hoctor</dc:creator>
            <dc:date>2022-04-02T22:46:41.666000000</dc:date>
          </office:change-info>
          <table:dependencies>
            <table:dependency table:id="ct638"/>
            <table:dependency table:id="ct637"/>
            <table:dependency table:id="ct636"/>
            <table:dependency table:id="ct635"/>
            <table:dependency table:id="ct634"/>
            <table:dependency table:id="ct633"/>
            <table:dependency table:id="ct632"/>
            <table:dependency table:id="ct631"/>
            <table:dependency table:id="ct630"/>
            <table:dependency table:id="ct629"/>
            <table:dependency table:id="ct628"/>
            <table:dependency table:id="ct627"/>
            <table:dependency table:id="ct626"/>
            <table:dependency table:id="ct625"/>
            <table:dependency table:id="ct624"/>
            <table:dependency table:id="ct623"/>
            <table:dependency table:id="ct622"/>
            <table:dependency table:id="ct621"/>
            <table:dependency table:id="ct620"/>
            <table:dependency table:id="ct619"/>
            <table:dependency table:id="ct618"/>
            <table:dependency table:id="ct617"/>
            <table:dependency table:id="ct616"/>
            <table:dependency table:id="ct615"/>
            <table:dependency table:id="ct614"/>
            <table:dependency table:id="ct613"/>
            <table:dependency table:id="ct612"/>
            <table:dependency table:id="ct611"/>
            <table:dependency table:id="ct610"/>
            <table:dependency table:id="ct609"/>
            <table:dependency table:id="ct608"/>
            <table:dependency table:id="ct607"/>
            <table:dependency table:id="ct606"/>
            <table:dependency table:id="ct578"/>
            <table:dependency table:id="ct577"/>
            <table:dependency table:id="ct576"/>
            <table:dependency table:id="ct575"/>
            <table:dependency table:id="ct574"/>
            <table:dependency table:id="ct573"/>
            <table:dependency table:id="ct572"/>
            <table:dependency table:id="ct571"/>
            <table:dependency table:id="ct570"/>
            <table:dependency table:id="ct569"/>
            <table:dependency table:id="ct568"/>
            <table:dependency table:id="ct567"/>
            <table:dependency table:id="ct566"/>
            <table:dependency table:id="ct565"/>
            <table:dependency table:id="ct564"/>
            <table:dependency table:id="ct563"/>
            <table:dependency table:id="ct562"/>
            <table:dependency table:id="ct561"/>
            <table:dependency table:id="ct560"/>
            <table:dependency table:id="ct559"/>
            <table:dependency table:id="ct558"/>
            <table:dependency table:id="ct557"/>
            <table:dependency table:id="ct556"/>
            <table:dependency table:id="ct555"/>
            <table:dependency table:id="ct554"/>
            <table:dependency table:id="ct553"/>
            <table:dependency table:id="ct552"/>
            <table:dependency table:id="ct551"/>
            <table:dependency table:id="ct550"/>
            <table:dependency table:id="ct549"/>
            <table:dependency table:id="ct548"/>
            <table:dependency table:id="ct547"/>
            <table:dependency table:id="ct546"/>
            <table:dependency table:id="ct545"/>
            <table:dependency table:id="ct544"/>
            <table:dependency table:id="ct543"/>
            <table:dependency table:id="ct542"/>
            <table:dependency table:id="ct541"/>
            <table:dependency table:id="ct540"/>
            <table:dependency table:id="ct539"/>
            <table:dependency table:id="ct538"/>
            <table:dependency table:id="ct537"/>
            <table:dependency table:id="ct536"/>
            <table:dependency table:id="ct535"/>
            <table:dependency table:id="ct534"/>
            <table:dependency table:id="ct533"/>
            <table:dependency table:id="ct532"/>
            <table:dependency table:id="ct531"/>
            <table:dependency table:id="ct530"/>
            <table:dependency table:id="ct529"/>
            <table:dependency table:id="ct528"/>
            <table:dependency table:id="ct527"/>
            <table:dependency table:id="ct526"/>
            <table:dependency table:id="ct525"/>
            <table:dependency table:id="ct524"/>
            <table:dependency table:id="ct523"/>
            <table:dependency table:id="ct522"/>
            <table:dependency table:id="ct521"/>
            <table:dependency table:id="ct520"/>
            <table:dependency table:id="ct519"/>
            <table:dependency table:id="ct518"/>
            <table:dependency table:id="ct517"/>
            <table:dependency table:id="ct516"/>
            <table:dependency table:id="ct515"/>
            <table:dependency table:id="ct514"/>
            <table:dependency table:id="ct513"/>
            <table:dependency table:id="ct512"/>
            <table:dependency table:id="ct511"/>
            <table:dependency table:id="ct510"/>
            <table:dependency table:id="ct509"/>
            <table:dependency table:id="ct508"/>
            <table:dependency table:id="ct507"/>
            <table:dependency table:id="ct506"/>
            <table:dependency table:id="ct505"/>
            <table:dependency table:id="ct504"/>
            <table:dependency table:id="ct503"/>
            <table:dependency table:id="ct502"/>
            <table:dependency table:id="ct501"/>
            <table:dependency table:id="ct500"/>
            <table:dependency table:id="ct499"/>
            <table:dependency table:id="ct498"/>
            <table:dependency table:id="ct497"/>
            <table:dependency table:id="ct496"/>
            <table:dependency table:id="ct495"/>
            <table:dependency table:id="ct494"/>
            <table:dependency table:id="ct493"/>
            <table:dependency table:id="ct492"/>
            <table:dependency table:id="ct491"/>
            <table:dependency table:id="ct490"/>
            <table:dependency table:id="ct489"/>
            <table:dependency table:id="ct488"/>
            <table:dependency table:id="ct487"/>
            <table:dependency table:id="ct486"/>
            <table:dependency table:id="ct485"/>
            <table:dependency table:id="ct484"/>
            <table:dependency table:id="ct483"/>
            <table:dependency table:id="ct482"/>
            <table:dependency table:id="ct481"/>
            <table:dependency table:id="ct480"/>
            <table:dependency table:id="ct479"/>
            <table:dependency table:id="ct478"/>
            <table:dependency table:id="ct477"/>
            <table:dependency table:id="ct476"/>
            <table:dependency table:id="ct475"/>
            <table:dependency table:id="ct474"/>
            <table:dependency table:id="ct473"/>
            <table:dependency table:id="ct472"/>
            <table:dependency table:id="ct471"/>
            <table:dependency table:id="ct470"/>
            <table:dependency table:id="ct469"/>
            <table:dependency table:id="ct468"/>
            <table:dependency table:id="ct467"/>
            <table:dependency table:id="ct466"/>
            <table:dependency table:id="ct465"/>
            <table:dependency table:id="ct464"/>
            <table:dependency table:id="ct463"/>
            <table:dependency table:id="ct462"/>
            <table:dependency table:id="ct461"/>
            <table:dependency table:id="ct460"/>
            <table:dependency table:id="ct459"/>
            <table:dependency table:id="ct458"/>
            <table:dependency table:id="ct457"/>
            <table:dependency table:id="ct456"/>
            <table:dependency table:id="ct455"/>
            <table:dependency table:id="ct454"/>
            <table:dependency table:id="ct453"/>
            <table:dependency table:id="ct452"/>
            <table:dependency table:id="ct451"/>
            <table:dependency table:id="ct450"/>
            <table:dependency table:id="ct449"/>
            <table:dependency table:id="ct448"/>
            <table:dependency table:id="ct447"/>
            <table:dependency table:id="ct446"/>
            <table:dependency table:id="ct445"/>
            <table:dependency table:id="ct444"/>
            <table:dependency table:id="ct443"/>
            <table:dependency table:id="ct442"/>
            <table:dependency table:id="ct441"/>
            <table:dependency table:id="ct440"/>
            <table:dependency table:id="ct439"/>
            <table:dependency table:id="ct438"/>
            <table:dependency table:id="ct437"/>
            <table:dependency table:id="ct436"/>
            <table:dependency table:id="ct435"/>
            <table:dependency table:id="ct434"/>
            <table:dependency table:id="ct433"/>
            <table:dependency table:id="ct432"/>
            <table:dependency table:id="ct431"/>
            <table:dependency table:id="ct430"/>
            <table:dependency table:id="ct429"/>
            <table:dependency table:id="ct428"/>
            <table:dependency table:id="ct427"/>
            <table:dependency table:id="ct426"/>
            <table:dependency table:id="ct425"/>
            <table:dependency table:id="ct424"/>
            <table:dependency table:id="ct423"/>
            <table:dependency table:id="ct422"/>
            <table:dependency table:id="ct421"/>
            <table:dependency table:id="ct420"/>
            <table:dependency table:id="ct419"/>
            <table:dependency table:id="ct418"/>
            <table:dependency table:id="ct417"/>
            <table:dependency table:id="ct416"/>
            <table:dependency table:id="ct415"/>
            <table:dependency table:id="ct414"/>
            <table:dependency table:id="ct413"/>
            <table:dependency table:id="ct412"/>
            <table:dependency table:id="ct411"/>
            <table:dependency table:id="ct410"/>
            <table:dependency table:id="ct409"/>
            <table:dependency table:id="ct408"/>
            <table:dependency table:id="ct407"/>
            <table:dependency table:id="ct406"/>
            <table:dependency table:id="ct405"/>
            <table:dependency table:id="ct404"/>
            <table:dependency table:id="ct403"/>
            <table:dependency table:id="ct402"/>
            <table:dependency table:id="ct401"/>
            <table:dependency table:id="ct400"/>
            <table:dependency table:id="ct399"/>
            <table:dependency table:id="ct398"/>
            <table:dependency table:id="ct397"/>
            <table:dependency table:id="ct396"/>
            <table:dependency table:id="ct395"/>
            <table:dependency table:id="ct394"/>
            <table:dependency table:id="ct393"/>
            <table:dependency table:id="ct392"/>
            <table:dependency table:id="ct391"/>
            <table:dependency table:id="ct390"/>
            <table:dependency table:id="ct389"/>
            <table:dependency table:id="ct388"/>
            <table:dependency table:id="ct387"/>
            <table:dependency table:id="ct201"/>
            <table:dependency table:id="ct200"/>
            <table:dependency table:id="ct199"/>
            <table:dependency table:id="ct198"/>
            <table:dependency table:id="ct197"/>
            <table:dependency table:id="ct196"/>
          </table:dependencies>
        </table:insertion>
        <table:insertion table:id="ct195" table:type="table" table:position="5">
          <office:change-info>
            <dc:creator>Matthew Hoctor</dc:creator>
            <dc:date>2022-04-02T22:46:54.502000000</dc:date>
          </office:change-info>
          <table:dependencies>
            <table:dependency table:id="ct649"/>
            <table:dependency table:id="ct648"/>
            <table:dependency table:id="ct647"/>
            <table:dependency table:id="ct646"/>
            <table:dependency table:id="ct645"/>
            <table:dependency table:id="ct644"/>
            <table:dependency table:id="ct643"/>
            <table:dependency table:id="ct642"/>
            <table:dependency table:id="ct641"/>
            <table:dependency table:id="ct640"/>
            <table:dependency table:id="ct639"/>
            <table:dependency table:id="ct589"/>
            <table:dependency table:id="ct588"/>
            <table:dependency table:id="ct587"/>
            <table:dependency table:id="ct275"/>
            <table:dependency table:id="ct274"/>
            <table:dependency table:id="ct273"/>
            <table:dependency table:id="ct272"/>
            <table:dependency table:id="ct271"/>
            <table:dependency table:id="ct270"/>
            <table:dependency table:id="ct269"/>
            <table:dependency table:id="ct268"/>
            <table:dependency table:id="ct267"/>
            <table:dependency table:id="ct266"/>
            <table:dependency table:id="ct265"/>
            <table:dependency table:id="ct264"/>
            <table:dependency table:id="ct263"/>
            <table:dependency table:id="ct262"/>
            <table:dependency table:id="ct261"/>
            <table:dependency table:id="ct258"/>
            <table:dependency table:id="ct257"/>
            <table:dependency table:id="ct256"/>
            <table:dependency table:id="ct255"/>
            <table:dependency table:id="ct254"/>
            <table:dependency table:id="ct253"/>
            <table:dependency table:id="ct252"/>
            <table:dependency table:id="ct251"/>
            <table:dependency table:id="ct250"/>
            <table:dependency table:id="ct249"/>
            <table:dependency table:id="ct248"/>
            <table:dependency table:id="ct245"/>
            <table:dependency table:id="ct244"/>
            <table:dependency table:id="ct243"/>
            <table:dependency table:id="ct242"/>
            <table:dependency table:id="ct241"/>
            <table:dependency table:id="ct240"/>
            <table:dependency table:id="ct239"/>
            <table:dependency table:id="ct238"/>
            <table:dependency table:id="ct237"/>
            <table:dependency table:id="ct236"/>
            <table:dependency table:id="ct235"/>
            <table:dependency table:id="ct234"/>
            <table:dependency table:id="ct233"/>
            <table:dependency table:id="ct232"/>
            <table:dependency table:id="ct231"/>
            <table:dependency table:id="ct230"/>
            <table:dependency table:id="ct229"/>
            <table:dependency table:id="ct228"/>
            <table:dependency table:id="ct227"/>
            <table:dependency table:id="ct226"/>
            <table:dependency table:id="ct225"/>
            <table:dependency table:id="ct224"/>
            <table:dependency table:id="ct223"/>
            <table:dependency table:id="ct222"/>
            <table:dependency table:id="ct221"/>
            <table:dependency table:id="ct220"/>
            <table:dependency table:id="ct219"/>
            <table:dependency table:id="ct218"/>
            <table:dependency table:id="ct217"/>
            <table:dependency table:id="ct216"/>
            <table:dependency table:id="ct215"/>
            <table:dependency table:id="ct214"/>
            <table:dependency table:id="ct213"/>
            <table:dependency table:id="ct212"/>
            <table:dependency table:id="ct211"/>
            <table:dependency table:id="ct206"/>
            <table:dependency table:id="ct205"/>
            <table:dependency table:id="ct204"/>
            <table:dependency table:id="ct203"/>
            <table:dependency table:id="ct202"/>
          </table:dependencies>
        </table:insertion>
        <table:cell-content-change table:id="ct196">
          <table:cell-address table:column="0" table:row="0" table:table="4"/>
          <office:change-info>
            <dc:creator>Matthew Hoctor</dc:creator>
            <dc:date>2022-04-02T22:48:56.809000000</dc:date>
          </office:change-info>
          <table:previous>
            <table:change-track-table-cell/>
          </table:previous>
        </table:cell-content-change>
        <table:cell-content-change table:id="ct197">
          <table:cell-address table:column="1" table:row="0" table:table="4"/>
          <office:change-info>
            <dc:creator>Matthew Hoctor</dc:creator>
            <dc:date>2022-04-02T22:48:56.809000000</dc:date>
          </office:change-info>
          <table:previous>
            <table:change-track-table-cell/>
          </table:previous>
        </table:cell-content-change>
        <table:cell-content-change table:id="ct198">
          <table:cell-address table:column="2" table:row="0" table:table="4"/>
          <office:change-info>
            <dc:creator>Matthew Hoctor</dc:creator>
            <dc:date>2022-04-02T22:48:56.809000000</dc:date>
          </office:change-info>
          <table:previous>
            <table:change-track-table-cell/>
          </table:previous>
        </table:cell-content-change>
        <table:cell-content-change table:id="ct199">
          <table:cell-address table:column="3" table:row="0" table:table="4"/>
          <office:change-info>
            <dc:creator>Matthew Hoctor</dc:creator>
            <dc:date>2022-04-02T22:48:56.809000000</dc:date>
          </office:change-info>
          <table:previous>
            <table:change-track-table-cell/>
          </table:previous>
        </table:cell-content-change>
        <table:cell-content-change table:id="ct200">
          <table:cell-address table:column="4" table:row="0" table:table="4"/>
          <office:change-info>
            <dc:creator>Matthew Hoctor</dc:creator>
            <dc:date>2022-04-02T22:48:56.809000000</dc:date>
          </office:change-info>
          <table:previous>
            <table:change-track-table-cell/>
          </table:previous>
        </table:cell-content-change>
        <table:cell-content-change table:id="ct201">
          <table:cell-address table:column="0" table:row="0" table:table="4"/>
          <office:change-info>
            <dc:creator>Matthew Hoctor</dc:creator>
            <dc:date>2022-04-02T22:49:01.230000000</dc:date>
          </office:change-info>
          <table:previous table:id="ct196">
            <table:change-track-table-cell office:value-type="string">
              <text:p>exp</text:p>
            </table:change-track-table-cell>
          </table:previous>
        </table:cell-content-change>
        <table:cell-content-change table:id="ct202">
          <table:cell-address table:column="0" table:row="0" table:table="5"/>
          <office:change-info>
            <dc:creator>Matthew Hoctor</dc:creator>
            <dc:date>2022-04-02T22:49:06.821000000</dc:date>
          </office:change-info>
          <table:previous>
            <table:change-track-table-cell/>
          </table:previous>
        </table:cell-content-change>
        <table:cell-content-change table:id="ct203">
          <table:cell-address table:column="1" table:row="0" table:table="5"/>
          <office:change-info>
            <dc:creator>Matthew Hoctor</dc:creator>
            <dc:date>2022-04-02T22:49:06.822000000</dc:date>
          </office:change-info>
          <table:previous>
            <table:change-track-table-cell/>
          </table:previous>
        </table:cell-content-change>
        <table:cell-content-change table:id="ct204">
          <table:cell-address table:column="2" table:row="0" table:table="5"/>
          <office:change-info>
            <dc:creator>Matthew Hoctor</dc:creator>
            <dc:date>2022-04-02T22:49:06.822000000</dc:date>
          </office:change-info>
          <table:previous>
            <table:change-track-table-cell/>
          </table:previous>
        </table:cell-content-change>
        <table:cell-content-change table:id="ct205">
          <table:cell-address table:column="3" table:row="0" table:table="5"/>
          <office:change-info>
            <dc:creator>Matthew Hoctor</dc:creator>
            <dc:date>2022-04-02T22:49:06.822000000</dc:date>
          </office:change-info>
          <table:previous>
            <table:change-track-table-cell/>
          </table:previous>
        </table:cell-content-change>
        <table:cell-content-change table:id="ct206">
          <table:cell-address table:column="4" table:row="0" table:table="5"/>
          <office:change-info>
            <dc:creator>Matthew Hoctor</dc:creator>
            <dc:date>2022-04-02T22:49:06.822000000</dc:date>
          </office:change-info>
          <table:previous>
            <table:change-track-table-cell/>
          </table:previous>
        </table:cell-content-change>
        <table:cell-content-change table:id="ct207">
          <table:cell-address table:column="0" table:row="0" table:table="3"/>
          <office:change-info>
            <dc:creator>Matthew Hoctor</dc:creator>
            <dc:date>2022-04-02T22:52:18.187000000</dc:date>
          </office:change-info>
          <table:previous table:id="ct126">
            <table:change-track-table-cell office:value-type="string">
              <text:p>exp</text:p>
            </table:change-track-table-cell>
          </table:previous>
        </table:cell-content-change>
        <table:movement table:id="ct208">
          <table:source-range-address table:start-column="2" table:start-row="1" table:start-table="3" table:end-column="2" table:end-row="6" table:end-table="3"/>
          <table:target-range-address table:start-column="1" table:start-row="16" table:start-table="3" table:end-column="1" table:end-row="21" table:end-table="3"/>
          <office:change-info>
            <dc:creator>Matthew Hoctor</dc:creator>
            <dc:date>2022-04-02T22:52:23.113000000</dc:date>
          </office:change-info>
          <table:dependencies>
            <table:dependency table:id="ct210"/>
          </table:dependencies>
        </table:movement>
        <table:movement table:id="ct209">
          <table:source-range-address table:start-column="0" table:start-row="1" table:start-table="3" table:end-column="0" table:end-row="6" table:end-table="3"/>
          <table:target-range-address table:start-column="2" table:start-row="1" table:start-table="3" table:end-column="2" table:end-row="6" table:end-table="3"/>
          <office:change-info>
            <dc:creator>Matthew Hoctor</dc:creator>
            <dc:date>2022-04-02T22:52:28.455000000</dc:date>
          </office:change-info>
          <table:dependencies>
            <table:dependency table:id="ct584"/>
          </table:dependencies>
        </table:movement>
        <table:movement table:id="ct210">
          <table:source-range-address table:start-column="1" table:start-row="16" table:start-table="3" table:end-column="1" table:end-row="21" table:end-table="3"/>
          <table:target-range-address table:start-column="0" table:start-row="1" table:start-table="3" table:end-column="0" table:end-row="6" table:end-table="3"/>
          <office:change-info>
            <dc:creator>Matthew Hoctor</dc:creator>
            <dc:date>2022-04-02T22:52:33.633000000</dc:date>
          </office:change-info>
          <table:dependencies>
            <table:dependency table:id="ct585"/>
          </table:dependencies>
        </table:movement>
        <table:cell-content-change table:id="ct211">
          <table:cell-address table:column="2" table:row="5" table:table="5"/>
          <office:change-info>
            <dc:creator>Matthew Hoctor</dc:creator>
            <dc:date>2022-04-02T22:53:41.627000000</dc:date>
          </office:change-info>
          <table:previous>
            <table:change-track-table-cell/>
          </table:previous>
        </table:cell-content-change>
        <table:cell-content-change table:id="ct212">
          <table:cell-address table:column="1" table:row="5" table:table="5"/>
          <office:change-info>
            <dc:creator>Matthew Hoctor</dc:creator>
            <dc:date>2022-04-02T22:54:15.609000000</dc:date>
          </office:change-info>
          <table:previous>
            <table:change-track-table-cell/>
          </table:previous>
        </table:cell-content-change>
        <table:cell-content-change table:id="ct213">
          <table:cell-address table:column="1" table:row="5" table:table="5"/>
          <office:change-info>
            <dc:creator>Matthew Hoctor</dc:creator>
            <dc:date>2022-04-02T22:54:15.610000000</dc:date>
          </office:change-info>
          <table:previous table:id="ct212">
            <table:change-track-table-cell office:value-type="string">
              <text:p>Jun to Aug 2014 - 2019</text:p>
            </table:change-track-table-cell>
          </table:previous>
        </table:cell-content-change>
        <table:cell-content-change table:id="ct214">
          <table:cell-address table:column="0" table:row="5" table:table="5"/>
          <office:change-info>
            <dc:creator>Matthew Hoctor</dc:creator>
            <dc:date>2022-04-02T22:54:30.022000000</dc:date>
          </office:change-info>
          <table:previous>
            <table:change-track-table-cell/>
          </table:previous>
        </table:cell-content-change>
        <table:cell-content-change table:id="ct215">
          <table:cell-address table:column="3" table:row="5" table:table="5"/>
          <office:change-info>
            <dc:creator>Matthew Hoctor</dc:creator>
            <dc:date>2022-04-02T22:55:46.942000000</dc:date>
          </office:change-info>
          <table:previous>
            <table:change-track-table-cell/>
          </table:previous>
        </table:cell-content-change>
        <table:cell-content-change table:id="ct216">
          <table:cell-address table:column="4" table:row="5" table:table="5"/>
          <office:change-info>
            <dc:creator>Matthew Hoctor</dc:creator>
            <dc:date>2022-04-02T22:56:13.538000000</dc:date>
          </office:change-info>
          <table:previous>
            <table:change-track-table-cell/>
          </table:previous>
        </table:cell-content-change>
        <table:cell-content-change table:id="ct217">
          <table:cell-address table:column="4" table:row="5" table:table="5"/>
          <office:change-info>
            <dc:creator>Matthew Hoctor</dc:creator>
            <dc:date>2022-04-02T22:56:32.212000000</dc:date>
          </office:change-info>
          <table:previous table:id="ct216">
            <table:change-track-table-cell office:value-type="string">
              <text:p>Performed pre-camp medication reconciliation for pediatric campers with chronic illnesses including HIV,</text:p>
            </table:change-track-table-cell>
          </table:previous>
        </table:cell-content-change>
        <table:cell-content-change table:id="ct218">
          <table:cell-address table:column="2" table:row="6" table:table="5"/>
          <office:change-info>
            <dc:creator>Matthew Hoctor</dc:creator>
            <dc:date>2022-04-02T22:56:43.337000000</dc:date>
          </office:change-info>
          <table:previous>
            <table:change-track-table-cell/>
          </table:previous>
        </table:cell-content-change>
        <table:cell-content-change table:id="ct219">
          <table:cell-address table:column="1" table:row="6" table:table="5"/>
          <office:change-info>
            <dc:creator>Matthew Hoctor</dc:creator>
            <dc:date>2022-04-02T22:56:43.337000000</dc:date>
          </office:change-info>
          <table:previous>
            <table:change-track-table-cell/>
          </table:previous>
        </table:cell-content-change>
        <table:cell-content-change table:id="ct220">
          <table:cell-address table:column="0" table:row="6" table:table="5"/>
          <office:change-info>
            <dc:creator>Matthew Hoctor</dc:creator>
            <dc:date>2022-04-02T22:56:43.337000000</dc:date>
          </office:change-info>
          <table:previous>
            <table:change-track-table-cell/>
          </table:previous>
        </table:cell-content-change>
        <table:cell-content-change table:id="ct221">
          <table:cell-address table:column="3" table:row="6" table:table="5"/>
          <office:change-info>
            <dc:creator>Matthew Hoctor</dc:creator>
            <dc:date>2022-04-02T22:56:43.337000000</dc:date>
          </office:change-info>
          <table:previous>
            <table:change-track-table-cell/>
          </table:previous>
        </table:cell-content-change>
        <table:cell-content-change table:id="ct222">
          <table:cell-address table:column="2" table:row="7" table:table="5"/>
          <office:change-info>
            <dc:creator>Matthew Hoctor</dc:creator>
            <dc:date>2022-04-02T22:56:44.705000000</dc:date>
          </office:change-info>
          <table:previous>
            <table:change-track-table-cell/>
          </table:previous>
        </table:cell-content-change>
        <table:cell-content-change table:id="ct223">
          <table:cell-address table:column="1" table:row="7" table:table="5"/>
          <office:change-info>
            <dc:creator>Matthew Hoctor</dc:creator>
            <dc:date>2022-04-02T22:56:44.705000000</dc:date>
          </office:change-info>
          <table:previous>
            <table:change-track-table-cell/>
          </table:previous>
        </table:cell-content-change>
        <table:cell-content-change table:id="ct224">
          <table:cell-address table:column="0" table:row="7" table:table="5"/>
          <office:change-info>
            <dc:creator>Matthew Hoctor</dc:creator>
            <dc:date>2022-04-02T22:56:44.705000000</dc:date>
          </office:change-info>
          <table:previous>
            <table:change-track-table-cell/>
          </table:previous>
        </table:cell-content-change>
        <table:cell-content-change table:id="ct225">
          <table:cell-address table:column="3" table:row="7" table:table="5"/>
          <office:change-info>
            <dc:creator>Matthew Hoctor</dc:creator>
            <dc:date>2022-04-02T22:56:44.705000000</dc:date>
          </office:change-info>
          <table:previous>
            <table:change-track-table-cell/>
          </table:previous>
        </table:cell-content-change>
        <table:cell-content-change table:id="ct226">
          <table:cell-address table:column="2" table:row="8" table:table="5"/>
          <office:change-info>
            <dc:creator>Matthew Hoctor</dc:creator>
            <dc:date>2022-04-02T22:56:45.441000000</dc:date>
          </office:change-info>
          <table:previous>
            <table:change-track-table-cell/>
          </table:previous>
        </table:cell-content-change>
        <table:cell-content-change table:id="ct227">
          <table:cell-address table:column="1" table:row="8" table:table="5"/>
          <office:change-info>
            <dc:creator>Matthew Hoctor</dc:creator>
            <dc:date>2022-04-02T22:56:45.441000000</dc:date>
          </office:change-info>
          <table:previous>
            <table:change-track-table-cell/>
          </table:previous>
        </table:cell-content-change>
        <table:cell-content-change table:id="ct228">
          <table:cell-address table:column="0" table:row="8" table:table="5"/>
          <office:change-info>
            <dc:creator>Matthew Hoctor</dc:creator>
            <dc:date>2022-04-02T22:56:45.441000000</dc:date>
          </office:change-info>
          <table:previous>
            <table:change-track-table-cell/>
          </table:previous>
        </table:cell-content-change>
        <table:cell-content-change table:id="ct229">
          <table:cell-address table:column="3" table:row="8" table:table="5"/>
          <office:change-info>
            <dc:creator>Matthew Hoctor</dc:creator>
            <dc:date>2022-04-02T22:56:45.441000000</dc:date>
          </office:change-info>
          <table:previous>
            <table:change-track-table-cell/>
          </table:previous>
        </table:cell-content-change>
        <table:cell-content-change table:id="ct230">
          <table:cell-address table:column="4" table:row="6" table:table="5"/>
          <office:change-info>
            <dc:creator>Matthew Hoctor</dc:creator>
            <dc:date>2022-04-02T22:56:56.296000000</dc:date>
          </office:change-info>
          <table:previous>
            <table:change-track-table-cell/>
          </table:previous>
        </table:cell-content-change>
        <table:cell-content-change table:id="ct231">
          <table:cell-address table:column="4" table:row="7" table:table="5"/>
          <office:change-info>
            <dc:creator>Matthew Hoctor</dc:creator>
            <dc:date>2022-04-02T22:57:05.539000000</dc:date>
          </office:change-info>
          <table:previous>
            <table:change-track-table-cell/>
          </table:previous>
        </table:cell-content-change>
        <table:cell-content-change table:id="ct232">
          <table:cell-address table:column="4" table:row="8" table:table="5"/>
          <office:change-info>
            <dc:creator>Matthew Hoctor</dc:creator>
            <dc:date>2022-04-02T22:57:16.686000000</dc:date>
          </office:change-info>
          <table:previous>
            <table:change-track-table-cell/>
          </table:previous>
        </table:cell-content-change>
        <table:cell-content-change table:id="ct233">
          <table:cell-address table:column="4" table:row="9" table:table="5"/>
          <office:change-info>
            <dc:creator>Matthew Hoctor</dc:creator>
            <dc:date>2022-04-02T22:57:27.618000000</dc:date>
          </office:change-info>
          <table:previous>
            <table:change-track-table-cell/>
          </table:previous>
        </table:cell-content-change>
        <table:cell-content-change table:id="ct234">
          <table:cell-address table:column="2" table:row="9" table:table="5"/>
          <office:change-info>
            <dc:creator>Matthew Hoctor</dc:creator>
            <dc:date>2022-04-02T22:57:35.490000000</dc:date>
          </office:change-info>
          <table:previous>
            <table:change-track-table-cell/>
          </table:previous>
        </table:cell-content-change>
        <table:cell-content-change table:id="ct235">
          <table:cell-address table:column="1" table:row="9" table:table="5"/>
          <office:change-info>
            <dc:creator>Matthew Hoctor</dc:creator>
            <dc:date>2022-04-02T22:57:35.490000000</dc:date>
          </office:change-info>
          <table:previous>
            <table:change-track-table-cell/>
          </table:previous>
        </table:cell-content-change>
        <table:cell-content-change table:id="ct236">
          <table:cell-address table:column="0" table:row="9" table:table="5"/>
          <office:change-info>
            <dc:creator>Matthew Hoctor</dc:creator>
            <dc:date>2022-04-02T22:57:35.490000000</dc:date>
          </office:change-info>
          <table:previous>
            <table:change-track-table-cell/>
          </table:previous>
        </table:cell-content-change>
        <table:cell-content-change table:id="ct237">
          <table:cell-address table:column="3" table:row="9" table:table="5"/>
          <office:change-info>
            <dc:creator>Matthew Hoctor</dc:creator>
            <dc:date>2022-04-02T22:57:35.490000000</dc:date>
          </office:change-info>
          <table:previous>
            <table:change-track-table-cell/>
          </table:previous>
        </table:cell-content-change>
        <table:cell-content-change table:id="ct238">
          <table:cell-address table:column="2" table:row="10" table:table="5"/>
          <office:change-info>
            <dc:creator>Matthew Hoctor</dc:creator>
            <dc:date>2022-04-02T22:58:16.913000000</dc:date>
          </office:change-info>
          <table:previous>
            <table:change-track-table-cell/>
          </table:previous>
        </table:cell-content-change>
        <table:cell-content-change table:id="ct239">
          <table:cell-address table:column="1" table:row="10" table:table="5"/>
          <office:change-info>
            <dc:creator>Matthew Hoctor</dc:creator>
            <dc:date>2022-04-02T22:58:32.546000000</dc:date>
          </office:change-info>
          <table:previous>
            <table:change-track-table-cell/>
          </table:previous>
        </table:cell-content-change>
        <table:cell-content-change table:id="ct240">
          <table:cell-address table:column="1" table:row="10" table:table="5"/>
          <office:change-info>
            <dc:creator>Matthew Hoctor</dc:creator>
            <dc:date>2022-04-02T22:58:32.547000000</dc:date>
          </office:change-info>
          <table:previous table:id="ct239">
            <table:change-track-table-cell office:value-type="string">
              <text:p>2012 - Present</text:p>
            </table:change-track-table-cell>
          </table:previous>
        </table:cell-content-change>
        <table:cell-content-change table:id="ct241">
          <table:cell-address table:column="0" table:row="10" table:table="5"/>
          <office:change-info>
            <dc:creator>Matthew Hoctor</dc:creator>
            <dc:date>2022-04-02T22:58:40.906000000</dc:date>
          </office:change-info>
          <table:previous>
            <table:change-track-table-cell/>
          </table:previous>
        </table:cell-content-change>
        <table:cell-content-change table:id="ct242">
          <table:cell-address table:column="0" table:row="10" table:table="5"/>
          <office:change-info>
            <dc:creator>Matthew Hoctor</dc:creator>
            <dc:date>2022-04-02T22:58:46.990000000</dc:date>
          </office:change-info>
          <table:previous table:id="ct241">
            <table:change-track-table-cell office:value-type="string">
              <text:p>Editor</text:p>
            </table:change-track-table-cell>
          </table:previous>
        </table:cell-content-change>
        <table:cell-content-change table:id="ct243">
          <table:cell-address table:column="4" table:row="10" table:table="5"/>
          <office:change-info>
            <dc:creator>Matthew Hoctor</dc:creator>
            <dc:date>2022-04-02T22:58:58.709000000</dc:date>
          </office:change-info>
          <table:previous>
            <table:change-track-table-cell/>
          </table:previous>
        </table:cell-content-change>
        <table:cell-content-change table:id="ct244">
          <table:cell-address table:column="0" table:row="10" table:table="5"/>
          <office:change-info>
            <dc:creator>Matthew Hoctor</dc:creator>
            <dc:date>2022-04-02T23:01:47.920000000</dc:date>
          </office:change-info>
          <table:previous table:id="ct242">
            <table:change-track-table-cell/>
          </table:previous>
        </table:cell-content-change>
        <table:cell-content-change table:id="ct245">
          <table:cell-address table:column="3" table:row="10" table:table="5"/>
          <office:change-info>
            <dc:creator>Matthew Hoctor</dc:creator>
            <dc:date>2022-04-02T23:02:04.279000000</dc:date>
          </office:change-info>
          <table:previous>
            <table:change-track-table-cell/>
          </table:previous>
        </table:cell-content-change>
        <table:insertion table:id="ct246" table:type="row" table:position="1" table:table="5">
          <office:change-info>
            <dc:creator>Matthew Hoctor</dc:creator>
            <dc:date>2022-04-02T23:02:40.427000000</dc:date>
          </office:change-info>
          <table:dependencies>
            <table:dependency table:id="ct640"/>
            <table:dependency table:id="ct253"/>
            <table:dependency table:id="ct252"/>
            <table:dependency table:id="ct251"/>
            <table:dependency table:id="ct250"/>
            <table:dependency table:id="ct249"/>
            <table:dependency table:id="ct248"/>
          </table:dependencies>
        </table:insertion>
        <table:insertion table:id="ct247" table:type="row" table:position="2" table:table="5">
          <office:change-info>
            <dc:creator>Matthew Hoctor</dc:creator>
            <dc:date>2022-04-02T23:02:43.494000000</dc:date>
          </office:change-info>
          <table:dependencies>
            <table:dependency table:id="ct641"/>
            <table:dependency table:id="ct258"/>
            <table:dependency table:id="ct257"/>
            <table:dependency table:id="ct256"/>
            <table:dependency table:id="ct255"/>
            <table:dependency table:id="ct254"/>
          </table:dependencies>
        </table:insertion>
        <table:cell-content-change table:id="ct248">
          <table:cell-address table:column="2" table:row="1" table:table="5"/>
          <office:change-info>
            <dc:creator>Matthew Hoctor</dc:creator>
            <dc:date>2022-04-02T23:02:50.766000000</dc:date>
          </office:change-info>
          <table:previous>
            <table:change-track-table-cell/>
          </table:previous>
        </table:cell-content-change>
        <table:cell-content-change table:id="ct249">
          <table:cell-address table:column="1" table:row="1" table:table="5"/>
          <office:change-info>
            <dc:creator>Matthew Hoctor</dc:creator>
            <dc:date>2022-04-02T23:03:25.178000000</dc:date>
          </office:change-info>
          <table:previous>
            <table:change-track-table-cell/>
          </table:previous>
        </table:cell-content-change>
        <table:cell-content-change table:id="ct250">
          <table:cell-address table:column="1" table:row="1" table:table="5"/>
          <office:change-info>
            <dc:creator>Matthew Hoctor</dc:creator>
            <dc:date>2022-04-02T23:03:25.179000000</dc:date>
          </office:change-info>
          <table:previous table:id="ct249">
            <table:change-track-table-cell office:value-type="string">
              <text:p>2020 - Present</text:p>
            </table:change-track-table-cell>
          </table:previous>
        </table:cell-content-change>
        <table:cell-content-change table:id="ct251">
          <table:cell-address table:column="0" table:row="1" table:table="5"/>
          <office:change-info>
            <dc:creator>Matthew Hoctor</dc:creator>
            <dc:date>2022-04-02T23:03:28.307000000</dc:date>
          </office:change-info>
          <table:previous>
            <table:change-track-table-cell/>
          </table:previous>
        </table:cell-content-change>
        <table:cell-content-change table:id="ct252">
          <table:cell-address table:column="3" table:row="1" table:table="5"/>
          <office:change-info>
            <dc:creator>Matthew Hoctor</dc:creator>
            <dc:date>2022-04-02T23:03:50.208000000</dc:date>
          </office:change-info>
          <table:previous>
            <table:change-track-table-cell/>
          </table:previous>
        </table:cell-content-change>
        <table:cell-content-change table:id="ct253">
          <table:cell-address table:column="4" table:row="1" table:table="5"/>
          <office:change-info>
            <dc:creator>Matthew Hoctor</dc:creator>
            <dc:date>2022-04-02T23:04:05.024000000</dc:date>
          </office:change-info>
          <table:previous>
            <table:change-track-table-cell/>
          </table:previous>
        </table:cell-content-change>
        <table:cell-content-change table:id="ct254">
          <table:cell-address table:column="2" table:row="2" table:table="5"/>
          <office:change-info>
            <dc:creator>Matthew Hoctor</dc:creator>
            <dc:date>2022-04-02T23:04:24.220000000</dc:date>
          </office:change-info>
          <table:previous>
            <table:change-track-table-cell/>
          </table:previous>
        </table:cell-content-change>
        <table:cell-content-change table:id="ct255">
          <table:cell-address table:column="1" table:row="2" table:table="5"/>
          <office:change-info>
            <dc:creator>Matthew Hoctor</dc:creator>
            <dc:date>2022-04-02T23:04:24.220000000</dc:date>
          </office:change-info>
          <table:previous>
            <table:change-track-table-cell/>
          </table:previous>
        </table:cell-content-change>
        <table:cell-content-change table:id="ct256">
          <table:cell-address table:column="0" table:row="2" table:table="5"/>
          <office:change-info>
            <dc:creator>Matthew Hoctor</dc:creator>
            <dc:date>2022-04-02T23:04:24.220000000</dc:date>
          </office:change-info>
          <table:previous>
            <table:change-track-table-cell/>
          </table:previous>
        </table:cell-content-change>
        <table:cell-content-change table:id="ct257">
          <table:cell-address table:column="3" table:row="2" table:table="5"/>
          <office:change-info>
            <dc:creator>Matthew Hoctor</dc:creator>
            <dc:date>2022-04-02T23:04:24.220000000</dc:date>
          </office:change-info>
          <table:previous>
            <table:change-track-table-cell/>
          </table:previous>
        </table:cell-content-change>
        <table:cell-content-change table:id="ct258">
          <table:cell-address table:column="4" table:row="2" table:table="5"/>
          <office:change-info>
            <dc:creator>Matthew Hoctor</dc:creator>
            <dc:date>2022-04-02T23:04:35.179000000</dc:date>
          </office:change-info>
          <table:previous>
            <table:change-track-table-cell/>
          </table:previous>
        </table:cell-content-change>
        <table:insertion table:id="ct259" table:type="row" table:position="3" table:table="5">
          <office:change-info>
            <dc:creator>Matthew Hoctor</dc:creator>
            <dc:date>2022-04-02T23:04:54.213000000</dc:date>
          </office:change-info>
          <table:dependencies>
            <table:dependency table:id="ct642"/>
            <table:dependency table:id="ct269"/>
            <table:dependency table:id="ct268"/>
            <table:dependency table:id="ct267"/>
            <table:dependency table:id="ct266"/>
            <table:dependency table:id="ct265"/>
            <table:dependency table:id="ct264"/>
            <table:dependency table:id="ct263"/>
            <table:dependency table:id="ct261"/>
          </table:dependencies>
        </table:insertion>
        <table:insertion table:id="ct260" table:type="row" table:position="4" table:table="5">
          <office:change-info>
            <dc:creator>Matthew Hoctor</dc:creator>
            <dc:date>2022-04-02T23:04:57.550000000</dc:date>
          </office:change-info>
          <table:dependencies>
            <table:dependency table:id="ct643"/>
            <table:dependency table:id="ct589"/>
            <table:dependency table:id="ct588"/>
            <table:dependency table:id="ct275"/>
            <table:dependency table:id="ct274"/>
            <table:dependency table:id="ct273"/>
            <table:dependency table:id="ct272"/>
            <table:dependency table:id="ct271"/>
            <table:dependency table:id="ct270"/>
            <table:dependency table:id="ct262"/>
          </table:dependencies>
        </table:insertion>
        <table:cell-content-change table:id="ct261">
          <table:cell-address table:column="2" table:row="3" table:table="5"/>
          <office:change-info>
            <dc:creator>Matthew Hoctor</dc:creator>
            <dc:date>2022-04-02T23:06:53.803000000</dc:date>
          </office:change-info>
          <table:previous>
            <table:change-track-table-cell/>
          </table:previous>
        </table:cell-content-change>
        <table:cell-content-change table:id="ct262">
          <table:cell-address table:column="2" table:row="4" table:table="5"/>
          <office:change-info>
            <dc:creator>Matthew Hoctor</dc:creator>
            <dc:date>2022-04-02T23:06:59.837000000</dc:date>
          </office:change-info>
          <table:previous>
            <table:change-track-table-cell/>
          </table:previous>
        </table:cell-content-change>
        <table:cell-content-change table:id="ct263">
          <table:cell-address table:column="1" table:row="3" table:table="5"/>
          <office:change-info>
            <dc:creator>Matthew Hoctor</dc:creator>
            <dc:date>2022-04-02T23:07:09.685000000</dc:date>
          </office:change-info>
          <table:previous>
            <table:change-track-table-cell/>
          </table:previous>
        </table:cell-content-change>
        <table:cell-content-change table:id="ct264">
          <table:cell-address table:column="1" table:row="3" table:table="5"/>
          <office:change-info>
            <dc:creator>Matthew Hoctor</dc:creator>
            <dc:date>2022-04-02T23:07:36.758000000</dc:date>
          </office:change-info>
          <table:previous table:id="ct263">
            <table:change-track-table-cell office:value-type="float" office:value="-2016"/>
          </table:previous>
        </table:cell-content-change>
        <table:cell-content-change table:id="ct265">
          <table:cell-address table:column="1" table:row="3" table:table="5"/>
          <office:change-info>
            <dc:creator>Matthew Hoctor</dc:creator>
            <dc:date>2022-04-02T23:07:36.759000000</dc:date>
          </office:change-info>
          <table:previous table:id="ct264">
            <table:change-track-table-cell office:value-type="string">
              <text:p>2016 - 2020</text:p>
            </table:change-track-table-cell>
          </table:previous>
        </table:cell-content-change>
        <table:cell-content-change table:id="ct266">
          <table:cell-address table:column="0" table:row="3" table:table="5"/>
          <office:change-info>
            <dc:creator>Matthew Hoctor</dc:creator>
            <dc:date>2022-04-02T23:07:48.458000000</dc:date>
          </office:change-info>
          <table:previous>
            <table:change-track-table-cell/>
          </table:previous>
        </table:cell-content-change>
        <table:cell-content-change table:id="ct267">
          <table:cell-address table:column="3" table:row="3" table:table="5"/>
          <office:change-info>
            <dc:creator>Matthew Hoctor</dc:creator>
            <dc:date>2022-04-02T23:08:04.211000000</dc:date>
          </office:change-info>
          <table:previous>
            <table:change-track-table-cell/>
          </table:previous>
        </table:cell-content-change>
        <table:cell-content-change table:id="ct268">
          <table:cell-address table:column="4" table:row="3" table:table="5"/>
          <office:change-info>
            <dc:creator>Matthew Hoctor</dc:creator>
            <dc:date>2022-04-02T23:08:32.795000000</dc:date>
          </office:change-info>
          <table:previous>
            <table:change-track-table-cell/>
          </table:previous>
        </table:cell-content-change>
        <table:cell-content-change table:id="ct269">
          <table:cell-address table:column="4" table:row="3" table:table="5"/>
          <office:change-info>
            <dc:creator>Matthew Hoctor</dc:creator>
            <dc:date>2022-04-02T23:09:17.880000000</dc:date>
          </office:change-info>
          <table:previous table:id="ct268">
            <table:change-track-table-cell office:value-type="string">
              <text:p>applied for and won a $6,100 grant from the</text:p>
            </table:change-track-table-cell>
          </table:previous>
        </table:cell-content-change>
        <table:cell-content-change table:id="ct270">
          <table:cell-address table:column="4" table:row="4" table:table="5"/>
          <office:change-info>
            <dc:creator>Matthew Hoctor</dc:creator>
            <dc:date>2022-04-02T23:10:24.034000000</dc:date>
          </office:change-info>
          <table:previous>
            <table:change-track-table-cell/>
          </table:previous>
        </table:cell-content-change>
        <table:cell-content-change table:id="ct271">
          <table:cell-address table:column="1" table:row="4" table:table="5"/>
          <office:change-info>
            <dc:creator>Matthew Hoctor</dc:creator>
            <dc:date>2022-04-02T23:10:45.522000000</dc:date>
          </office:change-info>
          <table:previous>
            <table:change-track-table-cell/>
          </table:previous>
        </table:cell-content-change>
        <table:cell-content-change table:id="ct272">
          <table:cell-address table:column="0" table:row="4" table:table="5"/>
          <office:change-info>
            <dc:creator>Matthew Hoctor</dc:creator>
            <dc:date>2022-04-02T23:10:45.522000000</dc:date>
          </office:change-info>
          <table:previous>
            <table:change-track-table-cell/>
          </table:previous>
        </table:cell-content-change>
        <table:cell-content-change table:id="ct273">
          <table:cell-address table:column="3" table:row="4" table:table="5"/>
          <office:change-info>
            <dc:creator>Matthew Hoctor</dc:creator>
            <dc:date>2022-04-02T23:10:45.522000000</dc:date>
          </office:change-info>
          <table:previous>
            <table:change-track-table-cell/>
          </table:previous>
        </table:cell-content-change>
        <table:cell-content-change table:id="ct274">
          <table:cell-address table:column="3" table:row="4" table:table="5"/>
          <office:change-info>
            <dc:creator>Matthew Hoctor</dc:creator>
            <dc:date>2022-04-02T23:10:52.748000000</dc:date>
          </office:change-info>
          <table:previous table:id="ct273">
            <table:change-track-table-cell office:value-type="string">
              <text:p>6 hours/week</text:p>
            </table:change-track-table-cell>
          </table:previous>
        </table:cell-content-change>
        <table:cell-content-change table:id="ct275">
          <table:cell-address table:column="3" table:row="4" table:table="5"/>
          <office:change-info>
            <dc:creator>Matthew Hoctor</dc:creator>
            <dc:date>2022-04-02T23:11:01.417000000</dc:date>
          </office:change-info>
          <table:previous table:id="ct274">
            <table:change-track-table-cell office:value-type="string">
              <text:p>8 hours/week</text:p>
            </table:change-track-table-cell>
          </table:previous>
        </table:cell-content-change>
        <table:insertion table:id="ct276" table:type="table" table:position="6">
          <office:change-info>
            <dc:creator>Matthew Hoctor</dc:creator>
            <dc:date>2022-04-02T23:14:49.597000000</dc:date>
          </office:change-info>
          <table:dependencies>
            <table:dependency table:id="ct582"/>
            <table:dependency table:id="ct581"/>
            <table:dependency table:id="ct580"/>
            <table:dependency table:id="ct579"/>
            <table:dependency table:id="ct326"/>
            <table:dependency table:id="ct325"/>
            <table:dependency table:id="ct324"/>
            <table:dependency table:id="ct323"/>
            <table:dependency table:id="ct322"/>
            <table:dependency table:id="ct321"/>
            <table:dependency table:id="ct320"/>
            <table:dependency table:id="ct319"/>
            <table:dependency table:id="ct318"/>
            <table:dependency table:id="ct317"/>
            <table:dependency table:id="ct316"/>
            <table:dependency table:id="ct315"/>
            <table:dependency table:id="ct314"/>
            <table:dependency table:id="ct313"/>
            <table:dependency table:id="ct312"/>
            <table:dependency table:id="ct311"/>
            <table:dependency table:id="ct310"/>
            <table:dependency table:id="ct309"/>
            <table:dependency table:id="ct308"/>
            <table:dependency table:id="ct307"/>
            <table:dependency table:id="ct306"/>
            <table:dependency table:id="ct305"/>
            <table:dependency table:id="ct304"/>
            <table:dependency table:id="ct303"/>
            <table:dependency table:id="ct302"/>
            <table:dependency table:id="ct301"/>
            <table:dependency table:id="ct300"/>
            <table:dependency table:id="ct283"/>
            <table:dependency table:id="ct282"/>
            <table:dependency table:id="ct281"/>
            <table:dependency table:id="ct280"/>
            <table:dependency table:id="ct279"/>
          </table:dependencies>
        </table:insertion>
        <table:insertion table:id="ct277" table:type="table" table:position="7">
          <office:change-info>
            <dc:creator>Matthew Hoctor</dc:creator>
            <dc:date>2022-04-02T23:14:52.701000000</dc:date>
          </office:change-info>
          <table:dependencies>
            <table:dependency table:id="ct583"/>
            <table:dependency table:id="ct299"/>
            <table:dependency table:id="ct298"/>
            <table:dependency table:id="ct297"/>
            <table:dependency table:id="ct296"/>
            <table:dependency table:id="ct295"/>
            <table:dependency table:id="ct294"/>
            <table:dependency table:id="ct288"/>
            <table:dependency table:id="ct287"/>
            <table:dependency table:id="ct286"/>
            <table:dependency table:id="ct285"/>
            <table:dependency table:id="ct284"/>
          </table:dependencies>
        </table:insertion>
        <table:insertion table:id="ct278" table:type="table" table:position="8">
          <office:change-info>
            <dc:creator>Matthew Hoctor</dc:creator>
            <dc:date>2022-04-02T23:14:53.133000000</dc:date>
          </office:change-info>
          <table:dependencies>
            <table:dependency table:id="ct293"/>
            <table:dependency table:id="ct292"/>
            <table:dependency table:id="ct291"/>
            <table:dependency table:id="ct290"/>
            <table:dependency table:id="ct289"/>
          </table:dependencies>
        </table:insertion>
        <table:cell-content-change table:id="ct279">
          <table:cell-address table:column="0" table:row="0" table:table="6"/>
          <office:change-info>
            <dc:creator>Matthew Hoctor</dc:creator>
            <dc:date>2022-04-02T23:15:23.245000000</dc:date>
          </office:change-info>
          <table:previous>
            <table:change-track-table-cell/>
          </table:previous>
        </table:cell-content-change>
        <table:cell-content-change table:id="ct280">
          <table:cell-address table:column="1" table:row="0" table:table="6"/>
          <office:change-info>
            <dc:creator>Matthew Hoctor</dc:creator>
            <dc:date>2022-04-02T23:15:23.245000000</dc:date>
          </office:change-info>
          <table:previous>
            <table:change-track-table-cell/>
          </table:previous>
        </table:cell-content-change>
        <table:cell-content-change table:id="ct281">
          <table:cell-address table:column="2" table:row="0" table:table="6"/>
          <office:change-info>
            <dc:creator>Matthew Hoctor</dc:creator>
            <dc:date>2022-04-02T23:15:23.245000000</dc:date>
          </office:change-info>
          <table:previous>
            <table:change-track-table-cell/>
          </table:previous>
        </table:cell-content-change>
        <table:cell-content-change table:id="ct282">
          <table:cell-address table:column="3" table:row="0" table:table="6"/>
          <office:change-info>
            <dc:creator>Matthew Hoctor</dc:creator>
            <dc:date>2022-04-02T23:15:23.245000000</dc:date>
          </office:change-info>
          <table:previous>
            <table:change-track-table-cell/>
          </table:previous>
        </table:cell-content-change>
        <table:cell-content-change table:id="ct283">
          <table:cell-address table:column="4" table:row="0" table:table="6"/>
          <office:change-info>
            <dc:creator>Matthew Hoctor</dc:creator>
            <dc:date>2022-04-02T23:15:23.245000000</dc:date>
          </office:change-info>
          <table:previous>
            <table:change-track-table-cell/>
          </table:previous>
        </table:cell-content-change>
        <table:cell-content-change table:id="ct284">
          <table:cell-address table:column="0" table:row="0" table:table="7"/>
          <office:change-info>
            <dc:creator>Matthew Hoctor</dc:creator>
            <dc:date>2022-04-02T23:15:24.844000000</dc:date>
          </office:change-info>
          <table:previous>
            <table:change-track-table-cell/>
          </table:previous>
        </table:cell-content-change>
        <table:cell-content-change table:id="ct285">
          <table:cell-address table:column="1" table:row="0" table:table="7"/>
          <office:change-info>
            <dc:creator>Matthew Hoctor</dc:creator>
            <dc:date>2022-04-02T23:15:24.844000000</dc:date>
          </office:change-info>
          <table:previous>
            <table:change-track-table-cell/>
          </table:previous>
        </table:cell-content-change>
        <table:cell-content-change table:id="ct286">
          <table:cell-address table:column="2" table:row="0" table:table="7"/>
          <office:change-info>
            <dc:creator>Matthew Hoctor</dc:creator>
            <dc:date>2022-04-02T23:15:24.844000000</dc:date>
          </office:change-info>
          <table:previous>
            <table:change-track-table-cell/>
          </table:previous>
        </table:cell-content-change>
        <table:cell-content-change table:id="ct287">
          <table:cell-address table:column="3" table:row="0" table:table="7"/>
          <office:change-info>
            <dc:creator>Matthew Hoctor</dc:creator>
            <dc:date>2022-04-02T23:15:24.844000000</dc:date>
          </office:change-info>
          <table:previous>
            <table:change-track-table-cell/>
          </table:previous>
        </table:cell-content-change>
        <table:cell-content-change table:id="ct288">
          <table:cell-address table:column="4" table:row="0" table:table="7"/>
          <office:change-info>
            <dc:creator>Matthew Hoctor</dc:creator>
            <dc:date>2022-04-02T23:15:24.844000000</dc:date>
          </office:change-info>
          <table:previous>
            <table:change-track-table-cell/>
          </table:previous>
        </table:cell-content-change>
        <table:cell-content-change table:id="ct289">
          <table:cell-address table:column="0" table:row="0" table:table="8"/>
          <office:change-info>
            <dc:creator>Matthew Hoctor</dc:creator>
            <dc:date>2022-04-02T23:15:26.322000000</dc:date>
          </office:change-info>
          <table:previous>
            <table:change-track-table-cell/>
          </table:previous>
        </table:cell-content-change>
        <table:cell-content-change table:id="ct290">
          <table:cell-address table:column="1" table:row="0" table:table="8"/>
          <office:change-info>
            <dc:creator>Matthew Hoctor</dc:creator>
            <dc:date>2022-04-02T23:15:26.322000000</dc:date>
          </office:change-info>
          <table:previous>
            <table:change-track-table-cell/>
          </table:previous>
        </table:cell-content-change>
        <table:cell-content-change table:id="ct291">
          <table:cell-address table:column="2" table:row="0" table:table="8"/>
          <office:change-info>
            <dc:creator>Matthew Hoctor</dc:creator>
            <dc:date>2022-04-02T23:15:26.322000000</dc:date>
          </office:change-info>
          <table:previous>
            <table:change-track-table-cell/>
          </table:previous>
        </table:cell-content-change>
        <table:cell-content-change table:id="ct292">
          <table:cell-address table:column="3" table:row="0" table:table="8"/>
          <office:change-info>
            <dc:creator>Matthew Hoctor</dc:creator>
            <dc:date>2022-04-02T23:15:26.322000000</dc:date>
          </office:change-info>
          <table:previous>
            <table:change-track-table-cell/>
          </table:previous>
        </table:cell-content-change>
        <table:cell-content-change table:id="ct293">
          <table:cell-address table:column="4" table:row="0" table:table="8"/>
          <office:change-info>
            <dc:creator>Matthew Hoctor</dc:creator>
            <dc:date>2022-04-02T23:15:26.322000000</dc:date>
          </office:change-info>
          <table:previous>
            <table:change-track-table-cell/>
          </table:previous>
        </table:cell-content-change>
        <table:cell-content-change table:id="ct294">
          <table:cell-address table:column="1" table:row="1" table:table="7"/>
          <office:change-info>
            <dc:creator>Matthew Hoctor</dc:creator>
            <dc:date>2022-04-02T23:16:04.285000000</dc:date>
          </office:change-info>
          <table:previous>
            <table:change-track-table-cell/>
          </table:previous>
        </table:cell-content-change>
        <table:cell-content-change table:id="ct295">
          <table:cell-address table:column="2" table:row="1" table:table="7"/>
          <office:change-info>
            <dc:creator>Matthew Hoctor</dc:creator>
            <dc:date>2022-04-02T23:17:15.862000000</dc:date>
          </office:change-info>
          <table:previous>
            <table:change-track-table-cell/>
          </table:previous>
        </table:cell-content-change>
        <table:cell-content-change table:id="ct296">
          <table:cell-address table:column="3" table:row="1" table:table="7"/>
          <office:change-info>
            <dc:creator>Matthew Hoctor</dc:creator>
            <dc:date>2022-04-02T23:17:25.856000000</dc:date>
          </office:change-info>
          <table:previous>
            <table:change-track-table-cell/>
          </table:previous>
        </table:cell-content-change>
        <table:cell-content-change table:id="ct297">
          <table:cell-address table:column="0" table:row="1" table:table="7"/>
          <office:change-info>
            <dc:creator>Matthew Hoctor</dc:creator>
            <dc:date>2022-04-02T23:17:33.737000000</dc:date>
          </office:change-info>
          <table:previous>
            <table:change-track-table-cell/>
          </table:previous>
        </table:cell-content-change>
        <table:cell-content-change table:id="ct298">
          <table:cell-address table:column="4" table:row="1" table:table="7"/>
          <office:change-info>
            <dc:creator>Matthew Hoctor</dc:creator>
            <dc:date>2022-04-02T23:26:50.670000000</dc:date>
          </office:change-info>
          <table:previous>
            <table:change-track-table-cell/>
          </table:previous>
        </table:cell-content-change>
        <table:cell-content-change table:id="ct299">
          <table:cell-address table:column="4" table:row="1" table:table="7"/>
          <office:change-info>
            <dc:creator>Matthew Hoctor</dc:creator>
            <dc:date>2022-04-02T23:29:01.799000000</dc:date>
          </office:change-info>
          <table:previous table:id="ct298">
            <table:change-track-table-cell office:value-type="string">
              <text:p>Inducted for leadership and public health promotion for coordinating pharmacy student advocacy efforts to legalize pharmacist immunization in Pennsylvania</text:p>
            </table:change-track-table-cell>
          </table:previous>
        </table:cell-content-change>
        <table:cell-content-change table:id="ct300">
          <table:cell-address table:column="2" table:row="1" table:table="6"/>
          <office:change-info>
            <dc:creator>Matthew Hoctor</dc:creator>
            <dc:date>2022-04-02T23:29:57.752000000</dc:date>
          </office:change-info>
          <table:previous>
            <table:change-track-table-cell/>
          </table:previous>
        </table:cell-content-change>
        <table:cell-content-change table:id="ct301">
          <table:cell-address table:column="1" table:row="1" table:table="6"/>
          <office:change-info>
            <dc:creator>Matthew Hoctor</dc:creator>
            <dc:date>2022-04-02T23:30:27.044000000</dc:date>
          </office:change-info>
          <table:previous>
            <table:change-track-table-cell/>
          </table:previous>
        </table:cell-content-change>
        <table:cell-content-change table:id="ct302">
          <table:cell-address table:column="1" table:row="1" table:table="6"/>
          <office:change-info>
            <dc:creator>Matthew Hoctor</dc:creator>
            <dc:date>2022-04-02T23:30:27.045000000</dc:date>
          </office:change-info>
          <table:previous table:id="ct301">
            <table:change-track-table-cell office:value-type="string">
              <text:p>2011 - 2-15</text:p>
            </table:change-track-table-cell>
          </table:previous>
        </table:cell-content-change>
        <table:cell-content-change table:id="ct303">
          <table:cell-address table:column="1" table:row="1" table:table="6"/>
          <office:change-info>
            <dc:creator>Matthew Hoctor</dc:creator>
            <dc:date>2022-04-02T23:30:31.143000000</dc:date>
          </office:change-info>
          <table:previous table:id="ct302">
            <table:change-track-table-cell office:value-type="string">
              <text:p>2011 – 2-15</text:p>
            </table:change-track-table-cell>
          </table:previous>
        </table:cell-content-change>
        <table:movement table:id="ct304">
          <table:source-range-address table:column="2" table:row="1" table:table="6"/>
          <table:target-range-address table:column="0" table:row="1" table:table="6"/>
          <office:change-info>
            <dc:creator>Matthew Hoctor</dc:creator>
            <dc:date>2022-04-02T23:32:00.596000000</dc:date>
          </office:change-info>
          <table:dependencies>
            <table:dependency table:id="ct318"/>
          </table:dependencies>
        </table:movement>
        <table:cell-content-change table:id="ct305">
          <table:cell-address table:column="4" table:row="1" table:table="6"/>
          <office:change-info>
            <dc:creator>Matthew Hoctor</dc:creator>
            <dc:date>2022-04-02T23:32:24.170000000</dc:date>
          </office:change-info>
          <table:previous>
            <table:change-track-table-cell/>
          </table:previous>
        </table:cell-content-change>
        <table:cell-content-change table:id="ct306">
          <table:cell-address table:column="4" table:row="2" table:table="6"/>
          <office:change-info>
            <dc:creator>Matthew Hoctor</dc:creator>
            <dc:date>2022-04-02T23:32:42.076000000</dc:date>
          </office:change-info>
          <table:previous>
            <table:change-track-table-cell/>
          </table:previous>
        </table:cell-content-change>
        <table:cell-content-change table:id="ct307">
          <table:cell-address table:column="4" table:row="2" table:table="6"/>
          <office:change-info>
            <dc:creator>Matthew Hoctor</dc:creator>
            <dc:date>2022-04-02T23:33:11.362000000</dc:date>
          </office:change-info>
          <table:previous table:id="ct306">
            <table:change-track-table-cell office:value-type="string">
              <text:p>Increased student participation in PPA’s pharmacy legislative day and student understanding of current</text:p>
            </table:change-track-table-cell>
          </table:previous>
        </table:cell-content-change>
        <table:cell-content-change table:id="ct308">
          <table:cell-address table:column="4" table:row="3" table:table="6"/>
          <office:change-info>
            <dc:creator>Matthew Hoctor</dc:creator>
            <dc:date>2022-04-02T23:33:29.867000000</dc:date>
          </office:change-info>
          <table:previous>
            <table:change-track-table-cell/>
          </table:previous>
        </table:cell-content-change>
        <table:cell-content-change table:id="ct309">
          <table:cell-address table:column="2" table:row="2" table:table="6"/>
          <office:change-info>
            <dc:creator>Matthew Hoctor</dc:creator>
            <dc:date>2022-04-02T23:33:35.282000000</dc:date>
          </office:change-info>
          <table:previous>
            <table:change-track-table-cell/>
          </table:previous>
        </table:cell-content-change>
        <table:cell-content-change table:id="ct310">
          <table:cell-address table:column="1" table:row="2" table:table="6"/>
          <office:change-info>
            <dc:creator>Matthew Hoctor</dc:creator>
            <dc:date>2022-04-02T23:33:35.282000000</dc:date>
          </office:change-info>
          <table:previous>
            <table:change-track-table-cell/>
          </table:previous>
        </table:cell-content-change>
        <table:cell-content-change table:id="ct311">
          <table:cell-address table:column="2" table:row="3" table:table="6"/>
          <office:change-info>
            <dc:creator>Matthew Hoctor</dc:creator>
            <dc:date>2022-04-02T23:33:48.046000000</dc:date>
          </office:change-info>
          <table:previous>
            <table:change-track-table-cell/>
          </table:previous>
        </table:cell-content-change>
        <table:cell-content-change table:id="ct312">
          <table:cell-address table:column="1" table:row="3" table:table="6"/>
          <office:change-info>
            <dc:creator>Matthew Hoctor</dc:creator>
            <dc:date>2022-04-02T23:33:48.046000000</dc:date>
          </office:change-info>
          <table:previous>
            <table:change-track-table-cell/>
          </table:previous>
        </table:cell-content-change>
        <table:cell-content-change table:id="ct313">
          <table:cell-address table:column="2" table:row="4" table:table="6"/>
          <office:change-info>
            <dc:creator>Matthew Hoctor</dc:creator>
            <dc:date>2022-04-02T23:35:18.655000000</dc:date>
          </office:change-info>
          <table:previous>
            <table:change-track-table-cell/>
          </table:previous>
        </table:cell-content-change>
        <table:cell-content-change table:id="ct314">
          <table:cell-address table:column="1" table:row="4" table:table="6"/>
          <office:change-info>
            <dc:creator>Matthew Hoctor</dc:creator>
            <dc:date>2022-04-02T23:35:22.051000000</dc:date>
          </office:change-info>
          <table:previous>
            <table:change-track-table-cell/>
          </table:previous>
        </table:cell-content-change>
        <table:cell-content-change table:id="ct315">
          <table:cell-address table:column="4" table:row="4" table:table="6"/>
          <office:change-info>
            <dc:creator>Matthew Hoctor</dc:creator>
            <dc:date>2022-04-02T23:35:31.057000000</dc:date>
          </office:change-info>
          <table:previous>
            <table:change-track-table-cell/>
          </table:previous>
        </table:cell-content-change>
        <table:cell-content-change table:id="ct316">
          <table:cell-address table:column="4" table:row="4" table:table="6"/>
          <office:change-info>
            <dc:creator>Matthew Hoctor</dc:creator>
            <dc:date>2022-04-02T23:35:44.546000000</dc:date>
          </office:change-info>
          <table:previous table:id="ct315">
            <table:change-track-table-cell office:value-type="string">
              <text:p>Authored a policy resolution on legislation for safe pharmacy compounding for Temple University School</text:p>
            </table:change-track-table-cell>
          </table:previous>
        </table:cell-content-change>
        <table:cell-content-change table:id="ct317">
          <table:cell-address table:column="4" table:row="4" table:table="6"/>
          <office:change-info>
            <dc:creator>Matthew Hoctor</dc:creator>
            <dc:date>2022-04-02T23:36:02.234000000</dc:date>
          </office:change-info>
          <table:previous table:id="ct316">
            <table:change-track-table-cell office:value-type="string">
              <text:p><text:s/>of Pharmacy’s chapter, and advocated for this resolution at the 2012 APhA regional mid-year meeting</text:p>
            </table:change-track-table-cell>
          </table:previous>
        </table:cell-content-change>
        <table:movement table:id="ct318">
          <table:source-range-address table:start-column="0" table:start-row="1" table:start-table="6" table:end-column="0" table:end-row="4" table:end-table="6"/>
          <table:target-range-address table:start-column="2" table:start-row="1" table:start-table="6" table:end-column="2" table:end-row="4" table:end-table="6"/>
          <office:change-info>
            <dc:creator>Matthew Hoctor</dc:creator>
            <dc:date>2022-04-02T23:36:45.110000000</dc:date>
          </office:change-info>
          <table:dependencies>
            <table:dependency table:id="ct326"/>
            <table:dependency table:id="ct325"/>
            <table:dependency table:id="ct324"/>
            <table:dependency table:id="ct323"/>
          </table:dependencies>
        </table:movement>
        <table:cell-content-change table:id="ct319">
          <table:cell-address table:column="3" table:row="1" table:table="6"/>
          <office:change-info>
            <dc:creator>Matthew Hoctor</dc:creator>
            <dc:date>2022-04-02T23:36:57.774000000</dc:date>
          </office:change-info>
          <table:previous>
            <table:change-track-table-cell/>
          </table:previous>
        </table:cell-content-change>
        <table:cell-content-change table:id="ct320">
          <table:cell-address table:column="3" table:row="2" table:table="6"/>
          <office:change-info>
            <dc:creator>Matthew Hoctor</dc:creator>
            <dc:date>2022-04-02T23:36:58.522000000</dc:date>
          </office:change-info>
          <table:previous>
            <table:change-track-table-cell/>
          </table:previous>
        </table:cell-content-change>
        <table:cell-content-change table:id="ct321">
          <table:cell-address table:column="3" table:row="3" table:table="6"/>
          <office:change-info>
            <dc:creator>Matthew Hoctor</dc:creator>
            <dc:date>2022-04-02T23:36:59.067000000</dc:date>
          </office:change-info>
          <table:previous>
            <table:change-track-table-cell/>
          </table:previous>
        </table:cell-content-change>
        <table:cell-content-change table:id="ct322">
          <table:cell-address table:column="3" table:row="4" table:table="6"/>
          <office:change-info>
            <dc:creator>Matthew Hoctor</dc:creator>
            <dc:date>2022-04-02T23:36:59.618000000</dc:date>
          </office:change-info>
          <table:previous>
            <table:change-track-table-cell/>
          </table:previous>
        </table:cell-content-change>
        <table:cell-content-change table:id="ct323">
          <table:cell-address table:column="0" table:row="4" table:table="6"/>
          <office:change-info>
            <dc:creator>Matthew Hoctor</dc:creator>
            <dc:date>2022-04-02T23:37:17.703000000</dc:date>
          </office:change-info>
          <table:previous>
            <table:change-track-table-cell/>
          </table:previous>
        </table:cell-content-change>
        <table:cell-content-change table:id="ct324">
          <table:cell-address table:column="0" table:row="1" table:table="6"/>
          <office:change-info>
            <dc:creator>Matthew Hoctor</dc:creator>
            <dc:date>2022-04-02T23:37:26.496000000</dc:date>
          </office:change-info>
          <table:previous>
            <table:change-track-table-cell/>
          </table:previous>
        </table:cell-content-change>
        <table:cell-content-change table:id="ct325">
          <table:cell-address table:column="0" table:row="2" table:table="6"/>
          <office:change-info>
            <dc:creator>Matthew Hoctor</dc:creator>
            <dc:date>2022-04-02T23:37:29.479000000</dc:date>
          </office:change-info>
          <table:previous>
            <table:change-track-table-cell/>
          </table:previous>
        </table:cell-content-change>
        <table:cell-content-change table:id="ct326">
          <table:cell-address table:column="0" table:row="3" table:table="6"/>
          <office:change-info>
            <dc:creator>Matthew Hoctor</dc:creator>
            <dc:date>2022-04-02T23:37:30.129000000</dc:date>
          </office:change-info>
          <table:previous>
            <table:change-track-table-cell/>
          </table:previous>
        </table:cell-content-change>
        <table:cell-content-change table:id="ct327">
          <table:cell-address table:column="0" table:row="4" table:table="2"/>
          <office:change-info>
            <dc:creator>Matthew Hoctor</dc:creator>
            <dc:date>2022-04-02T23:39:30.445000000</dc:date>
          </office:change-info>
          <table:previous table:id="ct72">
            <table:change-track-table-cell office:value-type="string">
              <text:p>Bsc in Chemistry</text:p>
            </table:change-track-table-cell>
          </table:previous>
        </table:cell-content-change>
        <table:cell-content-change table:id="ct328">
          <table:cell-address table:column="2" table:row="7" table:table="3"/>
          <office:change-info>
            <dc:creator>Matthew Hoctor</dc:creator>
            <dc:date>2022-04-02T23:43:32.139000000</dc:date>
          </office:change-info>
          <table:previous table:id="ct132">
            <table:change-track-table-cell/>
          </table:previous>
        </table:cell-content-change>
        <table:cell-content-change table:id="ct329">
          <table:cell-address table:column="1" table:row="7" table:table="3"/>
          <office:change-info>
            <dc:creator>Matthew Hoctor</dc:creator>
            <dc:date>2022-04-02T23:43:40.760000000</dc:date>
          </office:change-info>
          <table:previous table:id="ct141">
            <table:change-track-table-cell/>
          </table:previous>
        </table:cell-content-change>
        <table:cell-content-change table:id="ct330">
          <table:cell-address table:column="0" table:row="7" table:table="3"/>
          <office:change-info>
            <dc:creator>Matthew Hoctor</dc:creator>
            <dc:date>2022-04-02T23:43:52.150000000</dc:date>
          </office:change-info>
          <table:previous>
            <table:change-track-table-cell/>
          </table:previous>
        </table:cell-content-change>
        <table:cell-content-change table:id="ct331">
          <table:cell-address table:column="3" table:row="7" table:table="3"/>
          <office:change-info>
            <dc:creator>Matthew Hoctor</dc:creator>
            <dc:date>2022-04-02T23:44:26.089000000</dc:date>
          </office:change-info>
          <table:previous>
            <table:change-track-table-cell/>
          </table:previous>
        </table:cell-content-change>
        <table:cell-content-change table:id="ct332">
          <table:cell-address table:column="4" table:row="7" table:table="3"/>
          <office:change-info>
            <dc:creator>Matthew Hoctor</dc:creator>
            <dc:date>2022-04-02T23:44:42.165000000</dc:date>
          </office:change-info>
          <table:previous table:id="ct184">
            <table:change-track-table-cell/>
          </table:previous>
        </table:cell-content-change>
        <table:cell-content-change table:id="ct333">
          <table:cell-address table:column="2" table:row="8" table:table="3"/>
          <office:change-info>
            <dc:creator>Matthew Hoctor</dc:creator>
            <dc:date>2022-04-02T23:44:48.938000000</dc:date>
          </office:change-info>
          <table:previous table:id="ct133">
            <table:change-track-table-cell/>
          </table:previous>
        </table:cell-content-change>
        <table:cell-content-change table:id="ct334">
          <table:cell-address table:column="1" table:row="8" table:table="3"/>
          <office:change-info>
            <dc:creator>Matthew Hoctor</dc:creator>
            <dc:date>2022-04-02T23:44:48.938000000</dc:date>
          </office:change-info>
          <table:previous table:id="ct142">
            <table:change-track-table-cell/>
          </table:previous>
        </table:cell-content-change>
        <table:cell-content-change table:id="ct335">
          <table:cell-address table:column="0" table:row="8" table:table="3"/>
          <office:change-info>
            <dc:creator>Matthew Hoctor</dc:creator>
            <dc:date>2022-04-02T23:44:48.938000000</dc:date>
          </office:change-info>
          <table:previous>
            <table:change-track-table-cell/>
          </table:previous>
        </table:cell-content-change>
        <table:cell-content-change table:id="ct336">
          <table:cell-address table:column="3" table:row="8" table:table="3"/>
          <office:change-info>
            <dc:creator>Matthew Hoctor</dc:creator>
            <dc:date>2022-04-02T23:44:48.938000000</dc:date>
          </office:change-info>
          <table:previous>
            <table:change-track-table-cell/>
          </table:previous>
        </table:cell-content-change>
        <table:cell-content-change table:id="ct337">
          <table:cell-address table:column="2" table:row="9" table:table="3"/>
          <office:change-info>
            <dc:creator>Matthew Hoctor</dc:creator>
            <dc:date>2022-04-02T23:44:49.714000000</dc:date>
          </office:change-info>
          <table:previous table:id="ct134">
            <table:change-track-table-cell/>
          </table:previous>
        </table:cell-content-change>
        <table:cell-content-change table:id="ct338">
          <table:cell-address table:column="1" table:row="9" table:table="3"/>
          <office:change-info>
            <dc:creator>Matthew Hoctor</dc:creator>
            <dc:date>2022-04-02T23:44:49.714000000</dc:date>
          </office:change-info>
          <table:previous table:id="ct143">
            <table:change-track-table-cell/>
          </table:previous>
        </table:cell-content-change>
        <table:cell-content-change table:id="ct339">
          <table:cell-address table:column="0" table:row="9" table:table="3"/>
          <office:change-info>
            <dc:creator>Matthew Hoctor</dc:creator>
            <dc:date>2022-04-02T23:44:49.714000000</dc:date>
          </office:change-info>
          <table:previous>
            <table:change-track-table-cell/>
          </table:previous>
        </table:cell-content-change>
        <table:cell-content-change table:id="ct340">
          <table:cell-address table:column="3" table:row="9" table:table="3"/>
          <office:change-info>
            <dc:creator>Matthew Hoctor</dc:creator>
            <dc:date>2022-04-02T23:44:49.714000000</dc:date>
          </office:change-info>
          <table:previous>
            <table:change-track-table-cell/>
          </table:previous>
        </table:cell-content-change>
        <table:cell-content-change table:id="ct341">
          <table:cell-address table:column="2" table:row="10" table:table="3"/>
          <office:change-info>
            <dc:creator>Matthew Hoctor</dc:creator>
            <dc:date>2022-04-02T23:44:51.943000000</dc:date>
          </office:change-info>
          <table:previous table:id="ct135">
            <table:change-track-table-cell/>
          </table:previous>
        </table:cell-content-change>
        <table:cell-content-change table:id="ct342">
          <table:cell-address table:column="1" table:row="10" table:table="3"/>
          <office:change-info>
            <dc:creator>Matthew Hoctor</dc:creator>
            <dc:date>2022-04-02T23:44:51.943000000</dc:date>
          </office:change-info>
          <table:previous table:id="ct144">
            <table:change-track-table-cell/>
          </table:previous>
        </table:cell-content-change>
        <table:cell-content-change table:id="ct343">
          <table:cell-address table:column="0" table:row="10" table:table="3"/>
          <office:change-info>
            <dc:creator>Matthew Hoctor</dc:creator>
            <dc:date>2022-04-02T23:44:51.943000000</dc:date>
          </office:change-info>
          <table:previous>
            <table:change-track-table-cell/>
          </table:previous>
        </table:cell-content-change>
        <table:cell-content-change table:id="ct344">
          <table:cell-address table:column="3" table:row="10" table:table="3"/>
          <office:change-info>
            <dc:creator>Matthew Hoctor</dc:creator>
            <dc:date>2022-04-02T23:44:51.943000000</dc:date>
          </office:change-info>
          <table:previous>
            <table:change-track-table-cell/>
          </table:previous>
        </table:cell-content-change>
        <table:cell-content-change table:id="ct345">
          <table:cell-address table:column="4" table:row="8" table:table="3"/>
          <office:change-info>
            <dc:creator>Matthew Hoctor</dc:creator>
            <dc:date>2022-04-02T23:45:05.886000000</dc:date>
          </office:change-info>
          <table:previous table:id="ct151">
            <table:change-track-table-cell/>
          </table:previous>
        </table:cell-content-change>
        <table:cell-content-change table:id="ct346">
          <table:cell-address table:column="4" table:row="8" table:table="3"/>
          <office:change-info>
            <dc:creator>Matthew Hoctor</dc:creator>
            <dc:date>2022-04-02T23:45:13.523000000</dc:date>
          </office:change-info>
          <table:previous table:id="ct345">
            <table:change-track-table-cell office:value-type="string">
              <text:p>Documented activities in batch records, cleaning records, and packaging records, according to</text:p>
            </table:change-track-table-cell>
          </table:previous>
        </table:cell-content-change>
        <table:cell-content-change table:id="ct347">
          <table:cell-address table:column="4" table:row="9" table:table="3"/>
          <office:change-info>
            <dc:creator>Matthew Hoctor</dc:creator>
            <dc:date>2022-04-02T23:45:22.656000000</dc:date>
          </office:change-info>
          <table:previous table:id="ct152">
            <table:change-track-table-cell/>
          </table:previous>
        </table:cell-content-change>
        <table:cell-content-change table:id="ct348">
          <table:cell-address table:column="4" table:row="10" table:table="3"/>
          <office:change-info>
            <dc:creator>Matthew Hoctor</dc:creator>
            <dc:date>2022-04-02T23:45:31.291000000</dc:date>
          </office:change-info>
          <table:previous table:id="ct153">
            <table:change-track-table-cell/>
          </table:previous>
        </table:cell-content-change>
        <table:cell-content-change table:id="ct349">
          <table:cell-address table:column="2" table:row="11" table:table="3"/>
          <office:change-info>
            <dc:creator>Matthew Hoctor</dc:creator>
            <dc:date>2022-04-02T23:45:49.781000000</dc:date>
          </office:change-info>
          <table:previous>
            <table:change-track-table-cell/>
          </table:previous>
        </table:cell-content-change>
        <table:cell-content-change table:id="ct350">
          <table:cell-address table:column="1" table:row="11" table:table="3"/>
          <office:change-info>
            <dc:creator>Matthew Hoctor</dc:creator>
            <dc:date>2022-04-02T23:45:58.269000000</dc:date>
          </office:change-info>
          <table:previous>
            <table:change-track-table-cell/>
          </table:previous>
        </table:cell-content-change>
        <table:cell-content-change table:id="ct351">
          <table:cell-address table:column="1" table:row="7" table:table="3"/>
          <office:change-info>
            <dc:creator>Matthew Hoctor</dc:creator>
            <dc:date>2022-04-02T23:46:22.441000000</dc:date>
          </office:change-info>
          <table:previous table:id="ct329">
            <table:change-track-table-cell/>
          </table:previous>
        </table:cell-content-change>
        <table:cell-content-change table:id="ct352">
          <table:cell-address table:column="1" table:row="8" table:table="3"/>
          <office:change-info>
            <dc:creator>Matthew Hoctor</dc:creator>
            <dc:date>2022-04-02T23:46:27.005000000</dc:date>
          </office:change-info>
          <table:previous table:id="ct334">
            <table:change-track-table-cell/>
          </table:previous>
        </table:cell-content-change>
        <table:cell-content-change table:id="ct353">
          <table:cell-address table:column="1" table:row="9" table:table="3"/>
          <office:change-info>
            <dc:creator>Matthew Hoctor</dc:creator>
            <dc:date>2022-04-02T23:46:29.333000000</dc:date>
          </office:change-info>
          <table:previous table:id="ct338">
            <table:change-track-table-cell/>
          </table:previous>
        </table:cell-content-change>
        <table:cell-content-change table:id="ct354">
          <table:cell-address table:column="1" table:row="10" table:table="3"/>
          <office:change-info>
            <dc:creator>Matthew Hoctor</dc:creator>
            <dc:date>2022-04-02T23:46:31.717000000</dc:date>
          </office:change-info>
          <table:previous table:id="ct342">
            <table:change-track-table-cell/>
          </table:previous>
        </table:cell-content-change>
        <table:cell-content-change table:id="ct355">
          <table:cell-address table:column="1" table:row="11" table:table="3"/>
          <office:change-info>
            <dc:creator>Matthew Hoctor</dc:creator>
            <dc:date>2022-04-02T23:46:34.364000000</dc:date>
          </office:change-info>
          <table:previous table:id="ct350">
            <table:change-track-table-cell/>
          </table:previous>
        </table:cell-content-change>
        <table:cell-content-change table:id="ct356">
          <table:cell-address table:column="4" table:row="11" table:table="3"/>
          <office:change-info>
            <dc:creator>Matthew Hoctor</dc:creator>
            <dc:date>2022-04-02T23:46:50.350000000</dc:date>
          </office:change-info>
          <table:previous>
            <table:change-track-table-cell/>
          </table:previous>
        </table:cell-content-change>
        <table:cell-content-change table:id="ct357">
          <table:cell-address table:column="4" table:row="11" table:table="3"/>
          <office:change-info>
            <dc:creator>Matthew Hoctor</dc:creator>
            <dc:date>2022-04-02T23:47:16.134000000</dc:date>
          </office:change-info>
          <table:previous table:id="ct356">
            <table:change-track-table-cell office:value-type="string">
              <text:p>Tutored learning-disabled and abled undergraduate and graduate students in subjects including</text:p>
            </table:change-track-table-cell>
          </table:previous>
        </table:cell-content-change>
        <table:cell-content-change table:id="ct358">
          <table:cell-address table:column="0" table:row="11" table:table="3"/>
          <office:change-info>
            <dc:creator>Matthew Hoctor</dc:creator>
            <dc:date>2022-04-02T23:47:28.293000000</dc:date>
          </office:change-info>
          <table:previous>
            <table:change-track-table-cell/>
          </table:previous>
        </table:cell-content-change>
        <table:cell-content-change table:id="ct359">
          <table:cell-address table:column="3" table:row="11" table:table="3"/>
          <office:change-info>
            <dc:creator>Matthew Hoctor</dc:creator>
            <dc:date>2022-04-02T23:47:36.338000000</dc:date>
          </office:change-info>
          <table:previous>
            <table:change-track-table-cell/>
          </table:previous>
        </table:cell-content-change>
        <table:cell-content-change table:id="ct360">
          <table:cell-address table:column="2" table:row="12" table:table="3"/>
          <office:change-info>
            <dc:creator>Matthew Hoctor</dc:creator>
            <dc:date>2022-04-02T23:48:02.761000000</dc:date>
          </office:change-info>
          <table:previous>
            <table:change-track-table-cell/>
          </table:previous>
        </table:cell-content-change>
        <table:cell-content-change table:id="ct361">
          <table:cell-address table:column="1" table:row="12" table:table="3"/>
          <office:change-info>
            <dc:creator>Matthew Hoctor</dc:creator>
            <dc:date>2022-04-02T23:48:10.105000000</dc:date>
          </office:change-info>
          <table:previous>
            <table:change-track-table-cell/>
          </table:previous>
        </table:cell-content-change>
        <table:cell-content-change table:id="ct362">
          <table:cell-address table:column="0" table:row="12" table:table="3"/>
          <office:change-info>
            <dc:creator>Matthew Hoctor</dc:creator>
            <dc:date>2022-04-02T23:48:20.326000000</dc:date>
          </office:change-info>
          <table:previous>
            <table:change-track-table-cell/>
          </table:previous>
        </table:cell-content-change>
        <table:cell-content-change table:id="ct363">
          <table:cell-address table:column="3" table:row="12" table:table="3"/>
          <office:change-info>
            <dc:creator>Matthew Hoctor</dc:creator>
            <dc:date>2022-04-02T23:48:32.444000000</dc:date>
          </office:change-info>
          <table:previous>
            <table:change-track-table-cell/>
          </table:previous>
        </table:cell-content-change>
        <table:cell-content-change table:id="ct364">
          <table:cell-address table:column="4" table:row="12" table:table="3"/>
          <office:change-info>
            <dc:creator>Matthew Hoctor</dc:creator>
            <dc:date>2022-04-02T23:48:44.987000000</dc:date>
          </office:change-info>
          <table:previous>
            <table:change-track-table-cell/>
          </table:previous>
        </table:cell-content-change>
        <table:cell-content-change table:id="ct365">
          <table:cell-address table:column="4" table:row="12" table:table="3"/>
          <office:change-info>
            <dc:creator>Matthew Hoctor</dc:creator>
            <dc:date>2022-04-02T23:49:12.053000000</dc:date>
          </office:change-info>
          <table:previous table:id="ct364">
            <table:change-track-table-cell office:value-type="string">
              <text:p>Designed chemical experiments, interpreted resultant spectra and chromatographs, and</text:p>
            </table:change-track-table-cell>
          </table:previous>
        </table:cell-content-change>
        <table:cell-content-change table:id="ct366">
          <table:cell-address table:column="2" table:row="13" table:table="3"/>
          <office:change-info>
            <dc:creator>Matthew Hoctor</dc:creator>
            <dc:date>2022-04-02T23:49:21.648000000</dc:date>
          </office:change-info>
          <table:previous>
            <table:change-track-table-cell/>
          </table:previous>
        </table:cell-content-change>
        <table:cell-content-change table:id="ct367">
          <table:cell-address table:column="1" table:row="13" table:table="3"/>
          <office:change-info>
            <dc:creator>Matthew Hoctor</dc:creator>
            <dc:date>2022-04-02T23:49:21.648000000</dc:date>
          </office:change-info>
          <table:previous>
            <table:change-track-table-cell/>
          </table:previous>
        </table:cell-content-change>
        <table:cell-content-change table:id="ct368">
          <table:cell-address table:column="0" table:row="13" table:table="3"/>
          <office:change-info>
            <dc:creator>Matthew Hoctor</dc:creator>
            <dc:date>2022-04-02T23:49:21.648000000</dc:date>
          </office:change-info>
          <table:previous>
            <table:change-track-table-cell/>
          </table:previous>
        </table:cell-content-change>
        <table:cell-content-change table:id="ct369">
          <table:cell-address table:column="3" table:row="13" table:table="3"/>
          <office:change-info>
            <dc:creator>Matthew Hoctor</dc:creator>
            <dc:date>2022-04-02T23:49:21.648000000</dc:date>
          </office:change-info>
          <table:previous>
            <table:change-track-table-cell/>
          </table:previous>
        </table:cell-content-change>
        <table:cell-content-change table:id="ct370">
          <table:cell-address table:column="2" table:row="14" table:table="3"/>
          <office:change-info>
            <dc:creator>Matthew Hoctor</dc:creator>
            <dc:date>2022-04-02T23:49:24.277000000</dc:date>
          </office:change-info>
          <table:previous>
            <table:change-track-table-cell/>
          </table:previous>
        </table:cell-content-change>
        <table:cell-content-change table:id="ct371">
          <table:cell-address table:column="1" table:row="14" table:table="3"/>
          <office:change-info>
            <dc:creator>Matthew Hoctor</dc:creator>
            <dc:date>2022-04-02T23:49:24.277000000</dc:date>
          </office:change-info>
          <table:previous>
            <table:change-track-table-cell/>
          </table:previous>
        </table:cell-content-change>
        <table:cell-content-change table:id="ct372">
          <table:cell-address table:column="0" table:row="14" table:table="3"/>
          <office:change-info>
            <dc:creator>Matthew Hoctor</dc:creator>
            <dc:date>2022-04-02T23:49:24.277000000</dc:date>
          </office:change-info>
          <table:previous>
            <table:change-track-table-cell/>
          </table:previous>
        </table:cell-content-change>
        <table:cell-content-change table:id="ct373">
          <table:cell-address table:column="3" table:row="14" table:table="3"/>
          <office:change-info>
            <dc:creator>Matthew Hoctor</dc:creator>
            <dc:date>2022-04-02T23:49:24.277000000</dc:date>
          </office:change-info>
          <table:previous>
            <table:change-track-table-cell/>
          </table:previous>
        </table:cell-content-change>
        <table:cell-content-change table:id="ct374">
          <table:cell-address table:column="2" table:row="15" table:table="3"/>
          <office:change-info>
            <dc:creator>Matthew Hoctor</dc:creator>
            <dc:date>2022-04-02T23:49:27.096000000</dc:date>
          </office:change-info>
          <table:previous>
            <table:change-track-table-cell/>
          </table:previous>
        </table:cell-content-change>
        <table:cell-content-change table:id="ct375">
          <table:cell-address table:column="1" table:row="15" table:table="3"/>
          <office:change-info>
            <dc:creator>Matthew Hoctor</dc:creator>
            <dc:date>2022-04-02T23:49:27.096000000</dc:date>
          </office:change-info>
          <table:previous>
            <table:change-track-table-cell/>
          </table:previous>
        </table:cell-content-change>
        <table:cell-content-change table:id="ct376">
          <table:cell-address table:column="0" table:row="15" table:table="3"/>
          <office:change-info>
            <dc:creator>Matthew Hoctor</dc:creator>
            <dc:date>2022-04-02T23:49:27.096000000</dc:date>
          </office:change-info>
          <table:previous>
            <table:change-track-table-cell/>
          </table:previous>
        </table:cell-content-change>
        <table:cell-content-change table:id="ct377">
          <table:cell-address table:column="3" table:row="15" table:table="3"/>
          <office:change-info>
            <dc:creator>Matthew Hoctor</dc:creator>
            <dc:date>2022-04-02T23:49:27.096000000</dc:date>
          </office:change-info>
          <table:previous>
            <table:change-track-table-cell/>
          </table:previous>
        </table:cell-content-change>
        <table:cell-content-change table:id="ct378">
          <table:cell-address table:column="4" table:row="13" table:table="3"/>
          <office:change-info>
            <dc:creator>Matthew Hoctor</dc:creator>
            <dc:date>2022-04-02T23:49:38.495000000</dc:date>
          </office:change-info>
          <table:previous>
            <table:change-track-table-cell/>
          </table:previous>
        </table:cell-content-change>
        <table:cell-content-change table:id="ct379">
          <table:cell-address table:column="4" table:row="14" table:table="3"/>
          <office:change-info>
            <dc:creator>Matthew Hoctor</dc:creator>
            <dc:date>2022-04-02T23:49:47.173000000</dc:date>
          </office:change-info>
          <table:previous>
            <table:change-track-table-cell/>
          </table:previous>
        </table:cell-content-change>
        <table:cell-content-change table:id="ct380">
          <table:cell-address table:column="4" table:row="15" table:table="3"/>
          <office:change-info>
            <dc:creator>Matthew Hoctor</dc:creator>
            <dc:date>2022-04-02T23:49:54.136000000</dc:date>
          </office:change-info>
          <table:previous>
            <table:change-track-table-cell/>
          </table:previous>
        </table:cell-content-change>
        <table:cell-content-change table:id="ct381">
          <table:cell-address table:column="4" table:row="15" table:table="3"/>
          <office:change-info>
            <dc:creator>Matthew Hoctor</dc:creator>
            <dc:date>2022-04-02T23:50:25.914000000</dc:date>
          </office:change-info>
          <table:previous table:id="ct380">
            <table:change-track-table-cell office:value-type="string">
              <text:p>Developed a novel kg-scale synthesis of 3-aminonaphthlene-1-ol, a chemotherapeutic</text:p>
            </table:change-track-table-cell>
          </table:previous>
        </table:cell-content-change>
        <table:cell-content-change table:id="ct382">
          <table:cell-address table:column="0" table:row="1" table:table="1"/>
          <office:change-info>
            <dc:creator>Matthew Hoctor</dc:creator>
            <dc:date>2022-04-02T23:52:17.847000000</dc:date>
          </office:change-info>
          <table:previous table:id="ct38">
            <table:change-track-table-cell office:value-type="string">
              <text:p>Pharmacist License</text:p>
            </table:change-track-table-cell>
          </table:previous>
        </table:cell-content-change>
        <table:cell-content-change table:id="ct383">
          <table:cell-address table:column="0" table:row="1" table:table="1"/>
          <office:change-info>
            <dc:creator>Matthew Hoctor</dc:creator>
            <dc:date>2022-04-03T00:15:45.655000000</dc:date>
          </office:change-info>
          <table:previous table:id="ct382">
            <table:change-track-table-cell office:value-type="string">
              <text:p>Pharmacist License ()</text:p>
            </table:change-track-table-cell>
          </table:previous>
        </table:cell-content-change>
        <table:cell-content-change table:id="ct384">
          <table:cell-address table:column="0" table:row="2" table:table="1"/>
          <office:change-info>
            <dc:creator>Matthew Hoctor</dc:creator>
            <dc:date>2022-04-03T00:15:58.511000000</dc:date>
          </office:change-info>
          <table:previous table:id="ct39">
            <table:change-track-table-cell office:value-type="string">
              <text:p>Pharmacist License</text:p>
            </table:change-track-table-cell>
          </table:previous>
        </table:cell-content-change>
        <table:cell-content-change table:id="ct385">
          <table:cell-address table:column="0" table:row="2" table:table="1"/>
          <office:change-info>
            <dc:creator>Matthew Hoctor</dc:creator>
            <dc:date>2022-04-03T00:16:54.994000000</dc:date>
          </office:change-info>
          <table:previous table:id="ct384">
            <table:change-track-table-cell office:value-type="string">
              <text:p>Pharmacist License (063843) \\href{}{063843</text:p>
            </table:change-track-table-cell>
          </table:previous>
        </table:cell-content-change>
        <table:cell-content-change table:id="ct386">
          <table:cell-address table:column="0" table:row="1" table:table="1"/>
          <office:change-info>
            <dc:creator>Matthew Hoctor</dc:creator>
            <dc:date>2022-04-03T00:16:58.257000000</dc:date>
          </office:change-info>
          <table:previous table:id="ct383">
            <table:change-track-table-cell office:value-type="string">
              <text:p>Pharmacist License (063843) \\href{}{063843</text:p>
            </table:change-track-table-cell>
          </table:previous>
        </table:cell-content-change>
        <table:cell-content-change table:id="ct387">
          <table:cell-address table:column="0" table:row="1" table:table="4"/>
          <office:change-info>
            <dc:creator>Matthew Hoctor</dc:creator>
            <dc:date>2022-04-03T00:18:44.841000000</dc:date>
          </office:change-info>
          <table:previous>
            <table:change-track-table-cell/>
          </table:previous>
        </table:cell-content-change>
        <table:cell-content-change table:id="ct388">
          <table:cell-address table:column="1" table:row="1" table:table="4"/>
          <office:change-info>
            <dc:creator>Matthew Hoctor</dc:creator>
            <dc:date>2022-04-03T00:18:56.789000000</dc:date>
          </office:change-info>
          <table:previous>
            <table:change-track-table-cell/>
          </table:previous>
        </table:cell-content-change>
        <table:cell-content-change table:id="ct389">
          <table:cell-address table:column="1" table:row="1" table:table="4"/>
          <office:change-info>
            <dc:creator>Matthew Hoctor</dc:creator>
            <dc:date>2022-04-03T00:19:07.463000000</dc:date>
          </office:change-info>
          <table:previous table:id="ct388">
            <table:change-track-table-cell office:value-type="string">
              <text:p>Mar 28, 2016 -</text:p>
            </table:change-track-table-cell>
          </table:previous>
        </table:cell-content-change>
        <table:cell-content-change table:id="ct390">
          <table:cell-address table:column="2" table:row="1" table:table="4"/>
          <office:change-info>
            <dc:creator>Matthew Hoctor</dc:creator>
            <dc:date>2022-04-03T00:19:19.621000000</dc:date>
          </office:change-info>
          <table:previous>
            <table:change-track-table-cell/>
          </table:previous>
        </table:cell-content-change>
        <table:cell-content-change table:id="ct391">
          <table:cell-address table:column="3" table:row="1" table:table="4"/>
          <office:change-info>
            <dc:creator>Matthew Hoctor</dc:creator>
            <dc:date>2022-04-03T00:19:29.675000000</dc:date>
          </office:change-info>
          <table:previous>
            <table:change-track-table-cell/>
          </table:previous>
        </table:cell-content-change>
        <table:cell-content-change table:id="ct392">
          <table:cell-address table:column="4" table:row="1" table:table="4"/>
          <office:change-info>
            <dc:creator>Matthew Hoctor</dc:creator>
            <dc:date>2022-04-03T00:19:40.123000000</dc:date>
          </office:change-info>
          <table:previous>
            <table:change-track-table-cell/>
          </table:previous>
        </table:cell-content-change>
        <table:cell-content-change table:id="ct393">
          <table:cell-address table:column="4" table:row="1" table:table="4"/>
          <office:change-info>
            <dc:creator>Matthew Hoctor</dc:creator>
            <dc:date>2022-04-03T00:19:57.563000000</dc:date>
          </office:change-info>
          <table:previous table:id="ct392">
            <table:change-track-table-cell office:value-type="string">
              <text:p>Initiated and contributed to “Unique N-Acetylcysteine (NAC) Considerations Dosing Guideline”,</text:p>
            </table:change-track-table-cell>
          </table:previous>
        </table:cell-content-change>
        <table:cell-content-change table:id="ct394">
          <table:cell-address table:column="4" table:row="2" table:table="4"/>
          <office:change-info>
            <dc:creator>Matthew Hoctor</dc:creator>
            <dc:date>2022-04-03T00:21:32.953000000</dc:date>
          </office:change-info>
          <table:previous>
            <table:change-track-table-cell/>
          </table:previous>
        </table:cell-content-change>
        <table:cell-content-change table:id="ct395">
          <table:cell-address table:column="4" table:row="2" table:table="4"/>
          <office:change-info>
            <dc:creator>Matthew Hoctor</dc:creator>
            <dc:date>2022-04-03T00:21:53.160000000</dc:date>
          </office:change-info>
          <table:previous table:id="ct394">
            <table:change-track-table-cell office:value-type="string">
              <text:p>Followed up on poisoned patients by calling caregivers to request appropriate lab tests, signs, and</text:p>
            </table:change-track-table-cell>
          </table:previous>
        </table:cell-content-change>
        <table:cell-content-change table:id="ct396">
          <table:cell-address table:column="4" table:row="3" table:table="4"/>
          <office:change-info>
            <dc:creator>Matthew Hoctor</dc:creator>
            <dc:date>2022-04-03T00:22:02.293000000</dc:date>
          </office:change-info>
          <table:previous>
            <table:change-track-table-cell/>
          </table:previous>
        </table:cell-content-change>
        <table:cell-content-change table:id="ct397">
          <table:cell-address table:column="4" table:row="4" table:table="4"/>
          <office:change-info>
            <dc:creator>Matthew Hoctor</dc:creator>
            <dc:date>2022-04-03T00:22:10.938000000</dc:date>
          </office:change-info>
          <table:previous>
            <table:change-track-table-cell/>
          </table:previous>
        </table:cell-content-change>
        <table:cell-content-change table:id="ct398">
          <table:cell-address table:column="4" table:row="4" table:table="4"/>
          <office:change-info>
            <dc:creator>Matthew Hoctor</dc:creator>
            <dc:date>2022-04-03T00:22:38.344000000</dc:date>
          </office:change-info>
          <table:previous table:id="ct397">
            <table:change-track-table-cell office:value-type="string">
              <text:p>Reviewed and presented toxicology topics for discussion in weekly meetings; topics included</text:p>
            </table:change-track-table-cell>
          </table:previous>
        </table:cell-content-change>
        <table:cell-content-change table:id="ct399">
          <table:cell-address table:column="4" table:row="5" table:table="4"/>
          <office:change-info>
            <dc:creator>Matthew Hoctor</dc:creator>
            <dc:date>2022-04-03T00:22:47.340000000</dc:date>
          </office:change-info>
          <table:previous>
            <table:change-track-table-cell/>
          </table:previous>
        </table:cell-content-change>
        <table:cell-content-change table:id="ct400">
          <table:cell-address table:column="4" table:row="5" table:table="4"/>
          <office:change-info>
            <dc:creator>Matthew Hoctor</dc:creator>
            <dc:date>2022-04-03T00:22:56.194000000</dc:date>
          </office:change-info>
          <table:previous table:id="ct399">
            <table:change-track-table-cell office:value-type="string">
              <text:p>Attended and participated in lectures on topics including management of opioid overdose,</text:p>
            </table:change-track-table-cell>
          </table:previous>
        </table:cell-content-change>
        <table:cell-content-change table:id="ct401">
          <table:cell-address table:column="4" table:row="5" table:table="4"/>
          <office:change-info>
            <dc:creator>Matthew Hoctor</dc:creator>
            <dc:date>2022-04-03T00:23:15.216000000</dc:date>
          </office:change-info>
          <table:previous table:id="ct400">
            <table:change-track-table-cell office:value-type="string">
              <text:p><text:s/></text:p>
            </table:change-track-table-cell>
          </table:previous>
        </table:cell-content-change>
        <table:cell-content-change table:id="ct402">
          <table:cell-address table:column="4" table:row="5" table:table="4"/>
          <office:change-info>
            <dc:creator>Matthew Hoctor</dc:creator>
            <dc:date>2022-04-03T00:23:30.476000000</dc:date>
          </office:change-info>
          <table:previous table:id="ct401">
            <table:change-track-table-cell office:value-type="string">
              <text:p>toxicokinetics, geographic information systems; and attended a toxicology case conference</text:p>
            </table:change-track-table-cell>
          </table:previous>
        </table:cell-content-change>
        <table:cell-content-change table:id="ct403">
          <table:cell-address table:column="0" table:row="2" table:table="4"/>
          <office:change-info>
            <dc:creator>Matthew Hoctor</dc:creator>
            <dc:date>2022-04-03T00:23:37.167000000</dc:date>
          </office:change-info>
          <table:previous>
            <table:change-track-table-cell/>
          </table:previous>
        </table:cell-content-change>
        <table:cell-content-change table:id="ct404">
          <table:cell-address table:column="1" table:row="2" table:table="4"/>
          <office:change-info>
            <dc:creator>Matthew Hoctor</dc:creator>
            <dc:date>2022-04-03T00:23:37.167000000</dc:date>
          </office:change-info>
          <table:previous>
            <table:change-track-table-cell/>
          </table:previous>
        </table:cell-content-change>
        <table:cell-content-change table:id="ct405">
          <table:cell-address table:column="2" table:row="2" table:table="4"/>
          <office:change-info>
            <dc:creator>Matthew Hoctor</dc:creator>
            <dc:date>2022-04-03T00:23:37.167000000</dc:date>
          </office:change-info>
          <table:previous>
            <table:change-track-table-cell/>
          </table:previous>
        </table:cell-content-change>
        <table:cell-content-change table:id="ct406">
          <table:cell-address table:column="3" table:row="2" table:table="4"/>
          <office:change-info>
            <dc:creator>Matthew Hoctor</dc:creator>
            <dc:date>2022-04-03T00:23:37.167000000</dc:date>
          </office:change-info>
          <table:previous>
            <table:change-track-table-cell/>
          </table:previous>
        </table:cell-content-change>
        <table:cell-content-change table:id="ct407">
          <table:cell-address table:column="0" table:row="3" table:table="4"/>
          <office:change-info>
            <dc:creator>Matthew Hoctor</dc:creator>
            <dc:date>2022-04-03T00:23:38.044000000</dc:date>
          </office:change-info>
          <table:previous>
            <table:change-track-table-cell/>
          </table:previous>
        </table:cell-content-change>
        <table:cell-content-change table:id="ct408">
          <table:cell-address table:column="1" table:row="3" table:table="4"/>
          <office:change-info>
            <dc:creator>Matthew Hoctor</dc:creator>
            <dc:date>2022-04-03T00:23:38.044000000</dc:date>
          </office:change-info>
          <table:previous>
            <table:change-track-table-cell/>
          </table:previous>
        </table:cell-content-change>
        <table:cell-content-change table:id="ct409">
          <table:cell-address table:column="2" table:row="3" table:table="4"/>
          <office:change-info>
            <dc:creator>Matthew Hoctor</dc:creator>
            <dc:date>2022-04-03T00:23:38.044000000</dc:date>
          </office:change-info>
          <table:previous>
            <table:change-track-table-cell/>
          </table:previous>
        </table:cell-content-change>
        <table:cell-content-change table:id="ct410">
          <table:cell-address table:column="3" table:row="3" table:table="4"/>
          <office:change-info>
            <dc:creator>Matthew Hoctor</dc:creator>
            <dc:date>2022-04-03T00:23:38.044000000</dc:date>
          </office:change-info>
          <table:previous>
            <table:change-track-table-cell/>
          </table:previous>
        </table:cell-content-change>
        <table:cell-content-change table:id="ct411">
          <table:cell-address table:column="0" table:row="4" table:table="4"/>
          <office:change-info>
            <dc:creator>Matthew Hoctor</dc:creator>
            <dc:date>2022-04-03T00:23:38.773000000</dc:date>
          </office:change-info>
          <table:previous>
            <table:change-track-table-cell/>
          </table:previous>
        </table:cell-content-change>
        <table:cell-content-change table:id="ct412">
          <table:cell-address table:column="1" table:row="4" table:table="4"/>
          <office:change-info>
            <dc:creator>Matthew Hoctor</dc:creator>
            <dc:date>2022-04-03T00:23:38.773000000</dc:date>
          </office:change-info>
          <table:previous>
            <table:change-track-table-cell/>
          </table:previous>
        </table:cell-content-change>
        <table:cell-content-change table:id="ct413">
          <table:cell-address table:column="2" table:row="4" table:table="4"/>
          <office:change-info>
            <dc:creator>Matthew Hoctor</dc:creator>
            <dc:date>2022-04-03T00:23:38.773000000</dc:date>
          </office:change-info>
          <table:previous>
            <table:change-track-table-cell/>
          </table:previous>
        </table:cell-content-change>
        <table:cell-content-change table:id="ct414">
          <table:cell-address table:column="3" table:row="4" table:table="4"/>
          <office:change-info>
            <dc:creator>Matthew Hoctor</dc:creator>
            <dc:date>2022-04-03T00:23:38.773000000</dc:date>
          </office:change-info>
          <table:previous>
            <table:change-track-table-cell/>
          </table:previous>
        </table:cell-content-change>
        <table:cell-content-change table:id="ct415">
          <table:cell-address table:column="0" table:row="5" table:table="4"/>
          <office:change-info>
            <dc:creator>Matthew Hoctor</dc:creator>
            <dc:date>2022-04-03T00:23:39.505000000</dc:date>
          </office:change-info>
          <table:previous>
            <table:change-track-table-cell/>
          </table:previous>
        </table:cell-content-change>
        <table:cell-content-change table:id="ct416">
          <table:cell-address table:column="1" table:row="5" table:table="4"/>
          <office:change-info>
            <dc:creator>Matthew Hoctor</dc:creator>
            <dc:date>2022-04-03T00:23:39.505000000</dc:date>
          </office:change-info>
          <table:previous>
            <table:change-track-table-cell/>
          </table:previous>
        </table:cell-content-change>
        <table:cell-content-change table:id="ct417">
          <table:cell-address table:column="2" table:row="5" table:table="4"/>
          <office:change-info>
            <dc:creator>Matthew Hoctor</dc:creator>
            <dc:date>2022-04-03T00:23:39.505000000</dc:date>
          </office:change-info>
          <table:previous>
            <table:change-track-table-cell/>
          </table:previous>
        </table:cell-content-change>
        <table:cell-content-change table:id="ct418">
          <table:cell-address table:column="3" table:row="5" table:table="4"/>
          <office:change-info>
            <dc:creator>Matthew Hoctor</dc:creator>
            <dc:date>2022-04-03T00:23:39.505000000</dc:date>
          </office:change-info>
          <table:previous>
            <table:change-track-table-cell/>
          </table:previous>
        </table:cell-content-change>
        <table:cell-content-change table:id="ct419">
          <table:cell-address table:column="0" table:row="6" table:table="4"/>
          <office:change-info>
            <dc:creator>Matthew Hoctor</dc:creator>
            <dc:date>2022-04-03T00:23:45.312000000</dc:date>
          </office:change-info>
          <table:previous>
            <table:change-track-table-cell/>
          </table:previous>
        </table:cell-content-change>
        <table:cell-content-change table:id="ct420">
          <table:cell-address table:column="1" table:row="6" table:table="4"/>
          <office:change-info>
            <dc:creator>Matthew Hoctor</dc:creator>
            <dc:date>2022-04-03T00:24:08.902000000</dc:date>
          </office:change-info>
          <table:previous>
            <table:change-track-table-cell/>
          </table:previous>
        </table:cell-content-change>
        <table:cell-content-change table:id="ct421">
          <table:cell-address table:column="1" table:row="6" table:table="4"/>
          <office:change-info>
            <dc:creator>Matthew Hoctor</dc:creator>
            <dc:date>2022-04-03T00:24:22.108000000</dc:date>
          </office:change-info>
          <table:previous table:id="ct420">
            <table:change-track-table-cell office:value-type="string">
              <text:p>Feb 16, 2016-</text:p>
            </table:change-track-table-cell>
          </table:previous>
        </table:cell-content-change>
        <table:cell-content-change table:id="ct422">
          <table:cell-address table:column="2" table:row="6" table:table="4"/>
          <office:change-info>
            <dc:creator>Matthew Hoctor</dc:creator>
            <dc:date>2022-04-03T00:24:55.991000000</dc:date>
          </office:change-info>
          <table:previous>
            <table:change-track-table-cell/>
          </table:previous>
        </table:cell-content-change>
        <table:cell-content-change table:id="ct423">
          <table:cell-address table:column="2" table:row="6" table:table="4"/>
          <office:change-info>
            <dc:creator>Matthew Hoctor</dc:creator>
            <dc:date>2022-04-03T00:25:01.665000000</dc:date>
          </office:change-info>
          <table:previous table:id="ct422">
            <table:change-track-table-cell office:value-type="string">
              <text:p>Ketchikan Indian Com. Tribal Health Clinic</text:p>
            </table:change-track-table-cell>
          </table:previous>
        </table:cell-content-change>
        <table:cell-content-change table:id="ct424">
          <table:cell-address table:column="3" table:row="6" table:table="4"/>
          <office:change-info>
            <dc:creator>Matthew Hoctor</dc:creator>
            <dc:date>2022-04-03T00:25:13.800000000</dc:date>
          </office:change-info>
          <table:previous>
            <table:change-track-table-cell/>
          </table:previous>
        </table:cell-content-change>
        <table:cell-content-change table:id="ct425">
          <table:cell-address table:column="4" table:row="6" table:table="4"/>
          <office:change-info>
            <dc:creator>Matthew Hoctor</dc:creator>
            <dc:date>2022-04-03T00:25:29.249000000</dc:date>
          </office:change-info>
          <table:previous>
            <table:change-track-table-cell/>
          </table:previous>
        </table:cell-content-change>
        <table:cell-content-change table:id="ct426">
          <table:cell-address table:column="4" table:row="7" table:table="4"/>
          <office:change-info>
            <dc:creator>Matthew Hoctor</dc:creator>
            <dc:date>2022-04-03T00:25:40.448000000</dc:date>
          </office:change-info>
          <table:previous>
            <table:change-track-table-cell/>
          </table:previous>
        </table:cell-content-change>
        <table:cell-content-change table:id="ct427">
          <table:cell-address table:column="4" table:row="8" table:table="4"/>
          <office:change-info>
            <dc:creator>Matthew Hoctor</dc:creator>
            <dc:date>2022-04-03T00:25:51.052000000</dc:date>
          </office:change-info>
          <table:previous>
            <table:change-track-table-cell/>
          </table:previous>
        </table:cell-content-change>
        <table:cell-content-change table:id="ct428">
          <table:cell-address table:column="4" table:row="9" table:table="4"/>
          <office:change-info>
            <dc:creator>Matthew Hoctor</dc:creator>
            <dc:date>2022-04-03T00:26:00.707000000</dc:date>
          </office:change-info>
          <table:previous>
            <table:change-track-table-cell/>
          </table:previous>
        </table:cell-content-change>
        <table:cell-content-change table:id="ct429">
          <table:cell-address table:column="4" table:row="9" table:table="4"/>
          <office:change-info>
            <dc:creator>Matthew Hoctor</dc:creator>
            <dc:date>2022-04-03T00:26:17.194000000</dc:date>
          </office:change-info>
          <table:previous table:id="ct428">
            <table:change-track-table-cell office:value-type="string">
              <text:p>Monitored warfarin therapy at the pharmacy-run anticoagulation clinic using point-of-care INR</text:p>
            </table:change-track-table-cell>
          </table:previous>
        </table:cell-content-change>
        <table:cell-content-change table:id="ct430">
          <table:cell-address table:column="4" table:row="10" table:table="4"/>
          <office:change-info>
            <dc:creator>Matthew Hoctor</dc:creator>
            <dc:date>2022-04-03T00:26:27.243000000</dc:date>
          </office:change-info>
          <table:previous>
            <table:change-track-table-cell/>
          </table:previous>
        </table:cell-content-change>
        <table:cell-content-change table:id="ct431">
          <table:cell-address table:column="4" table:row="10" table:table="4"/>
          <office:change-info>
            <dc:creator>Matthew Hoctor</dc:creator>
            <dc:date>2022-04-03T00:26:45.016000000</dc:date>
          </office:change-info>
          <table:previous table:id="ct430">
            <table:change-track-table-cell office:value-type="string">
              <text:p>Counseled patients on smoking cessation, and initiated appropriate pharmacotherapy after</text:p>
            </table:change-track-table-cell>
          </table:previous>
        </table:cell-content-change>
        <table:cell-content-change table:id="ct432">
          <table:cell-address table:column="4" table:row="11" table:table="4"/>
          <office:change-info>
            <dc:creator>Matthew Hoctor</dc:creator>
            <dc:date>2022-04-03T00:26:55.335000000</dc:date>
          </office:change-info>
          <table:previous>
            <table:change-track-table-cell/>
          </table:previous>
        </table:cell-content-change>
        <table:cell-content-change table:id="ct433">
          <table:cell-address table:column="4" table:row="11" table:table="4"/>
          <office:change-info>
            <dc:creator>Matthew Hoctor</dc:creator>
            <dc:date>2022-04-03T00:27:22.791000000</dc:date>
          </office:change-info>
          <table:previous table:id="ct432">
            <table:change-track-table-cell office:value-type="string">
              <text:p>Answered drug information questions from clinicians and patients by consulting Micromedex and</text:p>
            </table:change-track-table-cell>
          </table:previous>
        </table:cell-content-change>
        <table:cell-content-change table:id="ct434">
          <table:cell-address table:column="0" table:row="7" table:table="4"/>
          <office:change-info>
            <dc:creator>Matthew Hoctor</dc:creator>
            <dc:date>2022-04-03T00:27:30.788000000</dc:date>
          </office:change-info>
          <table:previous>
            <table:change-track-table-cell/>
          </table:previous>
        </table:cell-content-change>
        <table:cell-content-change table:id="ct435">
          <table:cell-address table:column="1" table:row="7" table:table="4"/>
          <office:change-info>
            <dc:creator>Matthew Hoctor</dc:creator>
            <dc:date>2022-04-03T00:27:30.788000000</dc:date>
          </office:change-info>
          <table:previous>
            <table:change-track-table-cell/>
          </table:previous>
        </table:cell-content-change>
        <table:cell-content-change table:id="ct436">
          <table:cell-address table:column="2" table:row="7" table:table="4"/>
          <office:change-info>
            <dc:creator>Matthew Hoctor</dc:creator>
            <dc:date>2022-04-03T00:27:30.788000000</dc:date>
          </office:change-info>
          <table:previous>
            <table:change-track-table-cell/>
          </table:previous>
        </table:cell-content-change>
        <table:cell-content-change table:id="ct437">
          <table:cell-address table:column="3" table:row="7" table:table="4"/>
          <office:change-info>
            <dc:creator>Matthew Hoctor</dc:creator>
            <dc:date>2022-04-03T00:27:30.789000000</dc:date>
          </office:change-info>
          <table:previous>
            <table:change-track-table-cell/>
          </table:previous>
        </table:cell-content-change>
        <table:cell-content-change table:id="ct438">
          <table:cell-address table:column="0" table:row="8" table:table="4"/>
          <office:change-info>
            <dc:creator>Matthew Hoctor</dc:creator>
            <dc:date>2022-04-03T00:27:31.512000000</dc:date>
          </office:change-info>
          <table:previous>
            <table:change-track-table-cell/>
          </table:previous>
        </table:cell-content-change>
        <table:cell-content-change table:id="ct439">
          <table:cell-address table:column="1" table:row="8" table:table="4"/>
          <office:change-info>
            <dc:creator>Matthew Hoctor</dc:creator>
            <dc:date>2022-04-03T00:27:31.512000000</dc:date>
          </office:change-info>
          <table:previous>
            <table:change-track-table-cell/>
          </table:previous>
        </table:cell-content-change>
        <table:cell-content-change table:id="ct440">
          <table:cell-address table:column="2" table:row="8" table:table="4"/>
          <office:change-info>
            <dc:creator>Matthew Hoctor</dc:creator>
            <dc:date>2022-04-03T00:27:31.512000000</dc:date>
          </office:change-info>
          <table:previous>
            <table:change-track-table-cell/>
          </table:previous>
        </table:cell-content-change>
        <table:cell-content-change table:id="ct441">
          <table:cell-address table:column="3" table:row="8" table:table="4"/>
          <office:change-info>
            <dc:creator>Matthew Hoctor</dc:creator>
            <dc:date>2022-04-03T00:27:31.512000000</dc:date>
          </office:change-info>
          <table:previous>
            <table:change-track-table-cell/>
          </table:previous>
        </table:cell-content-change>
        <table:cell-content-change table:id="ct442">
          <table:cell-address table:column="0" table:row="9" table:table="4"/>
          <office:change-info>
            <dc:creator>Matthew Hoctor</dc:creator>
            <dc:date>2022-04-03T00:27:32.102000000</dc:date>
          </office:change-info>
          <table:previous>
            <table:change-track-table-cell/>
          </table:previous>
        </table:cell-content-change>
        <table:cell-content-change table:id="ct443">
          <table:cell-address table:column="1" table:row="9" table:table="4"/>
          <office:change-info>
            <dc:creator>Matthew Hoctor</dc:creator>
            <dc:date>2022-04-03T00:27:32.102000000</dc:date>
          </office:change-info>
          <table:previous>
            <table:change-track-table-cell/>
          </table:previous>
        </table:cell-content-change>
        <table:cell-content-change table:id="ct444">
          <table:cell-address table:column="2" table:row="9" table:table="4"/>
          <office:change-info>
            <dc:creator>Matthew Hoctor</dc:creator>
            <dc:date>2022-04-03T00:27:32.102000000</dc:date>
          </office:change-info>
          <table:previous>
            <table:change-track-table-cell/>
          </table:previous>
        </table:cell-content-change>
        <table:cell-content-change table:id="ct445">
          <table:cell-address table:column="3" table:row="9" table:table="4"/>
          <office:change-info>
            <dc:creator>Matthew Hoctor</dc:creator>
            <dc:date>2022-04-03T00:27:32.102000000</dc:date>
          </office:change-info>
          <table:previous>
            <table:change-track-table-cell/>
          </table:previous>
        </table:cell-content-change>
        <table:cell-content-change table:id="ct446">
          <table:cell-address table:column="0" table:row="10" table:table="4"/>
          <office:change-info>
            <dc:creator>Matthew Hoctor</dc:creator>
            <dc:date>2022-04-03T00:27:32.695000000</dc:date>
          </office:change-info>
          <table:previous>
            <table:change-track-table-cell/>
          </table:previous>
        </table:cell-content-change>
        <table:cell-content-change table:id="ct447">
          <table:cell-address table:column="1" table:row="10" table:table="4"/>
          <office:change-info>
            <dc:creator>Matthew Hoctor</dc:creator>
            <dc:date>2022-04-03T00:27:32.695000000</dc:date>
          </office:change-info>
          <table:previous>
            <table:change-track-table-cell/>
          </table:previous>
        </table:cell-content-change>
        <table:cell-content-change table:id="ct448">
          <table:cell-address table:column="2" table:row="10" table:table="4"/>
          <office:change-info>
            <dc:creator>Matthew Hoctor</dc:creator>
            <dc:date>2022-04-03T00:27:32.695000000</dc:date>
          </office:change-info>
          <table:previous>
            <table:change-track-table-cell/>
          </table:previous>
        </table:cell-content-change>
        <table:cell-content-change table:id="ct449">
          <table:cell-address table:column="3" table:row="10" table:table="4"/>
          <office:change-info>
            <dc:creator>Matthew Hoctor</dc:creator>
            <dc:date>2022-04-03T00:27:32.695000000</dc:date>
          </office:change-info>
          <table:previous>
            <table:change-track-table-cell/>
          </table:previous>
        </table:cell-content-change>
        <table:cell-content-change table:id="ct450">
          <table:cell-address table:column="0" table:row="11" table:table="4"/>
          <office:change-info>
            <dc:creator>Matthew Hoctor</dc:creator>
            <dc:date>2022-04-03T00:27:33.294000000</dc:date>
          </office:change-info>
          <table:previous>
            <table:change-track-table-cell/>
          </table:previous>
        </table:cell-content-change>
        <table:cell-content-change table:id="ct451">
          <table:cell-address table:column="1" table:row="11" table:table="4"/>
          <office:change-info>
            <dc:creator>Matthew Hoctor</dc:creator>
            <dc:date>2022-04-03T00:27:33.295000000</dc:date>
          </office:change-info>
          <table:previous>
            <table:change-track-table-cell/>
          </table:previous>
        </table:cell-content-change>
        <table:cell-content-change table:id="ct452">
          <table:cell-address table:column="2" table:row="11" table:table="4"/>
          <office:change-info>
            <dc:creator>Matthew Hoctor</dc:creator>
            <dc:date>2022-04-03T00:27:33.295000000</dc:date>
          </office:change-info>
          <table:previous>
            <table:change-track-table-cell/>
          </table:previous>
        </table:cell-content-change>
        <table:cell-content-change table:id="ct453">
          <table:cell-address table:column="3" table:row="11" table:table="4"/>
          <office:change-info>
            <dc:creator>Matthew Hoctor</dc:creator>
            <dc:date>2022-04-03T00:27:33.295000000</dc:date>
          </office:change-info>
          <table:previous>
            <table:change-track-table-cell/>
          </table:previous>
        </table:cell-content-change>
        <table:cell-content-change table:id="ct454">
          <table:cell-address table:column="0" table:row="12" table:table="4"/>
          <office:change-info>
            <dc:creator>Matthew Hoctor</dc:creator>
            <dc:date>2022-04-03T00:27:48.614000000</dc:date>
          </office:change-info>
          <table:previous>
            <table:change-track-table-cell/>
          </table:previous>
        </table:cell-content-change>
        <table:cell-content-change table:id="ct455">
          <table:cell-address table:column="1" table:row="12" table:table="4"/>
          <office:change-info>
            <dc:creator>Matthew Hoctor</dc:creator>
            <dc:date>2022-04-03T00:27:57.562000000</dc:date>
          </office:change-info>
          <table:previous>
            <table:change-track-table-cell/>
          </table:previous>
        </table:cell-content-change>
        <table:cell-content-change table:id="ct456">
          <table:cell-address table:column="1" table:row="12" table:table="4"/>
          <office:change-info>
            <dc:creator>Matthew Hoctor</dc:creator>
            <dc:date>2022-04-03T00:28:11.488000000</dc:date>
          </office:change-info>
          <table:previous table:id="ct455">
            <table:change-track-table-cell office:value-type="string">
              <text:p>Jan 04, 2016-</text:p>
            </table:change-track-table-cell>
          </table:previous>
        </table:cell-content-change>
        <table:cell-content-change table:id="ct457">
          <table:cell-address table:column="2" table:row="12" table:table="4"/>
          <office:change-info>
            <dc:creator>Matthew Hoctor</dc:creator>
            <dc:date>2022-04-03T00:28:20.580000000</dc:date>
          </office:change-info>
          <table:previous>
            <table:change-track-table-cell/>
          </table:previous>
        </table:cell-content-change>
        <table:cell-content-change table:id="ct458">
          <table:cell-address table:column="3" table:row="12" table:table="4"/>
          <office:change-info>
            <dc:creator>Matthew Hoctor</dc:creator>
            <dc:date>2022-04-03T00:28:29.995000000</dc:date>
          </office:change-info>
          <table:previous>
            <table:change-track-table-cell/>
          </table:previous>
        </table:cell-content-change>
        <table:cell-content-change table:id="ct459">
          <table:cell-address table:column="4" table:row="12" table:table="4"/>
          <office:change-info>
            <dc:creator>Matthew Hoctor</dc:creator>
            <dc:date>2022-04-03T00:28:40.798000000</dc:date>
          </office:change-info>
          <table:previous>
            <table:change-track-table-cell/>
          </table:previous>
        </table:cell-content-change>
        <table:cell-content-change table:id="ct460">
          <table:cell-address table:column="4" table:row="12" table:table="4"/>
          <office:change-info>
            <dc:creator>Matthew Hoctor</dc:creator>
            <dc:date>2022-04-03T00:28:54.913000000</dc:date>
          </office:change-info>
          <table:previous table:id="ct459">
            <table:change-track-table-cell office:value-type="string">
              <text:p>Reviewed patient records in Epic EHR, and proposed and discussed medication changes during</text:p>
            </table:change-track-table-cell>
          </table:previous>
        </table:cell-content-change>
        <table:cell-content-change table:id="ct461">
          <table:cell-address table:column="4" table:row="13" table:table="4"/>
          <office:change-info>
            <dc:creator>Matthew Hoctor</dc:creator>
            <dc:date>2022-04-03T00:29:07.694000000</dc:date>
          </office:change-info>
          <table:previous>
            <table:change-track-table-cell/>
          </table:previous>
        </table:cell-content-change>
        <table:cell-content-change table:id="ct462">
          <table:cell-address table:column="4" table:row="13" table:table="4"/>
          <office:change-info>
            <dc:creator>Matthew Hoctor</dc:creator>
            <dc:date>2022-04-03T00:29:17.149000000</dc:date>
          </office:change-info>
          <table:previous table:id="ct461">
            <table:change-track-table-cell office:value-type="string">
              <text:p>Reviewed, presented, and discussed relevant literature and interesting patient cases in journal</text:p>
            </table:change-track-table-cell>
          </table:previous>
        </table:cell-content-change>
        <table:cell-content-change table:id="ct463">
          <table:cell-address table:column="4" table:row="14" table:table="4"/>
          <office:change-info>
            <dc:creator>Matthew Hoctor</dc:creator>
            <dc:date>2022-04-03T00:29:26.411000000</dc:date>
          </office:change-info>
          <table:previous>
            <table:change-track-table-cell/>
          </table:previous>
        </table:cell-content-change>
        <table:cell-content-change table:id="ct464">
          <table:cell-address table:column="4" table:row="15" table:table="4"/>
          <office:change-info>
            <dc:creator>Matthew Hoctor</dc:creator>
            <dc:date>2022-04-03T00:29:35.348000000</dc:date>
          </office:change-info>
          <table:previous>
            <table:change-track-table-cell/>
          </table:previous>
        </table:cell-content-change>
        <table:cell-content-change table:id="ct465">
          <table:cell-address table:column="0" table:row="13" table:table="4"/>
          <office:change-info>
            <dc:creator>Matthew Hoctor</dc:creator>
            <dc:date>2022-04-03T00:29:51.583000000</dc:date>
          </office:change-info>
          <table:previous>
            <table:change-track-table-cell/>
          </table:previous>
        </table:cell-content-change>
        <table:cell-content-change table:id="ct466">
          <table:cell-address table:column="1" table:row="13" table:table="4"/>
          <office:change-info>
            <dc:creator>Matthew Hoctor</dc:creator>
            <dc:date>2022-04-03T00:29:51.583000000</dc:date>
          </office:change-info>
          <table:previous>
            <table:change-track-table-cell/>
          </table:previous>
        </table:cell-content-change>
        <table:cell-content-change table:id="ct467">
          <table:cell-address table:column="2" table:row="13" table:table="4"/>
          <office:change-info>
            <dc:creator>Matthew Hoctor</dc:creator>
            <dc:date>2022-04-03T00:29:51.583000000</dc:date>
          </office:change-info>
          <table:previous>
            <table:change-track-table-cell/>
          </table:previous>
        </table:cell-content-change>
        <table:cell-content-change table:id="ct468">
          <table:cell-address table:column="3" table:row="13" table:table="4"/>
          <office:change-info>
            <dc:creator>Matthew Hoctor</dc:creator>
            <dc:date>2022-04-03T00:29:51.583000000</dc:date>
          </office:change-info>
          <table:previous>
            <table:change-track-table-cell/>
          </table:previous>
        </table:cell-content-change>
        <table:cell-content-change table:id="ct469">
          <table:cell-address table:column="0" table:row="14" table:table="4"/>
          <office:change-info>
            <dc:creator>Matthew Hoctor</dc:creator>
            <dc:date>2022-04-03T00:29:52.213000000</dc:date>
          </office:change-info>
          <table:previous>
            <table:change-track-table-cell/>
          </table:previous>
        </table:cell-content-change>
        <table:cell-content-change table:id="ct470">
          <table:cell-address table:column="1" table:row="14" table:table="4"/>
          <office:change-info>
            <dc:creator>Matthew Hoctor</dc:creator>
            <dc:date>2022-04-03T00:29:52.214000000</dc:date>
          </office:change-info>
          <table:previous>
            <table:change-track-table-cell/>
          </table:previous>
        </table:cell-content-change>
        <table:cell-content-change table:id="ct471">
          <table:cell-address table:column="2" table:row="14" table:table="4"/>
          <office:change-info>
            <dc:creator>Matthew Hoctor</dc:creator>
            <dc:date>2022-04-03T00:29:52.214000000</dc:date>
          </office:change-info>
          <table:previous>
            <table:change-track-table-cell/>
          </table:previous>
        </table:cell-content-change>
        <table:cell-content-change table:id="ct472">
          <table:cell-address table:column="3" table:row="14" table:table="4"/>
          <office:change-info>
            <dc:creator>Matthew Hoctor</dc:creator>
            <dc:date>2022-04-03T00:29:52.214000000</dc:date>
          </office:change-info>
          <table:previous>
            <table:change-track-table-cell/>
          </table:previous>
        </table:cell-content-change>
        <table:cell-content-change table:id="ct473">
          <table:cell-address table:column="0" table:row="15" table:table="4"/>
          <office:change-info>
            <dc:creator>Matthew Hoctor</dc:creator>
            <dc:date>2022-04-03T00:29:52.840000000</dc:date>
          </office:change-info>
          <table:previous>
            <table:change-track-table-cell/>
          </table:previous>
        </table:cell-content-change>
        <table:cell-content-change table:id="ct474">
          <table:cell-address table:column="1" table:row="15" table:table="4"/>
          <office:change-info>
            <dc:creator>Matthew Hoctor</dc:creator>
            <dc:date>2022-04-03T00:29:52.840000000</dc:date>
          </office:change-info>
          <table:previous>
            <table:change-track-table-cell/>
          </table:previous>
        </table:cell-content-change>
        <table:cell-content-change table:id="ct475">
          <table:cell-address table:column="2" table:row="15" table:table="4"/>
          <office:change-info>
            <dc:creator>Matthew Hoctor</dc:creator>
            <dc:date>2022-04-03T00:29:52.840000000</dc:date>
          </office:change-info>
          <table:previous>
            <table:change-track-table-cell/>
          </table:previous>
        </table:cell-content-change>
        <table:cell-content-change table:id="ct476">
          <table:cell-address table:column="3" table:row="15" table:table="4"/>
          <office:change-info>
            <dc:creator>Matthew Hoctor</dc:creator>
            <dc:date>2022-04-03T00:29:52.840000000</dc:date>
          </office:change-info>
          <table:previous>
            <table:change-track-table-cell/>
          </table:previous>
        </table:cell-content-change>
        <table:cell-content-change table:id="ct477">
          <table:cell-address table:column="0" table:row="16" table:table="4"/>
          <office:change-info>
            <dc:creator>Matthew Hoctor</dc:creator>
            <dc:date>2022-04-03T00:29:55.495000000</dc:date>
          </office:change-info>
          <table:previous>
            <table:change-track-table-cell/>
          </table:previous>
        </table:cell-content-change>
        <table:cell-content-change table:id="ct478">
          <table:cell-address table:column="0" table:row="16" table:table="4"/>
          <office:change-info>
            <dc:creator>Matthew Hoctor</dc:creator>
            <dc:date>2022-04-03T00:29:55.497000000</dc:date>
          </office:change-info>
          <table:previous table:id="ct477">
            <table:change-track-table-cell office:value-type="string">
              <text:p>pharmacist Intern</text:p>
            </table:change-track-table-cell>
          </table:previous>
        </table:cell-content-change>
        <table:cell-content-change table:id="ct479">
          <table:cell-address table:column="1" table:row="16" table:table="4"/>
          <office:change-info>
            <dc:creator>Matthew Hoctor</dc:creator>
            <dc:date>2022-04-03T00:30:09.445000000</dc:date>
          </office:change-info>
          <table:previous>
            <table:change-track-table-cell/>
          </table:previous>
        </table:cell-content-change>
        <table:cell-content-change table:id="ct480">
          <table:cell-address table:column="1" table:row="16" table:table="4"/>
          <office:change-info>
            <dc:creator>Matthew Hoctor</dc:creator>
            <dc:date>2022-04-03T00:30:23.245000000</dc:date>
          </office:change-info>
          <table:previous table:id="ct479">
            <table:change-track-table-cell office:value-type="string">
              <text:p>Nov 02, 2015-</text:p>
            </table:change-track-table-cell>
          </table:previous>
        </table:cell-content-change>
        <table:cell-content-change table:id="ct481">
          <table:cell-address table:column="2" table:row="16" table:table="4"/>
          <office:change-info>
            <dc:creator>Matthew Hoctor</dc:creator>
            <dc:date>2022-04-03T00:30:33.429000000</dc:date>
          </office:change-info>
          <table:previous>
            <table:change-track-table-cell/>
          </table:previous>
        </table:cell-content-change>
        <table:cell-content-change table:id="ct482">
          <table:cell-address table:column="2" table:row="16" table:table="4"/>
          <office:change-info>
            <dc:creator>Matthew Hoctor</dc:creator>
            <dc:date>2022-04-03T00:30:37.958000000</dc:date>
          </office:change-info>
          <table:previous table:id="ct481">
            <table:change-track-table-cell office:value-type="string">
              <text:p>Temple University Hospital-Respiratory ICU</text:p>
            </table:change-track-table-cell>
          </table:previous>
        </table:cell-content-change>
        <table:cell-content-change table:id="ct483">
          <table:cell-address table:column="2" table:row="16" table:table="4"/>
          <office:change-info>
            <dc:creator>Matthew Hoctor</dc:creator>
            <dc:date>2022-04-03T00:30:37.961000000</dc:date>
          </office:change-info>
          <table:previous table:id="ct482">
            <table:change-track-table-cell office:value-type="string">
              <text:p>Temple University Hospital - Respiratory ICU</text:p>
            </table:change-track-table-cell>
          </table:previous>
        </table:cell-content-change>
        <table:cell-content-change table:id="ct484">
          <table:cell-address table:column="3" table:row="16" table:table="4"/>
          <office:change-info>
            <dc:creator>Matthew Hoctor</dc:creator>
            <dc:date>2022-04-03T00:30:46.159000000</dc:date>
          </office:change-info>
          <table:previous>
            <table:change-track-table-cell/>
          </table:previous>
        </table:cell-content-change>
        <table:cell-content-change table:id="ct485">
          <table:cell-address table:column="4" table:row="16" table:table="4"/>
          <office:change-info>
            <dc:creator>Matthew Hoctor</dc:creator>
            <dc:date>2022-04-03T00:30:57.414000000</dc:date>
          </office:change-info>
          <table:previous>
            <table:change-track-table-cell/>
          </table:previous>
        </table:cell-content-change>
        <table:cell-content-change table:id="ct486">
          <table:cell-address table:column="4" table:row="17" table:table="4"/>
          <office:change-info>
            <dc:creator>Matthew Hoctor</dc:creator>
            <dc:date>2022-04-03T00:31:13.398000000</dc:date>
          </office:change-info>
          <table:previous>
            <table:change-track-table-cell/>
          </table:previous>
        </table:cell-content-change>
        <table:cell-content-change table:id="ct487">
          <table:cell-address table:column="4" table:row="17" table:table="4"/>
          <office:change-info>
            <dc:creator>Matthew Hoctor</dc:creator>
            <dc:date>2022-04-03T00:31:25.400000000</dc:date>
          </office:change-info>
          <table:previous table:id="ct486">
            <table:change-track-table-cell office:value-type="string">
              <text:p>Assessed patients for drug-related problems including inappropriate or sub-optimal therapy, and</text:p>
            </table:change-track-table-cell>
          </table:previous>
        </table:cell-content-change>
        <table:cell-content-change table:id="ct488">
          <table:cell-address table:column="4" table:row="18" table:table="4"/>
          <office:change-info>
            <dc:creator>Matthew Hoctor</dc:creator>
            <dc:date>2022-04-03T00:31:35.221000000</dc:date>
          </office:change-info>
          <table:previous>
            <table:change-track-table-cell/>
          </table:previous>
        </table:cell-content-change>
        <table:cell-content-change table:id="ct489">
          <table:cell-address table:column="4" table:row="19" table:table="4"/>
          <office:change-info>
            <dc:creator>Matthew Hoctor</dc:creator>
            <dc:date>2022-04-03T00:31:45.550000000</dc:date>
          </office:change-info>
          <table:previous>
            <table:change-track-table-cell/>
          </table:previous>
        </table:cell-content-change>
        <table:cell-content-change table:id="ct490">
          <table:cell-address table:column="4" table:row="20" table:table="4"/>
          <office:change-info>
            <dc:creator>Matthew Hoctor</dc:creator>
            <dc:date>2022-04-03T00:31:53.787000000</dc:date>
          </office:change-info>
          <table:previous>
            <table:change-track-table-cell/>
          </table:previous>
        </table:cell-content-change>
        <table:cell-content-change table:id="ct491">
          <table:cell-address table:column="0" table:row="17" table:table="4"/>
          <office:change-info>
            <dc:creator>Matthew Hoctor</dc:creator>
            <dc:date>2022-04-03T00:31:59.801000000</dc:date>
          </office:change-info>
          <table:previous>
            <table:change-track-table-cell/>
          </table:previous>
        </table:cell-content-change>
        <table:cell-content-change table:id="ct492">
          <table:cell-address table:column="1" table:row="17" table:table="4"/>
          <office:change-info>
            <dc:creator>Matthew Hoctor</dc:creator>
            <dc:date>2022-04-03T00:31:59.801000000</dc:date>
          </office:change-info>
          <table:previous>
            <table:change-track-table-cell/>
          </table:previous>
        </table:cell-content-change>
        <table:cell-content-change table:id="ct493">
          <table:cell-address table:column="2" table:row="17" table:table="4"/>
          <office:change-info>
            <dc:creator>Matthew Hoctor</dc:creator>
            <dc:date>2022-04-03T00:31:59.801000000</dc:date>
          </office:change-info>
          <table:previous>
            <table:change-track-table-cell/>
          </table:previous>
        </table:cell-content-change>
        <table:cell-content-change table:id="ct494">
          <table:cell-address table:column="3" table:row="17" table:table="4"/>
          <office:change-info>
            <dc:creator>Matthew Hoctor</dc:creator>
            <dc:date>2022-04-03T00:31:59.801000000</dc:date>
          </office:change-info>
          <table:previous>
            <table:change-track-table-cell/>
          </table:previous>
        </table:cell-content-change>
        <table:cell-content-change table:id="ct495">
          <table:cell-address table:column="0" table:row="18" table:table="4"/>
          <office:change-info>
            <dc:creator>Matthew Hoctor</dc:creator>
            <dc:date>2022-04-03T00:32:00.505000000</dc:date>
          </office:change-info>
          <table:previous>
            <table:change-track-table-cell/>
          </table:previous>
        </table:cell-content-change>
        <table:cell-content-change table:id="ct496">
          <table:cell-address table:column="1" table:row="18" table:table="4"/>
          <office:change-info>
            <dc:creator>Matthew Hoctor</dc:creator>
            <dc:date>2022-04-03T00:32:00.505000000</dc:date>
          </office:change-info>
          <table:previous>
            <table:change-track-table-cell/>
          </table:previous>
        </table:cell-content-change>
        <table:cell-content-change table:id="ct497">
          <table:cell-address table:column="2" table:row="18" table:table="4"/>
          <office:change-info>
            <dc:creator>Matthew Hoctor</dc:creator>
            <dc:date>2022-04-03T00:32:00.505000000</dc:date>
          </office:change-info>
          <table:previous>
            <table:change-track-table-cell/>
          </table:previous>
        </table:cell-content-change>
        <table:cell-content-change table:id="ct498">
          <table:cell-address table:column="3" table:row="18" table:table="4"/>
          <office:change-info>
            <dc:creator>Matthew Hoctor</dc:creator>
            <dc:date>2022-04-03T00:32:00.505000000</dc:date>
          </office:change-info>
          <table:previous>
            <table:change-track-table-cell/>
          </table:previous>
        </table:cell-content-change>
        <table:cell-content-change table:id="ct499">
          <table:cell-address table:column="0" table:row="19" table:table="4"/>
          <office:change-info>
            <dc:creator>Matthew Hoctor</dc:creator>
            <dc:date>2022-04-03T00:32:01.027000000</dc:date>
          </office:change-info>
          <table:previous>
            <table:change-track-table-cell/>
          </table:previous>
        </table:cell-content-change>
        <table:cell-content-change table:id="ct500">
          <table:cell-address table:column="1" table:row="19" table:table="4"/>
          <office:change-info>
            <dc:creator>Matthew Hoctor</dc:creator>
            <dc:date>2022-04-03T00:32:01.027000000</dc:date>
          </office:change-info>
          <table:previous>
            <table:change-track-table-cell/>
          </table:previous>
        </table:cell-content-change>
        <table:cell-content-change table:id="ct501">
          <table:cell-address table:column="2" table:row="19" table:table="4"/>
          <office:change-info>
            <dc:creator>Matthew Hoctor</dc:creator>
            <dc:date>2022-04-03T00:32:01.027000000</dc:date>
          </office:change-info>
          <table:previous>
            <table:change-track-table-cell/>
          </table:previous>
        </table:cell-content-change>
        <table:cell-content-change table:id="ct502">
          <table:cell-address table:column="3" table:row="19" table:table="4"/>
          <office:change-info>
            <dc:creator>Matthew Hoctor</dc:creator>
            <dc:date>2022-04-03T00:32:01.027000000</dc:date>
          </office:change-info>
          <table:previous>
            <table:change-track-table-cell/>
          </table:previous>
        </table:cell-content-change>
        <table:cell-content-change table:id="ct503">
          <table:cell-address table:column="0" table:row="20" table:table="4"/>
          <office:change-info>
            <dc:creator>Matthew Hoctor</dc:creator>
            <dc:date>2022-04-03T00:32:01.623000000</dc:date>
          </office:change-info>
          <table:previous>
            <table:change-track-table-cell/>
          </table:previous>
        </table:cell-content-change>
        <table:cell-content-change table:id="ct504">
          <table:cell-address table:column="1" table:row="20" table:table="4"/>
          <office:change-info>
            <dc:creator>Matthew Hoctor</dc:creator>
            <dc:date>2022-04-03T00:32:01.623000000</dc:date>
          </office:change-info>
          <table:previous>
            <table:change-track-table-cell/>
          </table:previous>
        </table:cell-content-change>
        <table:cell-content-change table:id="ct505">
          <table:cell-address table:column="2" table:row="20" table:table="4"/>
          <office:change-info>
            <dc:creator>Matthew Hoctor</dc:creator>
            <dc:date>2022-04-03T00:32:01.623000000</dc:date>
          </office:change-info>
          <table:previous>
            <table:change-track-table-cell/>
          </table:previous>
        </table:cell-content-change>
        <table:cell-content-change table:id="ct506">
          <table:cell-address table:column="3" table:row="20" table:table="4"/>
          <office:change-info>
            <dc:creator>Matthew Hoctor</dc:creator>
            <dc:date>2022-04-03T00:32:01.624000000</dc:date>
          </office:change-info>
          <table:previous>
            <table:change-track-table-cell/>
          </table:previous>
        </table:cell-content-change>
        <table:cell-content-change table:id="ct507">
          <table:cell-address table:column="0" table:row="21" table:table="4"/>
          <office:change-info>
            <dc:creator>Matthew Hoctor</dc:creator>
            <dc:date>2022-04-03T00:32:03.445000000</dc:date>
          </office:change-info>
          <table:previous>
            <table:change-track-table-cell/>
          </table:previous>
        </table:cell-content-change>
        <table:cell-content-change table:id="ct508">
          <table:cell-address table:column="1" table:row="21" table:table="4"/>
          <office:change-info>
            <dc:creator>Matthew Hoctor</dc:creator>
            <dc:date>2022-04-03T00:32:10.918000000</dc:date>
          </office:change-info>
          <table:previous>
            <table:change-track-table-cell/>
          </table:previous>
        </table:cell-content-change>
        <table:cell-content-change table:id="ct509">
          <table:cell-address table:column="1" table:row="21" table:table="4"/>
          <office:change-info>
            <dc:creator>Matthew Hoctor</dc:creator>
            <dc:date>2022-04-03T00:32:15.556000000</dc:date>
          </office:change-info>
          <table:previous table:id="ct508">
            <table:change-track-table-cell office:value-type="string">
              <text:p>Sept 21, 2015-</text:p>
            </table:change-track-table-cell>
          </table:previous>
        </table:cell-content-change>
        <table:cell-content-change table:id="ct510">
          <table:cell-address table:column="2" table:row="21" table:table="4"/>
          <office:change-info>
            <dc:creator>Matthew Hoctor</dc:creator>
            <dc:date>2022-04-03T00:32:26.353000000</dc:date>
          </office:change-info>
          <table:previous>
            <table:change-track-table-cell/>
          </table:previous>
        </table:cell-content-change>
        <table:cell-content-change table:id="ct511">
          <table:cell-address table:column="2" table:row="21" table:table="4"/>
          <office:change-info>
            <dc:creator>Matthew Hoctor</dc:creator>
            <dc:date>2022-04-03T00:32:30.296000000</dc:date>
          </office:change-info>
          <table:previous table:id="ct510">
            <table:change-track-table-cell office:value-type="string">
              <text:p>Pennsylvania Hospital Outpatient Pharmacy</text:p>
            </table:change-track-table-cell>
          </table:previous>
        </table:cell-content-change>
        <table:cell-content-change table:id="ct512">
          <table:cell-address table:column="2" table:row="21" table:table="4"/>
          <office:change-info>
            <dc:creator>Matthew Hoctor</dc:creator>
            <dc:date>2022-04-03T00:32:30.298000000</dc:date>
          </office:change-info>
          <table:previous table:id="ct511">
            <table:change-track-table-cell office:value-type="string">
              <text:p>Pennsylvania Hospital - Outpatient Pharmacy</text:p>
            </table:change-track-table-cell>
          </table:previous>
        </table:cell-content-change>
        <table:cell-content-change table:id="ct513">
          <table:cell-address table:column="3" table:row="21" table:table="4"/>
          <office:change-info>
            <dc:creator>Matthew Hoctor</dc:creator>
            <dc:date>2022-04-03T00:32:38.878000000</dc:date>
          </office:change-info>
          <table:previous>
            <table:change-track-table-cell/>
          </table:previous>
        </table:cell-content-change>
        <table:cell-content-change table:id="ct514">
          <table:cell-address table:column="4" table:row="21" table:table="4"/>
          <office:change-info>
            <dc:creator>Matthew Hoctor</dc:creator>
            <dc:date>2022-04-03T00:32:48.358000000</dc:date>
          </office:change-info>
          <table:previous>
            <table:change-track-table-cell/>
          </table:previous>
        </table:cell-content-change>
        <table:cell-content-change table:id="ct515">
          <table:cell-address table:column="4" table:row="22" table:table="4"/>
          <office:change-info>
            <dc:creator>Matthew Hoctor</dc:creator>
            <dc:date>2022-04-03T00:32:56.846000000</dc:date>
          </office:change-info>
          <table:previous>
            <table:change-track-table-cell/>
          </table:previous>
        </table:cell-content-change>
        <table:cell-content-change table:id="ct516">
          <table:cell-address table:column="4" table:row="23" table:table="4"/>
          <office:change-info>
            <dc:creator>Matthew Hoctor</dc:creator>
            <dc:date>2022-04-03T00:33:05.849000000</dc:date>
          </office:change-info>
          <table:previous>
            <table:change-track-table-cell/>
          </table:previous>
        </table:cell-content-change>
        <table:cell-content-change table:id="ct517">
          <table:cell-address table:column="4" table:row="24" table:table="4"/>
          <office:change-info>
            <dc:creator>Matthew Hoctor</dc:creator>
            <dc:date>2022-04-03T00:33:13.779000000</dc:date>
          </office:change-info>
          <table:previous>
            <table:change-track-table-cell/>
          </table:previous>
        </table:cell-content-change>
        <table:cell-content-change table:id="ct518">
          <table:cell-address table:column="4" table:row="25" table:table="4"/>
          <office:change-info>
            <dc:creator>Matthew Hoctor</dc:creator>
            <dc:date>2022-04-03T00:33:28.707000000</dc:date>
          </office:change-info>
          <table:previous>
            <table:change-track-table-cell/>
          </table:previous>
        </table:cell-content-change>
        <table:cell-content-change table:id="ct519">
          <table:cell-address table:column="0" table:row="22" table:table="4"/>
          <office:change-info>
            <dc:creator>Matthew Hoctor</dc:creator>
            <dc:date>2022-04-03T00:33:43.656000000</dc:date>
          </office:change-info>
          <table:previous>
            <table:change-track-table-cell/>
          </table:previous>
        </table:cell-content-change>
        <table:cell-content-change table:id="ct520">
          <table:cell-address table:column="1" table:row="22" table:table="4"/>
          <office:change-info>
            <dc:creator>Matthew Hoctor</dc:creator>
            <dc:date>2022-04-03T00:33:43.656000000</dc:date>
          </office:change-info>
          <table:previous>
            <table:change-track-table-cell/>
          </table:previous>
        </table:cell-content-change>
        <table:cell-content-change table:id="ct521">
          <table:cell-address table:column="2" table:row="22" table:table="4"/>
          <office:change-info>
            <dc:creator>Matthew Hoctor</dc:creator>
            <dc:date>2022-04-03T00:33:43.656000000</dc:date>
          </office:change-info>
          <table:previous>
            <table:change-track-table-cell/>
          </table:previous>
        </table:cell-content-change>
        <table:cell-content-change table:id="ct522">
          <table:cell-address table:column="3" table:row="22" table:table="4"/>
          <office:change-info>
            <dc:creator>Matthew Hoctor</dc:creator>
            <dc:date>2022-04-03T00:33:43.656000000</dc:date>
          </office:change-info>
          <table:previous>
            <table:change-track-table-cell/>
          </table:previous>
        </table:cell-content-change>
        <table:cell-content-change table:id="ct523">
          <table:cell-address table:column="0" table:row="23" table:table="4"/>
          <office:change-info>
            <dc:creator>Matthew Hoctor</dc:creator>
            <dc:date>2022-04-03T00:33:44.338000000</dc:date>
          </office:change-info>
          <table:previous>
            <table:change-track-table-cell/>
          </table:previous>
        </table:cell-content-change>
        <table:cell-content-change table:id="ct524">
          <table:cell-address table:column="1" table:row="23" table:table="4"/>
          <office:change-info>
            <dc:creator>Matthew Hoctor</dc:creator>
            <dc:date>2022-04-03T00:33:44.338000000</dc:date>
          </office:change-info>
          <table:previous>
            <table:change-track-table-cell/>
          </table:previous>
        </table:cell-content-change>
        <table:cell-content-change table:id="ct525">
          <table:cell-address table:column="2" table:row="23" table:table="4"/>
          <office:change-info>
            <dc:creator>Matthew Hoctor</dc:creator>
            <dc:date>2022-04-03T00:33:44.339000000</dc:date>
          </office:change-info>
          <table:previous>
            <table:change-track-table-cell/>
          </table:previous>
        </table:cell-content-change>
        <table:cell-content-change table:id="ct526">
          <table:cell-address table:column="3" table:row="23" table:table="4"/>
          <office:change-info>
            <dc:creator>Matthew Hoctor</dc:creator>
            <dc:date>2022-04-03T00:33:44.339000000</dc:date>
          </office:change-info>
          <table:previous>
            <table:change-track-table-cell/>
          </table:previous>
        </table:cell-content-change>
        <table:cell-content-change table:id="ct527">
          <table:cell-address table:column="0" table:row="24" table:table="4"/>
          <office:change-info>
            <dc:creator>Matthew Hoctor</dc:creator>
            <dc:date>2022-04-03T00:33:44.905000000</dc:date>
          </office:change-info>
          <table:previous>
            <table:change-track-table-cell/>
          </table:previous>
        </table:cell-content-change>
        <table:cell-content-change table:id="ct528">
          <table:cell-address table:column="1" table:row="24" table:table="4"/>
          <office:change-info>
            <dc:creator>Matthew Hoctor</dc:creator>
            <dc:date>2022-04-03T00:33:44.905000000</dc:date>
          </office:change-info>
          <table:previous>
            <table:change-track-table-cell/>
          </table:previous>
        </table:cell-content-change>
        <table:cell-content-change table:id="ct529">
          <table:cell-address table:column="2" table:row="24" table:table="4"/>
          <office:change-info>
            <dc:creator>Matthew Hoctor</dc:creator>
            <dc:date>2022-04-03T00:33:44.905000000</dc:date>
          </office:change-info>
          <table:previous>
            <table:change-track-table-cell/>
          </table:previous>
        </table:cell-content-change>
        <table:cell-content-change table:id="ct530">
          <table:cell-address table:column="3" table:row="24" table:table="4"/>
          <office:change-info>
            <dc:creator>Matthew Hoctor</dc:creator>
            <dc:date>2022-04-03T00:33:44.905000000</dc:date>
          </office:change-info>
          <table:previous>
            <table:change-track-table-cell/>
          </table:previous>
        </table:cell-content-change>
        <table:cell-content-change table:id="ct531">
          <table:cell-address table:column="0" table:row="25" table:table="4"/>
          <office:change-info>
            <dc:creator>Matthew Hoctor</dc:creator>
            <dc:date>2022-04-03T00:33:45.458000000</dc:date>
          </office:change-info>
          <table:previous>
            <table:change-track-table-cell/>
          </table:previous>
        </table:cell-content-change>
        <table:cell-content-change table:id="ct532">
          <table:cell-address table:column="1" table:row="25" table:table="4"/>
          <office:change-info>
            <dc:creator>Matthew Hoctor</dc:creator>
            <dc:date>2022-04-03T00:33:45.458000000</dc:date>
          </office:change-info>
          <table:previous>
            <table:change-track-table-cell/>
          </table:previous>
        </table:cell-content-change>
        <table:cell-content-change table:id="ct533">
          <table:cell-address table:column="2" table:row="25" table:table="4"/>
          <office:change-info>
            <dc:creator>Matthew Hoctor</dc:creator>
            <dc:date>2022-04-03T00:33:45.458000000</dc:date>
          </office:change-info>
          <table:previous>
            <table:change-track-table-cell/>
          </table:previous>
        </table:cell-content-change>
        <table:cell-content-change table:id="ct534">
          <table:cell-address table:column="3" table:row="25" table:table="4"/>
          <office:change-info>
            <dc:creator>Matthew Hoctor</dc:creator>
            <dc:date>2022-04-03T00:33:45.458000000</dc:date>
          </office:change-info>
          <table:previous>
            <table:change-track-table-cell/>
          </table:previous>
        </table:cell-content-change>
        <table:cell-content-change table:id="ct535">
          <table:cell-address table:column="0" table:row="26" table:table="4"/>
          <office:change-info>
            <dc:creator>Matthew Hoctor</dc:creator>
            <dc:date>2022-04-03T00:36:33.490000000</dc:date>
          </office:change-info>
          <table:previous>
            <table:change-track-table-cell/>
          </table:previous>
        </table:cell-content-change>
        <table:cell-content-change table:id="ct536">
          <table:cell-address table:column="0" table:row="26" table:table="4"/>
          <office:change-info>
            <dc:creator>Matthew Hoctor</dc:creator>
            <dc:date>2022-04-03T00:36:33.492000000</dc:date>
          </office:change-info>
          <table:previous table:id="ct535">
            <table:change-track-table-cell office:value-type="string">
              <text:p>pharmacist Intern</text:p>
            </table:change-track-table-cell>
          </table:previous>
        </table:cell-content-change>
        <table:cell-content-change table:id="ct537">
          <table:cell-address table:column="2" table:row="26" table:table="4"/>
          <office:change-info>
            <dc:creator>Matthew Hoctor</dc:creator>
            <dc:date>2022-04-03T00:36:36.665000000</dc:date>
          </office:change-info>
          <table:previous>
            <table:change-track-table-cell/>
          </table:previous>
        </table:cell-content-change>
        <table:cell-content-change table:id="ct538">
          <table:cell-address table:column="1" table:row="26" table:table="4"/>
          <office:change-info>
            <dc:creator>Matthew Hoctor</dc:creator>
            <dc:date>2022-04-03T00:36:46.162000000</dc:date>
          </office:change-info>
          <table:previous>
            <table:change-track-table-cell/>
          </table:previous>
        </table:cell-content-change>
        <table:cell-content-change table:id="ct539">
          <table:cell-address table:column="1" table:row="26" table:table="4"/>
          <office:change-info>
            <dc:creator>Matthew Hoctor</dc:creator>
            <dc:date>2022-04-03T00:36:57.182000000</dc:date>
          </office:change-info>
          <table:previous table:id="ct538">
            <table:change-track-table-cell office:value-type="string">
              <text:p>Aug 11, 2015-</text:p>
            </table:change-track-table-cell>
          </table:previous>
        </table:cell-content-change>
        <table:cell-content-change table:id="ct540">
          <table:cell-address table:column="3" table:row="26" table:table="4"/>
          <office:change-info>
            <dc:creator>Matthew Hoctor</dc:creator>
            <dc:date>2022-04-03T00:37:06.721000000</dc:date>
          </office:change-info>
          <table:previous>
            <table:change-track-table-cell/>
          </table:previous>
        </table:cell-content-change>
        <table:cell-content-change table:id="ct541">
          <table:cell-address table:column="4" table:row="26" table:table="4"/>
          <office:change-info>
            <dc:creator>Matthew Hoctor</dc:creator>
            <dc:date>2022-04-03T00:37:15.726000000</dc:date>
          </office:change-info>
          <table:previous>
            <table:change-track-table-cell/>
          </table:previous>
        </table:cell-content-change>
        <table:cell-content-change table:id="ct542">
          <table:cell-address table:column="4" table:row="27" table:table="4"/>
          <office:change-info>
            <dc:creator>Matthew Hoctor</dc:creator>
            <dc:date>2022-04-03T00:37:35.856000000</dc:date>
          </office:change-info>
          <table:previous>
            <table:change-track-table-cell/>
          </table:previous>
        </table:cell-content-change>
        <table:cell-content-change table:id="ct543">
          <table:cell-address table:column="4" table:row="28" table:table="4"/>
          <office:change-info>
            <dc:creator>Matthew Hoctor</dc:creator>
            <dc:date>2022-04-03T00:37:43.421000000</dc:date>
          </office:change-info>
          <table:previous>
            <table:change-track-table-cell/>
          </table:previous>
        </table:cell-content-change>
        <table:cell-content-change table:id="ct544">
          <table:cell-address table:column="4" table:row="29" table:table="4"/>
          <office:change-info>
            <dc:creator>Matthew Hoctor</dc:creator>
            <dc:date>2022-04-03T00:37:52.656000000</dc:date>
          </office:change-info>
          <table:previous>
            <table:change-track-table-cell/>
          </table:previous>
        </table:cell-content-change>
        <table:cell-content-change table:id="ct545">
          <table:cell-address table:column="4" table:row="30" table:table="4"/>
          <office:change-info>
            <dc:creator>Matthew Hoctor</dc:creator>
            <dc:date>2022-04-03T00:38:02.453000000</dc:date>
          </office:change-info>
          <table:previous>
            <table:change-track-table-cell/>
          </table:previous>
        </table:cell-content-change>
        <table:cell-content-change table:id="ct546">
          <table:cell-address table:column="4" table:row="30" table:table="4"/>
          <office:change-info>
            <dc:creator>Matthew Hoctor</dc:creator>
            <dc:date>2022-04-03T00:38:35.569000000</dc:date>
          </office:change-info>
          <table:previous table:id="ct545">
            <table:change-track-table-cell office:value-type="string">
              <text:p>Discussed topics in clinical research ethics at daily meetings; topics included the Tuskegee study,</text:p>
            </table:change-track-table-cell>
          </table:previous>
        </table:cell-content-change>
        <table:cell-content-change table:id="ct547">
          <table:cell-address table:column="4" table:row="30" table:table="4"/>
          <office:change-info>
            <dc:creator>Matthew Hoctor</dc:creator>
            <dc:date>2022-04-03T00:39:10.199000000</dc:date>
          </office:change-info>
          <table:previous table:id="ct546">
            <table:change-track-table-cell office:value-type="string">
              <text:p>Discussed topics in clinical research ethics at daily meetings; topics included the Tuskegee study, the Nuremberg Code, the Declaration of Helsinki, the Belmont Report, Acres of Skin, The Immortal Life of Henrietta Lacks, and many others</text:p>
            </table:change-track-table-cell>
          </table:previous>
        </table:cell-content-change>
        <table:cell-content-change table:id="ct548">
          <table:cell-address table:column="0" table:row="27" table:table="4"/>
          <office:change-info>
            <dc:creator>Matthew Hoctor</dc:creator>
            <dc:date>2022-04-03T00:39:17.242000000</dc:date>
          </office:change-info>
          <table:previous>
            <table:change-track-table-cell/>
          </table:previous>
        </table:cell-content-change>
        <table:cell-content-change table:id="ct549">
          <table:cell-address table:column="1" table:row="27" table:table="4"/>
          <office:change-info>
            <dc:creator>Matthew Hoctor</dc:creator>
            <dc:date>2022-04-03T00:39:17.242000000</dc:date>
          </office:change-info>
          <table:previous>
            <table:change-track-table-cell/>
          </table:previous>
        </table:cell-content-change>
        <table:cell-content-change table:id="ct550">
          <table:cell-address table:column="2" table:row="27" table:table="4"/>
          <office:change-info>
            <dc:creator>Matthew Hoctor</dc:creator>
            <dc:date>2022-04-03T00:39:17.242000000</dc:date>
          </office:change-info>
          <table:previous>
            <table:change-track-table-cell/>
          </table:previous>
        </table:cell-content-change>
        <table:cell-content-change table:id="ct551">
          <table:cell-address table:column="3" table:row="27" table:table="4"/>
          <office:change-info>
            <dc:creator>Matthew Hoctor</dc:creator>
            <dc:date>2022-04-03T00:39:17.242000000</dc:date>
          </office:change-info>
          <table:previous>
            <table:change-track-table-cell/>
          </table:previous>
        </table:cell-content-change>
        <table:cell-content-change table:id="ct552">
          <table:cell-address table:column="0" table:row="28" table:table="4"/>
          <office:change-info>
            <dc:creator>Matthew Hoctor</dc:creator>
            <dc:date>2022-04-03T00:39:17.892000000</dc:date>
          </office:change-info>
          <table:previous>
            <table:change-track-table-cell/>
          </table:previous>
        </table:cell-content-change>
        <table:cell-content-change table:id="ct553">
          <table:cell-address table:column="1" table:row="28" table:table="4"/>
          <office:change-info>
            <dc:creator>Matthew Hoctor</dc:creator>
            <dc:date>2022-04-03T00:39:17.892000000</dc:date>
          </office:change-info>
          <table:previous>
            <table:change-track-table-cell/>
          </table:previous>
        </table:cell-content-change>
        <table:cell-content-change table:id="ct554">
          <table:cell-address table:column="2" table:row="28" table:table="4"/>
          <office:change-info>
            <dc:creator>Matthew Hoctor</dc:creator>
            <dc:date>2022-04-03T00:39:17.892000000</dc:date>
          </office:change-info>
          <table:previous>
            <table:change-track-table-cell/>
          </table:previous>
        </table:cell-content-change>
        <table:cell-content-change table:id="ct555">
          <table:cell-address table:column="3" table:row="28" table:table="4"/>
          <office:change-info>
            <dc:creator>Matthew Hoctor</dc:creator>
            <dc:date>2022-04-03T00:39:17.892000000</dc:date>
          </office:change-info>
          <table:previous>
            <table:change-track-table-cell/>
          </table:previous>
        </table:cell-content-change>
        <table:cell-content-change table:id="ct556">
          <table:cell-address table:column="0" table:row="29" table:table="4"/>
          <office:change-info>
            <dc:creator>Matthew Hoctor</dc:creator>
            <dc:date>2022-04-03T00:39:18.592000000</dc:date>
          </office:change-info>
          <table:previous>
            <table:change-track-table-cell/>
          </table:previous>
        </table:cell-content-change>
        <table:cell-content-change table:id="ct557">
          <table:cell-address table:column="1" table:row="29" table:table="4"/>
          <office:change-info>
            <dc:creator>Matthew Hoctor</dc:creator>
            <dc:date>2022-04-03T00:39:18.592000000</dc:date>
          </office:change-info>
          <table:previous>
            <table:change-track-table-cell/>
          </table:previous>
        </table:cell-content-change>
        <table:cell-content-change table:id="ct558">
          <table:cell-address table:column="2" table:row="29" table:table="4"/>
          <office:change-info>
            <dc:creator>Matthew Hoctor</dc:creator>
            <dc:date>2022-04-03T00:39:18.592000000</dc:date>
          </office:change-info>
          <table:previous>
            <table:change-track-table-cell/>
          </table:previous>
        </table:cell-content-change>
        <table:cell-content-change table:id="ct559">
          <table:cell-address table:column="3" table:row="29" table:table="4"/>
          <office:change-info>
            <dc:creator>Matthew Hoctor</dc:creator>
            <dc:date>2022-04-03T00:39:18.592000000</dc:date>
          </office:change-info>
          <table:previous>
            <table:change-track-table-cell/>
          </table:previous>
        </table:cell-content-change>
        <table:cell-content-change table:id="ct560">
          <table:cell-address table:column="0" table:row="30" table:table="4"/>
          <office:change-info>
            <dc:creator>Matthew Hoctor</dc:creator>
            <dc:date>2022-04-03T00:39:19.274000000</dc:date>
          </office:change-info>
          <table:previous>
            <table:change-track-table-cell/>
          </table:previous>
        </table:cell-content-change>
        <table:cell-content-change table:id="ct561">
          <table:cell-address table:column="1" table:row="30" table:table="4"/>
          <office:change-info>
            <dc:creator>Matthew Hoctor</dc:creator>
            <dc:date>2022-04-03T00:39:19.274000000</dc:date>
          </office:change-info>
          <table:previous>
            <table:change-track-table-cell/>
          </table:previous>
        </table:cell-content-change>
        <table:cell-content-change table:id="ct562">
          <table:cell-address table:column="2" table:row="30" table:table="4"/>
          <office:change-info>
            <dc:creator>Matthew Hoctor</dc:creator>
            <dc:date>2022-04-03T00:39:19.274000000</dc:date>
          </office:change-info>
          <table:previous>
            <table:change-track-table-cell/>
          </table:previous>
        </table:cell-content-change>
        <table:cell-content-change table:id="ct563">
          <table:cell-address table:column="3" table:row="30" table:table="4"/>
          <office:change-info>
            <dc:creator>Matthew Hoctor</dc:creator>
            <dc:date>2022-04-03T00:39:19.274000000</dc:date>
          </office:change-info>
          <table:previous>
            <table:change-track-table-cell/>
          </table:previous>
        </table:cell-content-change>
        <table:cell-content-change table:id="ct564">
          <table:cell-address table:column="0" table:row="31" table:table="4"/>
          <office:change-info>
            <dc:creator>Matthew Hoctor</dc:creator>
            <dc:date>2022-04-03T00:39:24.953000000</dc:date>
          </office:change-info>
          <table:previous>
            <table:change-track-table-cell/>
          </table:previous>
        </table:cell-content-change>
        <table:cell-content-change table:id="ct565">
          <table:cell-address table:column="0" table:row="31" table:table="4"/>
          <office:change-info>
            <dc:creator>Matthew Hoctor</dc:creator>
            <dc:date>2022-04-03T00:39:24.955000000</dc:date>
          </office:change-info>
          <table:previous table:id="ct564">
            <table:change-track-table-cell office:value-type="string">
              <text:p>pharmacist Intern</text:p>
            </table:change-track-table-cell>
          </table:previous>
        </table:cell-content-change>
        <table:cell-content-change table:id="ct566">
          <table:cell-address table:column="1" table:row="31" table:table="4"/>
          <office:change-info>
            <dc:creator>Matthew Hoctor</dc:creator>
            <dc:date>2022-04-03T00:39:33.245000000</dc:date>
          </office:change-info>
          <table:previous>
            <table:change-track-table-cell/>
          </table:previous>
        </table:cell-content-change>
        <table:cell-content-change table:id="ct567">
          <table:cell-address table:column="1" table:row="31" table:table="4"/>
          <office:change-info>
            <dc:creator>Matthew Hoctor</dc:creator>
            <dc:date>2022-04-03T00:39:47.771000000</dc:date>
          </office:change-info>
          <table:previous table:id="ct566">
            <table:change-track-table-cell office:value-type="string">
              <text:p>Jan 26, 2015-</text:p>
            </table:change-track-table-cell>
          </table:previous>
        </table:cell-content-change>
        <table:cell-content-change table:id="ct568">
          <table:cell-address table:column="2" table:row="31" table:table="4"/>
          <office:change-info>
            <dc:creator>Matthew Hoctor</dc:creator>
            <dc:date>2022-04-03T00:40:07.028000000</dc:date>
          </office:change-info>
          <table:previous>
            <table:change-track-table-cell/>
          </table:previous>
        </table:cell-content-change>
        <table:cell-content-change table:id="ct569">
          <table:cell-address table:column="3" table:row="31" table:table="4"/>
          <office:change-info>
            <dc:creator>Matthew Hoctor</dc:creator>
            <dc:date>2022-04-03T00:40:15.109000000</dc:date>
          </office:change-info>
          <table:previous>
            <table:change-track-table-cell/>
          </table:previous>
        </table:cell-content-change>
        <table:cell-content-change table:id="ct570">
          <table:cell-address table:column="4" table:row="31" table:table="4"/>
          <office:change-info>
            <dc:creator>Matthew Hoctor</dc:creator>
            <dc:date>2022-04-03T00:40:27.334000000</dc:date>
          </office:change-info>
          <table:previous>
            <table:change-track-table-cell/>
          </table:previous>
        </table:cell-content-change>
        <table:cell-content-change table:id="ct571">
          <table:cell-address table:column="4" table:row="31" table:table="4"/>
          <office:change-info>
            <dc:creator>Matthew Hoctor</dc:creator>
            <dc:date>2022-04-03T00:40:49.771000000</dc:date>
          </office:change-info>
          <table:previous table:id="ct570">
            <table:change-track-table-cell office:value-type="string">
              <text:p>Counseled patients on smoking cessation including cessation benefits, state cessation programs</text:p>
            </table:change-track-table-cell>
          </table:previous>
        </table:cell-content-change>
        <table:cell-content-change table:id="ct572">
          <table:cell-address table:column="4" table:row="32" table:table="4"/>
          <office:change-info>
            <dc:creator>Matthew Hoctor</dc:creator>
            <dc:date>2022-04-03T00:40:58.660000000</dc:date>
          </office:change-info>
          <table:previous>
            <table:change-track-table-cell/>
          </table:previous>
        </table:cell-content-change>
        <table:cell-content-change table:id="ct573">
          <table:cell-address table:column="4" table:row="32" table:table="4"/>
          <office:change-info>
            <dc:creator>Matthew Hoctor</dc:creator>
            <dc:date>2022-04-03T00:41:20.503000000</dc:date>
          </office:change-info>
          <table:previous table:id="ct572">
            <table:change-track-table-cell office:value-type="string">
              <text:p>Counseled patients on warfarin therapy initiation or change including the patient’s indication for</text:p>
            </table:change-track-table-cell>
          </table:previous>
        </table:cell-content-change>
        <table:cell-content-change table:id="ct574">
          <table:cell-address table:column="0" table:row="32" table:table="4"/>
          <office:change-info>
            <dc:creator>Matthew Hoctor</dc:creator>
            <dc:date>2022-04-03T00:41:26.650000000</dc:date>
          </office:change-info>
          <table:previous>
            <table:change-track-table-cell/>
          </table:previous>
        </table:cell-content-change>
        <table:cell-content-change table:id="ct575">
          <table:cell-address table:column="1" table:row="32" table:table="4"/>
          <office:change-info>
            <dc:creator>Matthew Hoctor</dc:creator>
            <dc:date>2022-04-03T00:41:26.650000000</dc:date>
          </office:change-info>
          <table:previous>
            <table:change-track-table-cell/>
          </table:previous>
        </table:cell-content-change>
        <table:cell-content-change table:id="ct576">
          <table:cell-address table:column="2" table:row="32" table:table="4"/>
          <office:change-info>
            <dc:creator>Matthew Hoctor</dc:creator>
            <dc:date>2022-04-03T00:41:26.650000000</dc:date>
          </office:change-info>
          <table:previous>
            <table:change-track-table-cell/>
          </table:previous>
        </table:cell-content-change>
        <table:cell-content-change table:id="ct577">
          <table:cell-address table:column="3" table:row="32" table:table="4"/>
          <office:change-info>
            <dc:creator>Matthew Hoctor</dc:creator>
            <dc:date>2022-04-03T00:41:26.650000000</dc:date>
          </office:change-info>
          <table:previous>
            <table:change-track-table-cell/>
          </table:previous>
        </table:cell-content-change>
        <table:cell-content-change table:id="ct578">
          <table:cell-address table:column="4" table:row="30" table:table="4"/>
          <office:change-info>
            <dc:creator>Matthew Hoctor</dc:creator>
            <dc:date>2022-04-03T00:42:34.582000000</dc:date>
          </office:change-info>
          <table:previous table:id="ct547">
            <table:change-track-table-cell office:value-type="string">
              <text:p>Discussed topics in clinical research ethics at daily meetings; topics included the Tuskegee study, the Nuremberg Code, the Declaration of Helsinki, the Belmont Report, *Acres of Skin*, **The Immortal Life of Henrietta Lacks**, and many others</text:p>
            </table:change-track-table-cell>
          </table:previous>
        </table:cell-content-change>
        <table:cell-content-change table:id="ct579">
          <table:cell-address table:column="3" table:row="1" table:table="6"/>
          <office:change-info>
            <dc:creator>Matthew Hoctor</dc:creator>
            <dc:date>2022-04-03T00:59:02.241000000</dc:date>
          </office:change-info>
          <table:previous table:id="ct319">
            <table:change-track-table-cell office:value-type="string">
              <text:p>Temple University School of Pharmacy</text:p>
            </table:change-track-table-cell>
          </table:previous>
        </table:cell-content-change>
        <table:cell-content-change table:id="ct580">
          <table:cell-address table:column="3" table:row="2" table:table="6"/>
          <office:change-info>
            <dc:creator>Matthew Hoctor</dc:creator>
            <dc:date>2022-04-03T00:59:08.017000000</dc:date>
          </office:change-info>
          <table:previous table:id="ct320">
            <table:change-track-table-cell office:value-type="string">
              <text:p>Temple University School of Pharmacy</text:p>
            </table:change-track-table-cell>
          </table:previous>
        </table:cell-content-change>
        <table:cell-content-change table:id="ct581">
          <table:cell-address table:column="3" table:row="3" table:table="6"/>
          <office:change-info>
            <dc:creator>Matthew Hoctor</dc:creator>
            <dc:date>2022-04-03T00:59:11.168000000</dc:date>
          </office:change-info>
          <table:previous table:id="ct321">
            <table:change-track-table-cell office:value-type="string">
              <text:p>Temple University School of Pharmacy</text:p>
            </table:change-track-table-cell>
          </table:previous>
        </table:cell-content-change>
        <table:cell-content-change table:id="ct582">
          <table:cell-address table:column="3" table:row="4" table:table="6"/>
          <office:change-info>
            <dc:creator>Matthew Hoctor</dc:creator>
            <dc:date>2022-04-03T00:59:13.050000000</dc:date>
          </office:change-info>
          <table:previous table:id="ct322">
            <table:change-track-table-cell office:value-type="string">
              <text:p>Temple University School of Pharmacy</text:p>
            </table:change-track-table-cell>
          </table:previous>
        </table:cell-content-change>
        <table:cell-content-change table:id="ct583">
          <table:cell-address table:column="3" table:row="1" table:table="7"/>
          <office:change-info>
            <dc:creator>Matthew Hoctor</dc:creator>
            <dc:date>2022-04-03T00:59:18.865000000</dc:date>
          </office:change-info>
          <table:previous table:id="ct296">
            <table:change-track-table-cell office:value-type="string">
              <text:p>Temple University School of Pharmacy</text:p>
            </table:change-track-table-cell>
          </table:previous>
        </table:cell-content-change>
        <table:movement table:id="ct584">
          <table:source-range-address table:start-column="2" table:start-row="1" table:start-table="3" table:end-column="2" table:end-row="15" table:end-table="3"/>
          <table:target-range-address table:start-column="3" table:start-row="18" table:start-table="3" table:end-column="3" table:end-row="32" table:end-table="3"/>
          <office:change-info>
            <dc:creator>Matthew Hoctor</dc:creator>
            <dc:date>2022-04-03T01:04:24.348000000</dc:date>
          </office:change-info>
          <table:dependencies>
            <table:dependency table:id="ct586"/>
          </table:dependencies>
        </table:movement>
        <table:movement table:id="ct585">
          <table:source-range-address table:start-column="0" table:start-row="1" table:start-table="3" table:end-column="0" table:end-row="15" table:end-table="3"/>
          <table:target-range-address table:start-column="2" table:start-row="1" table:start-table="3" table:end-column="2" table:end-row="15" table:end-table="3"/>
          <office:change-info>
            <dc:creator>Matthew Hoctor</dc:creator>
            <dc:date>2022-04-03T01:04:30.372000000</dc:date>
          </office:change-info>
        </table:movement>
        <table:movement table:id="ct586">
          <table:source-range-address table:start-column="3" table:start-row="18" table:start-table="3" table:end-column="3" table:end-row="32" table:end-table="3"/>
          <table:target-range-address table:start-column="0" table:start-row="1" table:start-table="3" table:end-column="0" table:end-row="15" table:end-table="3"/>
          <office:change-info>
            <dc:creator>Matthew Hoctor</dc:creator>
            <dc:date>2022-04-03T01:04:35.082000000</dc:date>
          </office:change-info>
        </table:movement>
        <table:movement table:id="ct587">
          <table:source-range-address table:start-column="2" table:start-row="1" table:start-table="5" table:end-column="2" table:end-row="10" table:end-table="5"/>
          <table:target-range-address table:start-column="2" table:start-row="16" table:start-table="5" table:end-column="2" table:end-row="25" table:end-table="5"/>
          <office:change-info>
            <dc:creator>Matthew Hoctor</dc:creator>
            <dc:date>2022-04-03T01:04:58.320000000</dc:date>
          </office:change-info>
          <table:dependencies>
            <table:dependency table:id="ct589"/>
          </table:dependencies>
        </table:movement>
        <table:movement table:id="ct588">
          <table:source-range-address table:start-column="0" table:start-row="1" table:start-table="5" table:end-column="0" table:end-row="10" table:end-table="5"/>
          <table:target-range-address table:start-column="2" table:start-row="1" table:start-table="5" table:end-column="2" table:end-row="10" table:end-table="5"/>
          <office:change-info>
            <dc:creator>Matthew Hoctor</dc:creator>
            <dc:date>2022-04-03T01:05:04.042000000</dc:date>
          </office:change-info>
        </table:movement>
        <table:movement table:id="ct589">
          <table:source-range-address table:start-column="2" table:start-row="16" table:start-table="5" table:end-column="2" table:end-row="25" table:end-table="5"/>
          <table:target-range-address table:start-column="0" table:start-row="1" table:start-table="5" table:end-column="0" table:end-row="10" table:end-table="5"/>
          <office:change-info>
            <dc:creator>Matthew Hoctor</dc:creator>
            <dc:date>2022-04-03T01:05:09.592000000</dc:date>
          </office:change-info>
        </table:movement>
        <table:cell-content-change table:id="ct590">
          <table:cell-address table:column="5" table:row="0" table:table="3"/>
          <office:change-info>
            <dc:creator>Matthew Hoctor</dc:creator>
            <dc:date>2022-04-03T02:00:59.805000000</dc:date>
          </office:change-info>
          <table:previous>
            <table:change-track-table-cell/>
          </table:previous>
        </table:cell-content-change>
        <table:cell-content-change table:id="ct591">
          <table:cell-address table:column="5" table:row="1" table:table="3"/>
          <office:change-info>
            <dc:creator>Matthew Hoctor</dc:creator>
            <dc:date>2022-04-03T02:01:09.125000000</dc:date>
          </office:change-info>
          <table:previous>
            <table:change-track-table-cell/>
          </table:previous>
        </table:cell-content-change>
        <table:cell-content-change table:id="ct592">
          <table:cell-address table:column="5" table:row="2" table:table="3"/>
          <office:change-info>
            <dc:creator>Matthew Hoctor</dc:creator>
            <dc:date>2022-04-03T02:01:18.765000000</dc:date>
          </office:change-info>
          <table:previous>
            <table:change-track-table-cell/>
          </table:previous>
        </table:cell-content-change>
        <table:cell-content-change table:id="ct593">
          <table:cell-address table:column="5" table:row="3" table:table="3"/>
          <office:change-info>
            <dc:creator>Matthew Hoctor</dc:creator>
            <dc:date>2022-04-03T02:01:23.045000000</dc:date>
          </office:change-info>
          <table:previous>
            <table:change-track-table-cell/>
          </table:previous>
        </table:cell-content-change>
        <table:cell-content-change table:id="ct594">
          <table:cell-address table:column="5" table:row="4" table:table="3"/>
          <office:change-info>
            <dc:creator>Matthew Hoctor</dc:creator>
            <dc:date>2022-04-03T02:01:23.860000000</dc:date>
          </office:change-info>
          <table:previous>
            <table:change-track-table-cell/>
          </table:previous>
        </table:cell-content-change>
        <table:cell-content-change table:id="ct595">
          <table:cell-address table:column="5" table:row="5" table:table="3"/>
          <office:change-info>
            <dc:creator>Matthew Hoctor</dc:creator>
            <dc:date>2022-04-03T02:01:25.307000000</dc:date>
          </office:change-info>
          <table:previous>
            <table:change-track-table-cell/>
          </table:previous>
        </table:cell-content-change>
        <table:cell-content-change table:id="ct596">
          <table:cell-address table:column="5" table:row="6" table:table="3"/>
          <office:change-info>
            <dc:creator>Matthew Hoctor</dc:creator>
            <dc:date>2022-04-03T02:01:26.115000000</dc:date>
          </office:change-info>
          <table:previous>
            <table:change-track-table-cell/>
          </table:previous>
        </table:cell-content-change>
        <table:cell-content-change table:id="ct597">
          <table:cell-address table:column="5" table:row="7" table:table="3"/>
          <office:change-info>
            <dc:creator>Matthew Hoctor</dc:creator>
            <dc:date>2022-04-03T02:01:41.498000000</dc:date>
          </office:change-info>
          <table:previous>
            <table:change-track-table-cell/>
          </table:previous>
        </table:cell-content-change>
        <table:cell-content-change table:id="ct598">
          <table:cell-address table:column="5" table:row="8" table:table="3"/>
          <office:change-info>
            <dc:creator>Matthew Hoctor</dc:creator>
            <dc:date>2022-04-03T02:01:43.766000000</dc:date>
          </office:change-info>
          <table:previous>
            <table:change-track-table-cell/>
          </table:previous>
        </table:cell-content-change>
        <table:cell-content-change table:id="ct599">
          <table:cell-address table:column="5" table:row="9" table:table="3"/>
          <office:change-info>
            <dc:creator>Matthew Hoctor</dc:creator>
            <dc:date>2022-04-03T02:01:44.495000000</dc:date>
          </office:change-info>
          <table:previous>
            <table:change-track-table-cell/>
          </table:previous>
        </table:cell-content-change>
        <table:cell-content-change table:id="ct600">
          <table:cell-address table:column="5" table:row="10" table:table="3"/>
          <office:change-info>
            <dc:creator>Matthew Hoctor</dc:creator>
            <dc:date>2022-04-03T02:01:45.445000000</dc:date>
          </office:change-info>
          <table:previous>
            <table:change-track-table-cell/>
          </table:previous>
        </table:cell-content-change>
        <table:cell-content-change table:id="ct601">
          <table:cell-address table:column="5" table:row="11" table:table="3"/>
          <office:change-info>
            <dc:creator>Matthew Hoctor</dc:creator>
            <dc:date>2022-04-03T02:01:55.685000000</dc:date>
          </office:change-info>
          <table:previous>
            <table:change-track-table-cell/>
          </table:previous>
        </table:cell-content-change>
        <table:cell-content-change table:id="ct602">
          <table:cell-address table:column="5" table:row="12" table:table="3"/>
          <office:change-info>
            <dc:creator>Matthew Hoctor</dc:creator>
            <dc:date>2022-04-03T02:02:04.968000000</dc:date>
          </office:change-info>
          <table:previous>
            <table:change-track-table-cell/>
          </table:previous>
        </table:cell-content-change>
        <table:cell-content-change table:id="ct603">
          <table:cell-address table:column="5" table:row="13" table:table="3"/>
          <office:change-info>
            <dc:creator>Matthew Hoctor</dc:creator>
            <dc:date>2022-04-03T02:02:06.964000000</dc:date>
          </office:change-info>
          <table:previous>
            <table:change-track-table-cell/>
          </table:previous>
        </table:cell-content-change>
        <table:cell-content-change table:id="ct604">
          <table:cell-address table:column="5" table:row="14" table:table="3"/>
          <office:change-info>
            <dc:creator>Matthew Hoctor</dc:creator>
            <dc:date>2022-04-03T02:02:07.550000000</dc:date>
          </office:change-info>
          <table:previous>
            <table:change-track-table-cell/>
          </table:previous>
        </table:cell-content-change>
        <table:cell-content-change table:id="ct605">
          <table:cell-address table:column="5" table:row="15" table:table="3"/>
          <office:change-info>
            <dc:creator>Matthew Hoctor</dc:creator>
            <dc:date>2022-04-03T02:02:08.257000000</dc:date>
          </office:change-info>
          <table:previous>
            <table:change-track-table-cell/>
          </table:previous>
        </table:cell-content-change>
        <table:cell-content-change table:id="ct606">
          <table:cell-address table:column="5" table:row="0" table:table="4"/>
          <office:change-info>
            <dc:creator>Matthew Hoctor</dc:creator>
            <dc:date>2022-04-03T02:04:38.712000000</dc:date>
          </office:change-info>
          <table:previous>
            <table:change-track-table-cell/>
          </table:previous>
        </table:cell-content-change>
        <table:cell-content-change table:id="ct607">
          <table:cell-address table:column="5" table:row="1" table:table="4"/>
          <office:change-info>
            <dc:creator>Matthew Hoctor</dc:creator>
            <dc:date>2022-04-03T02:04:56.045000000</dc:date>
          </office:change-info>
          <table:previous>
            <table:change-track-table-cell/>
          </table:previous>
        </table:cell-content-change>
        <table:cell-content-change table:id="ct608">
          <table:cell-address table:column="5" table:row="2" table:table="4"/>
          <office:change-info>
            <dc:creator>Matthew Hoctor</dc:creator>
            <dc:date>2022-04-03T02:04:58.967000000</dc:date>
          </office:change-info>
          <table:previous>
            <table:change-track-table-cell/>
          </table:previous>
        </table:cell-content-change>
        <table:cell-content-change table:id="ct609">
          <table:cell-address table:column="5" table:row="3" table:table="4"/>
          <office:change-info>
            <dc:creator>Matthew Hoctor</dc:creator>
            <dc:date>2022-04-03T02:04:59.646000000</dc:date>
          </office:change-info>
          <table:previous>
            <table:change-track-table-cell/>
          </table:previous>
        </table:cell-content-change>
        <table:cell-content-change table:id="ct610">
          <table:cell-address table:column="5" table:row="4" table:table="4"/>
          <office:change-info>
            <dc:creator>Matthew Hoctor</dc:creator>
            <dc:date>2022-04-03T02:05:00.387000000</dc:date>
          </office:change-info>
          <table:previous>
            <table:change-track-table-cell/>
          </table:previous>
        </table:cell-content-change>
        <table:cell-content-change table:id="ct611">
          <table:cell-address table:column="5" table:row="5" table:table="4"/>
          <office:change-info>
            <dc:creator>Matthew Hoctor</dc:creator>
            <dc:date>2022-04-03T02:05:02.300000000</dc:date>
          </office:change-info>
          <table:previous>
            <table:change-track-table-cell/>
          </table:previous>
        </table:cell-content-change>
        <table:cell-content-change table:id="ct612">
          <table:cell-address table:column="5" table:row="12" table:table="4"/>
          <office:change-info>
            <dc:creator>Matthew Hoctor</dc:creator>
            <dc:date>2022-04-03T02:05:06.115000000</dc:date>
          </office:change-info>
          <table:previous>
            <table:change-track-table-cell/>
          </table:previous>
        </table:cell-content-change>
        <table:cell-content-change table:id="ct613">
          <table:cell-address table:column="5" table:row="13" table:table="4"/>
          <office:change-info>
            <dc:creator>Matthew Hoctor</dc:creator>
            <dc:date>2022-04-03T02:05:06.780000000</dc:date>
          </office:change-info>
          <table:previous>
            <table:change-track-table-cell/>
          </table:previous>
        </table:cell-content-change>
        <table:cell-content-change table:id="ct614">
          <table:cell-address table:column="5" table:row="14" table:table="4"/>
          <office:change-info>
            <dc:creator>Matthew Hoctor</dc:creator>
            <dc:date>2022-04-03T02:05:07.351000000</dc:date>
          </office:change-info>
          <table:previous>
            <table:change-track-table-cell/>
          </table:previous>
        </table:cell-content-change>
        <table:cell-content-change table:id="ct615">
          <table:cell-address table:column="5" table:row="15" table:table="4"/>
          <office:change-info>
            <dc:creator>Matthew Hoctor</dc:creator>
            <dc:date>2022-04-03T02:05:07.909000000</dc:date>
          </office:change-info>
          <table:previous>
            <table:change-track-table-cell/>
          </table:previous>
        </table:cell-content-change>
        <table:cell-content-change table:id="ct616">
          <table:cell-address table:column="5" table:row="16" table:table="4"/>
          <office:change-info>
            <dc:creator>Matthew Hoctor</dc:creator>
            <dc:date>2022-04-03T02:05:09.037000000</dc:date>
          </office:change-info>
          <table:previous>
            <table:change-track-table-cell/>
          </table:previous>
        </table:cell-content-change>
        <table:cell-content-change table:id="ct617">
          <table:cell-address table:column="5" table:row="17" table:table="4"/>
          <office:change-info>
            <dc:creator>Matthew Hoctor</dc:creator>
            <dc:date>2022-04-03T02:05:09.588000000</dc:date>
          </office:change-info>
          <table:previous>
            <table:change-track-table-cell/>
          </table:previous>
        </table:cell-content-change>
        <table:cell-content-change table:id="ct618">
          <table:cell-address table:column="5" table:row="18" table:table="4"/>
          <office:change-info>
            <dc:creator>Matthew Hoctor</dc:creator>
            <dc:date>2022-04-03T02:05:10.173000000</dc:date>
          </office:change-info>
          <table:previous>
            <table:change-track-table-cell/>
          </table:previous>
        </table:cell-content-change>
        <table:cell-content-change table:id="ct619">
          <table:cell-address table:column="5" table:row="19" table:table="4"/>
          <office:change-info>
            <dc:creator>Matthew Hoctor</dc:creator>
            <dc:date>2022-04-03T02:05:10.775000000</dc:date>
          </office:change-info>
          <table:previous>
            <table:change-track-table-cell/>
          </table:previous>
        </table:cell-content-change>
        <table:cell-content-change table:id="ct620">
          <table:cell-address table:column="5" table:row="20" table:table="4"/>
          <office:change-info>
            <dc:creator>Matthew Hoctor</dc:creator>
            <dc:date>2022-04-03T02:05:11.400000000</dc:date>
          </office:change-info>
          <table:previous>
            <table:change-track-table-cell/>
          </table:previous>
        </table:cell-content-change>
        <table:cell-content-change table:id="ct621">
          <table:cell-address table:column="5" table:row="21" table:table="4"/>
          <office:change-info>
            <dc:creator>Matthew Hoctor</dc:creator>
            <dc:date>2022-04-03T02:05:12.234000000</dc:date>
          </office:change-info>
          <table:previous>
            <table:change-track-table-cell/>
          </table:previous>
        </table:cell-content-change>
        <table:cell-content-change table:id="ct622">
          <table:cell-address table:column="5" table:row="22" table:table="4"/>
          <office:change-info>
            <dc:creator>Matthew Hoctor</dc:creator>
            <dc:date>2022-04-03T02:05:12.894000000</dc:date>
          </office:change-info>
          <table:previous>
            <table:change-track-table-cell/>
          </table:previous>
        </table:cell-content-change>
        <table:cell-content-change table:id="ct623">
          <table:cell-address table:column="5" table:row="23" table:table="4"/>
          <office:change-info>
            <dc:creator>Matthew Hoctor</dc:creator>
            <dc:date>2022-04-03T02:05:13.453000000</dc:date>
          </office:change-info>
          <table:previous>
            <table:change-track-table-cell/>
          </table:previous>
        </table:cell-content-change>
        <table:cell-content-change table:id="ct624">
          <table:cell-address table:column="5" table:row="24" table:table="4"/>
          <office:change-info>
            <dc:creator>Matthew Hoctor</dc:creator>
            <dc:date>2022-04-03T02:05:14.084000000</dc:date>
          </office:change-info>
          <table:previous>
            <table:change-track-table-cell/>
          </table:previous>
        </table:cell-content-change>
        <table:cell-content-change table:id="ct625">
          <table:cell-address table:column="5" table:row="25" table:table="4"/>
          <office:change-info>
            <dc:creator>Matthew Hoctor</dc:creator>
            <dc:date>2022-04-03T02:05:14.703000000</dc:date>
          </office:change-info>
          <table:previous>
            <table:change-track-table-cell/>
          </table:previous>
        </table:cell-content-change>
        <table:cell-content-change table:id="ct626">
          <table:cell-address table:column="5" table:row="26" table:table="4"/>
          <office:change-info>
            <dc:creator>Matthew Hoctor</dc:creator>
            <dc:date>2022-04-03T02:05:15.416000000</dc:date>
          </office:change-info>
          <table:previous>
            <table:change-track-table-cell/>
          </table:previous>
        </table:cell-content-change>
        <table:cell-content-change table:id="ct627">
          <table:cell-address table:column="5" table:row="27" table:table="4"/>
          <office:change-info>
            <dc:creator>Matthew Hoctor</dc:creator>
            <dc:date>2022-04-03T02:05:16.294000000</dc:date>
          </office:change-info>
          <table:previous>
            <table:change-track-table-cell/>
          </table:previous>
        </table:cell-content-change>
        <table:cell-content-change table:id="ct628">
          <table:cell-address table:column="5" table:row="28" table:table="4"/>
          <office:change-info>
            <dc:creator>Matthew Hoctor</dc:creator>
            <dc:date>2022-04-03T02:05:17.552000000</dc:date>
          </office:change-info>
          <table:previous>
            <table:change-track-table-cell/>
          </table:previous>
        </table:cell-content-change>
        <table:cell-content-change table:id="ct629">
          <table:cell-address table:column="5" table:row="29" table:table="4"/>
          <office:change-info>
            <dc:creator>Matthew Hoctor</dc:creator>
            <dc:date>2022-04-03T02:05:18.141000000</dc:date>
          </office:change-info>
          <table:previous>
            <table:change-track-table-cell/>
          </table:previous>
        </table:cell-content-change>
        <table:cell-content-change table:id="ct630">
          <table:cell-address table:column="5" table:row="30" table:table="4"/>
          <office:change-info>
            <dc:creator>Matthew Hoctor</dc:creator>
            <dc:date>2022-04-03T02:05:18.777000000</dc:date>
          </office:change-info>
          <table:previous>
            <table:change-track-table-cell/>
          </table:previous>
        </table:cell-content-change>
        <table:cell-content-change table:id="ct631">
          <table:cell-address table:column="5" table:row="31" table:table="4"/>
          <office:change-info>
            <dc:creator>Matthew Hoctor</dc:creator>
            <dc:date>2022-04-03T02:05:19.447000000</dc:date>
          </office:change-info>
          <table:previous>
            <table:change-track-table-cell/>
          </table:previous>
        </table:cell-content-change>
        <table:cell-content-change table:id="ct632">
          <table:cell-address table:column="5" table:row="32" table:table="4"/>
          <office:change-info>
            <dc:creator>Matthew Hoctor</dc:creator>
            <dc:date>2022-04-03T02:05:20.009000000</dc:date>
          </office:change-info>
          <table:previous>
            <table:change-track-table-cell/>
          </table:previous>
        </table:cell-content-change>
        <table:cell-content-change table:id="ct633">
          <table:cell-address table:column="5" table:row="6" table:table="4"/>
          <office:change-info>
            <dc:creator>Matthew Hoctor</dc:creator>
            <dc:date>2022-04-03T02:05:31.994000000</dc:date>
          </office:change-info>
          <table:previous>
            <table:change-track-table-cell/>
          </table:previous>
        </table:cell-content-change>
        <table:cell-content-change table:id="ct634">
          <table:cell-address table:column="5" table:row="7" table:table="4"/>
          <office:change-info>
            <dc:creator>Matthew Hoctor</dc:creator>
            <dc:date>2022-04-03T02:05:35.168000000</dc:date>
          </office:change-info>
          <table:previous>
            <table:change-track-table-cell/>
          </table:previous>
        </table:cell-content-change>
        <table:cell-content-change table:id="ct635">
          <table:cell-address table:column="5" table:row="8" table:table="4"/>
          <office:change-info>
            <dc:creator>Matthew Hoctor</dc:creator>
            <dc:date>2022-04-03T02:05:35.777000000</dc:date>
          </office:change-info>
          <table:previous>
            <table:change-track-table-cell/>
          </table:previous>
        </table:cell-content-change>
        <table:cell-content-change table:id="ct636">
          <table:cell-address table:column="5" table:row="9" table:table="4"/>
          <office:change-info>
            <dc:creator>Matthew Hoctor</dc:creator>
            <dc:date>2022-04-03T02:05:36.305000000</dc:date>
          </office:change-info>
          <table:previous>
            <table:change-track-table-cell/>
          </table:previous>
        </table:cell-content-change>
        <table:cell-content-change table:id="ct637">
          <table:cell-address table:column="5" table:row="10" table:table="4"/>
          <office:change-info>
            <dc:creator>Matthew Hoctor</dc:creator>
            <dc:date>2022-04-03T02:05:36.945000000</dc:date>
          </office:change-info>
          <table:previous>
            <table:change-track-table-cell/>
          </table:previous>
        </table:cell-content-change>
        <table:cell-content-change table:id="ct638">
          <table:cell-address table:column="5" table:row="11" table:table="4"/>
          <office:change-info>
            <dc:creator>Matthew Hoctor</dc:creator>
            <dc:date>2022-04-03T02:05:37.732000000</dc:date>
          </office:change-info>
          <table:previous>
            <table:change-track-table-cell/>
          </table:previous>
        </table:cell-content-change>
        <table:cell-content-change table:id="ct639">
          <table:cell-address table:column="5" table:row="0" table:table="5"/>
          <office:change-info>
            <dc:creator>Matthew Hoctor</dc:creator>
            <dc:date>2022-04-03T02:05:44.766000000</dc:date>
          </office:change-info>
          <table:previous>
            <table:change-track-table-cell/>
          </table:previous>
        </table:cell-content-change>
        <table:cell-content-change table:id="ct640">
          <table:cell-address table:column="5" table:row="1" table:table="5"/>
          <office:change-info>
            <dc:creator>Matthew Hoctor</dc:creator>
            <dc:date>2022-04-03T02:06:15.321000000</dc:date>
          </office:change-info>
          <table:previous>
            <table:change-track-table-cell/>
          </table:previous>
        </table:cell-content-change>
        <table:cell-content-change table:id="ct641">
          <table:cell-address table:column="5" table:row="2" table:table="5"/>
          <office:change-info>
            <dc:creator>Matthew Hoctor</dc:creator>
            <dc:date>2022-04-03T02:06:19.161000000</dc:date>
          </office:change-info>
          <table:previous>
            <table:change-track-table-cell/>
          </table:previous>
        </table:cell-content-change>
        <table:cell-content-change table:id="ct642">
          <table:cell-address table:column="5" table:row="3" table:table="5"/>
          <office:change-info>
            <dc:creator>Matthew Hoctor</dc:creator>
            <dc:date>2022-04-03T02:06:27.854000000</dc:date>
          </office:change-info>
          <table:previous>
            <table:change-track-table-cell/>
          </table:previous>
        </table:cell-content-change>
        <table:cell-content-change table:id="ct643">
          <table:cell-address table:column="5" table:row="4" table:table="5"/>
          <office:change-info>
            <dc:creator>Matthew Hoctor</dc:creator>
            <dc:date>2022-04-03T02:06:31.191000000</dc:date>
          </office:change-info>
          <table:previous>
            <table:change-track-table-cell/>
          </table:previous>
        </table:cell-content-change>
        <table:cell-content-change table:id="ct644">
          <table:cell-address table:column="5" table:row="5" table:table="5"/>
          <office:change-info>
            <dc:creator>Matthew Hoctor</dc:creator>
            <dc:date>2022-04-03T02:06:59.338000000</dc:date>
          </office:change-info>
          <table:previous>
            <table:change-track-table-cell/>
          </table:previous>
        </table:cell-content-change>
        <table:cell-content-change table:id="ct645">
          <table:cell-address table:column="5" table:row="6" table:table="5"/>
          <office:change-info>
            <dc:creator>Matthew Hoctor</dc:creator>
            <dc:date>2022-04-03T02:07:02.503000000</dc:date>
          </office:change-info>
          <table:previous>
            <table:change-track-table-cell/>
          </table:previous>
        </table:cell-content-change>
        <table:cell-content-change table:id="ct646">
          <table:cell-address table:column="5" table:row="7" table:table="5"/>
          <office:change-info>
            <dc:creator>Matthew Hoctor</dc:creator>
            <dc:date>2022-04-03T02:07:03.124000000</dc:date>
          </office:change-info>
          <table:previous>
            <table:change-track-table-cell/>
          </table:previous>
        </table:cell-content-change>
        <table:cell-content-change table:id="ct647">
          <table:cell-address table:column="5" table:row="8" table:table="5"/>
          <office:change-info>
            <dc:creator>Matthew Hoctor</dc:creator>
            <dc:date>2022-04-03T02:07:03.670000000</dc:date>
          </office:change-info>
          <table:previous>
            <table:change-track-table-cell/>
          </table:previous>
        </table:cell-content-change>
        <table:cell-content-change table:id="ct648">
          <table:cell-address table:column="5" table:row="9" table:table="5"/>
          <office:change-info>
            <dc:creator>Matthew Hoctor</dc:creator>
            <dc:date>2022-04-03T02:07:04.328000000</dc:date>
          </office:change-info>
          <table:previous>
            <table:change-track-table-cell/>
          </table:previous>
        </table:cell-content-change>
        <table:cell-content-change table:id="ct649">
          <table:cell-address table:column="5" table:row="10" table:table="5"/>
          <office:change-info>
            <dc:creator>Matthew Hoctor</dc:creator>
            <dc:date>2022-04-03T02:07:12.248000000</dc:date>
          </office:change-info>
          <table:previous>
            <table:change-track-table-cell/>
          </table:previous>
        </table:cell-content-change>
      </table:tracked-changes>
      <table:calculation-settings table:automatic-find-labels="false" table:use-regular-expressions="false" table:use-wildcards="true"/>
      <table:table table:name="cert" table:style-name="ta1">
        <table:table-column table:style-name="co1" table:number-columns-repeated="5" table:default-cell-style-name="Default"/>
        <table:table-row table:style-name="ro1">
          <table:table-cell office:value-type="string" calcext:value-type="string">
            <text:p>cer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Collaborative Institutional Training Initiative (CITI Program)</text:p>
          </table:table-cell>
          <table:table-cell office:value-type="float" office:value="2022" calcext:value-type="float">
            <text:p>2022</text:p>
          </table:table-cell>
          <table:table-cell table:number-columns-repeated="2"/>
          <table:table-cell office:value-type="string" calcext:value-type="string">
            <text:p>Human Subjects Reserch</text:p>
          </table:table-cell>
        </table:table-row>
        <table:table-row table:style-name="ro1">
          <table:table-cell office:value-type="string" calcext:value-type="string">
            <text:p>Collaborative Institutional Training Initiative (CITI Program)</text:p>
          </table:table-cell>
          <table:table-cell office:value-type="float" office:value="2022" calcext:value-type="float">
            <text:p>2022</text:p>
          </table:table-cell>
          <table:table-cell table:number-columns-repeated="2"/>
          <table:table-cell office:value-type="string" calcext:value-type="string">
            <text:p>Responsible Conduct of Research</text:p>
          </table:table-cell>
        </table:table-row>
        <table:table-row table:style-name="ro1">
          <table:table-cell office:value-type="string" calcext:value-type="string">
            <text:p>Oregon State University</text:p>
          </table:table-cell>
          <table:table-cell office:value-type="float" office:value="2022" calcext:value-type="float">
            <text:p>2022</text:p>
          </table:table-cell>
          <table:table-cell table:number-columns-repeated="2"/>
          <table:table-cell office:value-type="string" calcext:value-type="string">
            <text:p>Comprehensive Pharmacist Patient Assessment, Prescribing, and Billing for Oregon's Tobacco Cessation Implementation</text:p>
          </table:table-cell>
        </table:table-row>
        <table:table-row table:style-name="ro1">
          <table:table-cell office:value-type="string" calcext:value-type="string">
            <text:p>Oregon State University</text:p>
          </table:table-cell>
          <table:table-cell office:value-type="float" office:value="2022" calcext:value-type="float">
            <text:p>2022</text:p>
          </table:table-cell>
          <table:table-cell table:number-columns-repeated="2"/>
          <table:table-cell office:value-type="string" calcext:value-type="string">
            <text:p>Oregon Comprehensive Contraceptive Education and Certification for the Prescribing Pharmacist</text:p>
          </table:table-cell>
        </table:table-row>
        <table:table-row table:style-name="ro1">
          <table:table-cell office:value-type="string" calcext:value-type="string">
            <text:p>American Red Cross</text:p>
          </table:table-cell>
          <table:table-cell office:value-type="float" office:value="2021" calcext:value-type="float">
            <text:p>2021</text:p>
          </table:table-cell>
          <table:table-cell table:number-columns-repeated="2"/>
          <table:table-cell office:value-type="string" calcext:value-type="string">
            <text:p>Basic Life Support</text:p>
          </table:table-cell>
        </table:table-row>
        <table:table-row table:style-name="ro1">
          <table:table-cell office:value-type="string" calcext:value-type="string">
            <text:p>University of Arizona Healthcare Partnership</text:p>
          </table:table-cell>
          <table:table-cell office:value-type="float" office:value="2019" calcext:value-type="float">
            <text:p>2019</text:p>
          </table:table-cell>
          <table:table-cell table:number-columns-repeated="2"/>
          <table:table-cell office:value-type="string" calcext:value-type="string">
            <text:p>Treatment Specialist Certification for Nicotine Dependence</text:p>
          </table:table-cell>
        </table:table-row>
        <table:table-row table:style-name="ro1">
          <table:table-cell office:value-type="string" calcext:value-type="string">
            <text:p>Cornell Univesity</text:p>
          </table:table-cell>
          <table:table-cell office:value-type="float" office:value="2018" calcext:value-type="float">
            <text:p>2018</text:p>
          </table:table-cell>
          <table:table-cell table:number-columns-repeated="2"/>
          <table:table-cell office:value-type="string" calcext:value-type="string">
            <text:p>Plant-Based Nutrition Certificate</text:p>
          </table:table-cell>
        </table:table-row>
        <table:table-row table:style-name="ro1">
          <table:table-cell office:value-type="string" calcext:value-type="string">
            <text:p>USP Education</text:p>
          </table:table-cell>
          <table:table-cell office:value-type="float" office:value="2018" calcext:value-type="float">
            <text:p>2018</text:p>
          </table:table-cell>
          <table:table-cell table:number-columns-repeated="2"/>
          <table:table-cell office:value-type="string" calcext:value-type="string">
            <text:p>USP General Chapter 800 Hazardous Drugs—Handling in Healthcare Settings</text:p>
          </table:table-cell>
        </table:table-row>
        <table:table-row table:style-name="ro1">
          <table:table-cell office:value-type="string" calcext:value-type="string">
            <text:p>American Pharmacist’s Association</text:p>
          </table:table-cell>
          <table:table-cell office:value-type="float" office:value="2015" calcext:value-type="float">
            <text:p>2015</text:p>
          </table:table-cell>
          <table:table-cell table:number-columns-repeated="2"/>
          <table:table-cell office:value-type="string" calcext:value-type="string">
            <text:p>Pharmacy-Based Immunization Delivery</text:p>
          </table:table-cell>
        </table:table-row>
      </table:table>
      <table:table table:name="lic" table:style-name="ta1">
        <table:table-column table:style-name="co1" table:number-columns-repeated="5" table:default-cell-style-name="Default"/>
        <table:table-row table:style-name="ro1">
          <table:table-cell office:value-type="string" calcext:value-type="string">
            <text:p>license</text:p>
          </table:table-cell>
          <table:table-cell office:value-type="string" calcext:value-type="string">
            <text:p>dates</text:p>
          </table:table-cell>
          <table:table-cell office:value-type="string" calcext:value-type="string">
            <text:p>with</text:p>
          </table:table-cell>
          <table:table-cell office:value-type="string" calcext:value-type="string">
            <text:p>where</text:p>
          </table:table-cell>
          <table:table-cell office:value-type="string" calcext:value-type="string">
            <text:p>details</text:p>
          </table:table-cell>
        </table:table-row>
        <table:table-row table:style-name="ro1">
          <table:table-cell office:value-type="string" calcext:value-type="string">
            <text:p>Pharmacist License</text:p>
          </table:table-cell>
          <table:table-cell office:value-type="string" calcext:value-type="string">
            <text:p>2018 – Present</text:p>
          </table:table-cell>
          <table:table-cell office:value-type="string" calcext:value-type="string">
            <text:p>New York State Board of Pharmacy</text:p>
          </table:table-cell>
          <table:table-cell office:value-type="string" calcext:value-type="string">
            <text:p>New York</text:p>
          </table:table-cell>
          <table:table-cell office:value-type="string" calcext:value-type="string">
            <text:p>License number 063843</text:p>
          </table:table-cell>
        </table:table-row>
        <table:table-row table:style-name="ro1">
          <table:table-cell office:value-type="string" calcext:value-type="string">
            <text:p>Pharmacist License</text:p>
          </table:table-cell>
          <table:table-cell office:value-type="string" calcext:value-type="string">
            <text:p>2018 – Present</text:p>
          </table:table-cell>
          <table:table-cell office:value-type="string" calcext:value-type="string">
            <text:p>New York State Board of Pharmacy</text:p>
          </table:table-cell>
          <table:table-cell office:value-type="string" calcext:value-type="string">
            <text:p>New York</text:p>
          </table:table-cell>
          <table:table-cell office:value-type="string" calcext:value-type="string">
            <text:p>Immunization privilege</text:p>
          </table:table-cell>
        </table:table-row>
        <table:table-row table:style-name="ro1">
          <table:table-cell office:value-type="string" calcext:value-type="string">
            <text:p>Pharmacist License</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License number RPH-0016287</text:p>
          </table:table-cell>
        </table:table-row>
        <table:table-row table:style-name="ro1">
          <table:table-cell office:value-type="string" calcext:value-type="string">
            <text:p>Pharmacist License</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Hormonal contraceptive prescriber</text:p>
          </table:table-cell>
        </table:table-row>
        <table:table-row table:style-name="ro1">
          <table:table-cell office:value-type="string" calcext:value-type="string">
            <text:p>Pharmacist License</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Tobacco cessation prescriber</text:p>
          </table:table-cell>
        </table:table-row>
      </table:table>
      <table:table table:name="edu" table:style-name="ta1">
        <table:table-column table:style-name="co1" table:number-columns-repeated="5" table:default-cell-style-name="Default"/>
        <table:table-row table:style-name="ro1">
          <table:table-cell office:value-type="string" calcext:value-type="string">
            <text:p>degree</text:p>
          </table:table-cell>
          <table:table-cell office:value-type="string" calcext:value-type="string">
            <text:p>uni</text:p>
          </table:table-cell>
          <table:table-cell office:value-type="string" calcext:value-type="string">
            <text:p>loc</text:p>
          </table:table-cell>
          <table:table-cell office:value-type="string" calcext:value-type="string">
            <text:p>dates</text:p>
          </table:table-cell>
          <table:table-cell office:value-type="string" calcext:value-type="string">
            <text:p>details</text:p>
          </table:table-cell>
        </table:table-row>
        <table:table-row table:style-name="ro1">
          <table:table-cell office:value-type="string" calcext:value-type="string">
            <text:p>Master of Public Health in Epidemiology</text:p>
          </table:table-cell>
          <table:table-cell office:value-type="string" calcext:value-type="string">
            <text:p>Oregon Health &amp; Science University-Portland State University School of Public Health</text:p>
          </table:table-cell>
          <table:table-cell office:value-type="string" calcext:value-type="string">
            <text:p>Portland, Oregon</text:p>
          </table:table-cell>
          <table:table-cell office:value-type="string" calcext:value-type="string">
            <text:p>2020 - Present</text:p>
          </table:table-cell>
          <table:table-cell office:value-type="string" calcext:value-type="string">
            <text:p>Degree Anticipated Summer 2022</text:p>
          </table:table-cell>
        </table:table-row>
        <table:table-row table:style-name="ro1">
          <table:table-cell office:value-type="string" calcext:value-type="string">
            <text:p>Doctor of Pharmacy</text:p>
          </table:table-cell>
          <table:table-cell office:value-type="string" calcext:value-type="string">
            <text:p>Temple University School of Pharmacy</text:p>
          </table:table-cell>
          <table:table-cell office:value-type="string" calcext:value-type="string">
            <text:p>Philadelphia, Pennsylvania</text:p>
          </table:table-cell>
          <table:table-cell office:value-type="string" calcext:value-type="string">
            <text:p>2011 - 2016</text:p>
          </table:table-cell>
          <table:table-cell office:value-type="string" calcext:value-type="string">
            <text:p>Drug Safety Certificate</text:p>
          </table:table-cell>
        </table:table-row>
        <table:table-row table:style-name="ro1">
          <table:table-cell office:value-type="string" calcext:value-type="string">
            <text:p>Graduate Course Work in Biochemistry</text:p>
          </table:table-cell>
          <table:table-cell office:value-type="string" calcext:value-type="string">
            <text:p>University at Albany, State University of New York</text:p>
          </table:table-cell>
          <table:table-cell office:value-type="string" calcext:value-type="string">
            <text:p>Albany, New York</text:p>
          </table:table-cell>
          <table:table-cell office:value-type="string" calcext:value-type="string">
            <text:p>2010- 2011</text:p>
          </table:table-cell>
          <table:table-cell office:value-type="string" calcext:value-type="string">
            <text:p>Degree not awarded</text:p>
          </table:table-cell>
        </table:table-row>
        <table:table-row table:style-name="ro1">
          <table:table-cell office:value-type="string" calcext:value-type="string">
            <text:p>Bachelor of Science in Chemistry</text:p>
          </table:table-cell>
          <table:table-cell office:value-type="string" calcext:value-type="string">
            <text:p>McGill University</text:p>
          </table:table-cell>
          <table:table-cell office:value-type="string" calcext:value-type="string">
            <text:p>Montréal, Québec</text:p>
          </table:table-cell>
          <table:table-cell office:value-type="string" calcext:value-type="string">
            <text:p>2003 - 2008</text:p>
          </table:table-cell>
          <table:table-cell office:value-type="string" calcext:value-type="string">
            <text:p>Minor in Mathematics</text:p>
          </table:table-cell>
        </table:table-row>
      </table:table>
      <table:table table:name="exp" table:style-name="ta1">
        <table:table-column table:style-name="co1"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text:p>
          </table:table-cell>
          <table:table-cell office:value-type="string" calcext:value-type="string">
            <text:p>Mar 2022 – Present</text:p>
          </table:table-cell>
          <table:table-cell office:value-type="string" calcext:value-type="string">
            <text:p>My MTM Care</text:p>
          </table:table-cell>
          <table:table-cell office:value-type="string" calcext:value-type="string">
            <text:p>25 hours/week</text:p>
          </table:table-cell>
          <table:table-cell office:value-type="string" calcext:value-type="string">
            <text:p>Medication Therapy Management (MTM) for remote patients</text:p>
          </table:table-cell>
          <table:table-cell office:value-type="string" calcext:value-type="string">
            <text:p>Portland, Oregon</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Dispensed medications and counseled patients</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Processed medication orders and verified filled orders</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Responded to drug information inquiries using databases and various primary and secondary literature</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Identified drug-related problems using information from the patient and/or Resource and Patient Management System (RPMS) and recommended solutions to the patient and/or provider</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Provided pharmacy services to the inpatient department including daily rounding, medication discharge counseling, and medication reconciliation at admissions and discharge</text:p>
          </table:table-cell>
          <table:table-cell office:value-type="string" calcext:value-type="string">
            <text:p>Polacca, Arizon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Manufactured, stored, packaged, and randomized placebo and active material for clinical trial use</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text:s/>cGMP standards</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Aided in development of SOPs and training of new employees</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Coordinated manufacturing and packaging activities among technicians</text:p>
          </table:table-cell>
          <table:table-cell office:value-type="string" calcext:value-type="string">
            <text:p>Philadelphia, Pennsylvania</text:p>
          </table:table-cell>
        </table:table-row>
        <table:table-row table:style-name="ro1">
          <table:table-cell office:value-type="string" calcext:value-type="string">
            <text:p>Science &amp; Math Tutor</text:p>
          </table:table-cell>
          <table:table-cell office:value-type="string" calcext:value-type="string">
            <text:p>Nov 2010 - Aug 2011</text:p>
          </table:table-cell>
          <table:table-cell office:value-type="string" calcext:value-type="string">
            <text:p>University at Albany, State University of New York</text:p>
          </table:table-cell>
          <table:table-cell office:value-type="string" calcext:value-type="string">
            <text:p>2 hours/week</text:p>
          </table:table-cell>
          <table:table-cell office:value-type="string" calcext:value-type="string">
            <text:p>Tutored learning-disabled and abled undergraduate and graduate students in subjects including Organic Chemistry, General Chemistry, Environmental Chemistry, and Calculus</text:p>
          </table:table-cell>
          <table:table-cell office:value-type="string" calcext:value-type="string">
            <text:p>Albany,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esigned chemical experiments, interpreted resultant spectra and chromatographs, and formulated new reaction conditions and synthetic routes to improve and scale-up API synthesi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ocumented API production for use in pre-clinical animal studies, according to GLP standard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Synthesized hazardous chemotherpeutic APIs on mg to kg scale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eveloped a novel kg-scale synthesis of 3-aminonaphthlene-1-ol, a chemotherapeutic precursor; researched a novel ambroxide synthesis</text:p>
          </table:table-cell>
          <table:table-cell office:value-type="string" calcext:value-type="string">
            <text:p>Rensselaer, New York</text:p>
          </table:table-cell>
        </table:table-row>
      </table:table>
      <table:table table:name="ppe" table:style-name="ta1">
        <table:table-column table:style-name="co1"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Initiated and contributed to “Unique N-Acetylcysteine (NAC) Considerations Dosing Guideline”, an internal guidance on the use of NAC in acetaminophen overdose</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Followed up on poisoned patients by calling caregivers to request appropriate lab tests, signs, and symptoms; and to provide appropriate information, as per the POISINDEX, and other toxicology referenc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Presented patient cases for discussion in weekly meetin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Reviewed and presented toxicology topics for discussion in weekly meetings; topics included overdose of acetaminophen, salicylates, opiates and other drugs of abuse, cardiovascular drugs, psychiatric drugs, heavy metals, and toxic plants and fungi</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Attended and participated in lectures on topics including management of opioid overdose, toxicokinetics, geographic information systems; and attended a toxicology case conference</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Assessed new prescriptions and refill requests for drug related problems</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Documented actions taken in the Resource and Patient Management System</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Counseled patients on new medications, medication changes, and smoking cessation</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Monitored warfarin therapy at the pharmacy-run anticoagulation clinic using point-of-care INR monitoring, and modified therapy appropriately</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Counseled patients on smoking cessation, and initiated appropriate pharmacotherapy after appropriate screening as part of the pharmacy-run smoking cessation clinic</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Answered drug information questions from clinicians and patients by consulting Micromedex and other drug databases, and searching the primary literature</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Reviewed patient records in Epic EHR, and proposed and discussed medication changes during regular interdisciplinary round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Reviewed, presented, and discussed relevant literature and interesting patient cases in journal club discuss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Assisted inspection of nursing unit pharmacy satellit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Compounded sterile preparations including syringes, large volume parenterals, and IV piggy-ba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Rounded daily with the interprofessional MICU team</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Assessed patients for drug-related problems including inappropriate or sub-optimal therapy, and lack of indicated therapy</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Communicated drug therapy recommendations to the MICU team, verbally and in writing</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Provided drug information and pharmacokinetic calculation servic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Participated in weekly journal club and patient case discuss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Aided patient decision making with regards to OTC self-medication or referral to a physician</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Counseled patients on new medications and medication changes upon discharge from the hospital</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Screened incoming prescriptions for errors and omissions, and dispensed medicat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Compounded non-sterile products including solutions, creams, and ointment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Stocked and operated the robotic prescription filling system</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Reviewed study protocols and attended relevant Institutional Review Board meetin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Developed a pharmacy procedure for investigational drug labeling</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Compounded and dispensed investigational dru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Prepared a pharmacy budget proposal for a new investigational drug protocol</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Discussed topics in clinical research ethics at daily meetings; topics included the Tuskegee study, the Nuremberg Code, the Declaration of Helsinki, the Belmont Report, Acres of Skin, The Immortal Life of Henrietta Lacks, and many other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26, 2015 - Apr 27, 2015</text:p>
          </table:table-cell>
          <table:table-cell office:value-type="string" calcext:value-type="string">
            <text:p>Temple University Hospital – Inpatient Pharmacy</text:p>
          </table:table-cell>
          <table:table-cell office:value-type="string" calcext:value-type="string">
            <text:p>3 hours/week</text:p>
          </table:table-cell>
          <table:table-cell office:value-type="string" calcext:value-type="string">
            <text:p>Counseled patients on smoking cessation including cessation benefits, state cessation programs and quitline, NRT and other available pharmacotherapy, drug-tobacco interactions, and other smoking-related topic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26, 2015 - Apr 27, 2015</text:p>
          </table:table-cell>
          <table:table-cell office:value-type="string" calcext:value-type="string">
            <text:p>Temple University Hospital – Inpatient Pharmacy</text:p>
          </table:table-cell>
          <table:table-cell office:value-type="string" calcext:value-type="string">
            <text:p>3 hours/week</text:p>
          </table:table-cell>
          <table:table-cell office:value-type="string" calcext:value-type="string">
            <text:p>Counseled patients on warfarin therapy initiation or change including the patient’s indication for anticoagulation, target INR, the importance of monitoring and frequency of monitoring, dietary considerations, interactions with herbs and supplements, and other anticoagulation-related topics</text:p>
          </table:table-cell>
          <table:table-cell office:value-type="string" calcext:value-type="string">
            <text:p>Philadelphia, Pennsylvania</text:p>
          </table:table-cell>
        </table:table-row>
      </table:table>
      <table:table table:name="vol" table:style-name="ta1">
        <table:table-column table:style-name="co1"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text:p>
          </table:table-cell>
          <table:table-cell office:value-type="string" calcext:value-type="string">
            <text:p>2020 – Present</text:p>
          </table:table-cell>
          <table:table-cell office:value-type="string" calcext:value-type="string">
            <text:p>Medical Reserve Corps</text:p>
          </table:table-cell>
          <table:table-cell office:value-type="string" calcext:value-type="string">
            <text:p>2.5 hours/week</text:p>
          </table:table-cell>
          <table:table-cell office:value-type="string" calcext:value-type="string">
            <text:p>Rensselaer County COVID-19 info line phone bank volunteer</text:p>
          </table:table-cell>
          <table:table-cell office:value-type="string" calcext:value-type="string">
            <text:p>New York &amp; Delaware</text:p>
          </table:table-cell>
        </table:table-row>
        <table:table-row table:style-name="ro1">
          <table:table-cell office:value-type="string" calcext:value-type="string">
            <text:p>Pharmacist</text:p>
          </table:table-cell>
          <table:table-cell office:value-type="string" calcext:value-type="string">
            <text:p>2020 – Present</text:p>
          </table:table-cell>
          <table:table-cell office:value-type="string" calcext:value-type="string">
            <text:p>Medical Reserve Corps</text:p>
          </table:table-cell>
          <table:table-cell office:value-type="string" calcext:value-type="string">
            <text:p>2.5 hours/week</text:p>
          </table:table-cell>
          <table:table-cell office:value-type="string" calcext:value-type="string">
            <text:p>Delaware Medical Reserve Corps volunteer immunizer</text:p>
          </table:table-cell>
          <table:table-cell office:value-type="string" calcext:value-type="string">
            <text:p>New York &amp; Delaware</text:p>
          </table:table-cell>
        </table:table-row>
        <table:table-row table:style-name="ro1">
          <table:table-cell office:value-type="string" calcext:value-type="string">
            <text:p>Grant Coordinator &amp; Mechanic</text:p>
          </table:table-cell>
          <table:table-cell office:value-type="string" calcext:value-type="string">
            <text:p>2016 – 2020</text:p>
          </table:table-cell>
          <table:table-cell office:value-type="string" calcext:value-type="string">
            <text:p>Bikeatoga</text:p>
          </table:table-cell>
          <table:table-cell office:value-type="string" calcext:value-type="string">
            <text:p>6 hours/week</text:p>
          </table:table-cell>
          <table:table-cell office:value-type="string" calcext:value-type="string">
            <text:p>Applied for and won a $6,100 grant from the Capital District Transportation Committee to fund bike safety courses, purchase and install a bicycle repair stand at the local library, and purchase and distribute bike safety items (including helmets, lights, bells) at our regular events and workshops</text:p>
          </table:table-cell>
          <table:table-cell office:value-type="string" calcext:value-type="string">
            <text:p>Saratoga Springs, New York</text:p>
          </table:table-cell>
        </table:table-row>
        <table:table-row table:style-name="ro1">
          <table:table-cell office:value-type="string" calcext:value-type="string">
            <text:p>Grant Coordinator &amp; Mechanic</text:p>
          </table:table-cell>
          <table:table-cell office:value-type="string" calcext:value-type="string">
            <text:p>2016 – 2020</text:p>
          </table:table-cell>
          <table:table-cell office:value-type="string" calcext:value-type="string">
            <text:p>Bikeatoga</text:p>
          </table:table-cell>
          <table:table-cell office:value-type="string" calcext:value-type="string">
            <text:p>6 hours/week</text:p>
          </table:table-cell>
          <table:table-cell office:value-type="string" calcext:value-type="string">
            <text:p>Worked with under-served populations at regular bike-repair workshops and popup events </text:p>
          </table:table-cell>
          <table:table-cell office:value-type="string" calcext:value-type="string">
            <text:p>Saratoga Springs,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Performed pre-camp medication reconciliation for pediatric campers with chronic illnesses including HIV, hemophilia, sickle-cell disease, and other conditions</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Responded to drug information inquiries, and consulted the literature if necessary</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Identified drug-related problems, and proposed reasonable context-sensitive solutions</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Documented controlled substance inventory</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Initiated and contributed to USP &lt;800&gt; compliance process</text:p>
          </table:table-cell>
          <table:table-cell office:value-type="string" calcext:value-type="string">
            <text:p>Lake Luzerne, New York</text:p>
          </table:table-cell>
        </table:table-row>
        <table:table-row table:style-name="ro1">
          <table:table-cell office:value-type="string" calcext:value-type="string">
            <text:p>Editor</text:p>
          </table:table-cell>
          <table:table-cell office:value-type="string" calcext:value-type="string">
            <text:p>2012 – Present</text:p>
          </table:table-cell>
          <table:table-cell office:value-type="string" calcext:value-type="string">
            <text:p>Wikipedia</text:p>
          </table:table-cell>
          <table:table-cell office:value-type="string" calcext:value-type="string">
            <text:p>0.5 hours/week</text:p>
          </table:table-cell>
          <table:table-cell office:value-type="string" calcext:value-type="string">
            <text:p>Wikiproject pharmacology editor</text:p>
          </table:table-cell>
          <table:table-cell office:value-type="string" calcext:value-type="string">
            <text:p>Internet</text:p>
          </table:table-cell>
        </table:table-row>
      </table:table>
      <table:table table:name="prof" table:style-name="ta1">
        <table:table-column table:style-name="co1"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Co-chair for Temple University School of Pharmacy’s PPA chapter (2012-2014)</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Increased student participation in PPA’s pharmacy legislative day and legislative issues in pharmacy by coordinating with APhA’s Student Policy Action Network to hold Pizza student understanding of current and Policy discussion events</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Organized a Philadelphia-area pharmacy policy discussion involving PPA &amp; APhA chapters of Temple University School of Pharmacy, Jefferson University, and Philadelphia College of Pharmacy</text:p>
          </table:table-cell>
        </table:table-row>
        <table:table-row table:style-name="ro1">
          <table:table-cell office:value-type="string" calcext:value-type="string">
            <text:p>Active Member</text:p>
          </table:table-cell>
          <table:table-cell office:value-type="string" calcext:value-type="string">
            <text:p>2011 – 2015</text:p>
          </table:table-cell>
          <table:table-cell office:value-type="string" calcext:value-type="string">
            <text:p>American Pharmacists Association (APhA)</text:p>
          </table:table-cell>
          <table:table-cell office:value-type="string" calcext:value-type="string">
            <text:p>Temple University</text:p>
          </table:table-cell>
          <table:table-cell office:value-type="string" calcext:value-type="string">
            <text:p>Authored a policy resolution on legislation for safe pharmacy compounding for Temple University School of Pharmacy’s chapter, and advocated for this resolution at the 2012 APhA regional mid-year meeting</text:p>
          </table:table-cell>
        </table:table-row>
      </table:table>
      <table:table table:name="hon" table:style-name="ta1">
        <table:table-column table:style-name="co1"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Phi Lambda Sigma</text:p>
          </table:table-cell>
          <table:table-cell office:value-type="float" office:value="2013" calcext:value-type="float">
            <text:p>2013</text:p>
          </table:table-cell>
          <table:table-cell office:value-type="string" calcext:value-type="string">
            <text:p>Pharmacy Leadership Society</text:p>
          </table:table-cell>
          <table:table-cell office:value-type="string" calcext:value-type="string">
            <text:p>Temple University</text:p>
          </table:table-cell>
          <table:table-cell office:value-type="string" calcext:value-type="string">
            <text:p>Inducted for coordinating pharmacy student advocacy efforts to legalize pharmacist immunization in Pennsylvania</text:p>
          </table:table-cell>
        </table:table-row>
      </table:table>
      <table:table table:name="pres" table:style-name="ta1">
        <table:table-column table:style-name="co1"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2">00/00/0000</text:date>, <text:time style:data-style-name="N2" text:time-value="19:00:46.8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hew Hoctor</meta:initial-creator>
    <meta:creation-date>2022-04-01T15:01:21.903000000</meta:creation-date>
    <meta:generator>LibreOffice/7.0.3.1$Windows_X86_64 LibreOffice_project/d7547858d014d4cf69878db179d326fc3483e082</meta:generator>
    <dc:date>2022-04-02T19:07:14.061000000</dc:date>
    <dc:creator>Matthew Hoctor</dc:creator>
    <meta:editing-duration>PT3H12M33S</meta:editing-duration>
    <meta:editing-cycles>32</meta:editing-cycles>
    <meta:document-statistic meta:table-count="9" meta:cell-count="487" meta:object-count="0"/>
  </office:meta>
</office:document-meta>
</file>